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500000CB6000004DC110D1DAA.wmf"/>
  <manifest:file-entry manifest:media-type="" manifest:full-path="Pictures/20000015000019D7000004DC31E33E2D.wmf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09cm"/>
    </style:style>
    <style:style style:name="co3" style:family="table-column">
      <style:table-column-properties fo:break-before="auto" style:column-width="0.697cm"/>
    </style:style>
    <style:style style:name="co4" style:family="table-column">
      <style:table-column-properties fo:break-before="auto" style:column-width="0.813cm"/>
    </style:style>
    <style:style style:name="co5" style:family="table-column">
      <style:table-column-properties fo:break-before="auto" style:column-width="0.785cm"/>
    </style:style>
    <style:style style:name="co6" style:family="table-column">
      <style:table-column-properties fo:break-before="auto" style:column-width="2.958cm"/>
    </style:style>
    <style:style style:name="co7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2.766cm"/>
    </style:style>
    <style:style style:name="co9" style:family="table-column">
      <style:table-column-properties fo:break-before="auto" style:column-width="2.598cm"/>
    </style:style>
    <style:style style:name="co10" style:family="table-column">
      <style:table-column-properties fo:break-before="auto" style:column-width="2.57cm"/>
    </style:style>
    <style:style style:name="co11" style:family="table-column">
      <style:table-column-properties fo:break-before="auto" style:column-width="1.12cm"/>
    </style:style>
    <style:style style:name="co12" style:family="table-column">
      <style:table-column-properties fo:break-before="auto" style:column-width="1.42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21cm" fo:break-before="auto" style:use-optimal-row-height="true"/>
    </style:style>
    <style:style style:name="ro3" style:family="table-row">
      <style:table-row-properties style:row-height="0.536cm" fo:break-before="auto" style:use-optimal-row-height="true"/>
    </style:style>
    <style:style style:name="ro4" style:family="table-row">
      <style:table-row-properties style:row-height="0.605cm" fo:break-before="auto" style:use-optimal-row-height="true"/>
    </style:style>
    <style:style style:name="ta1" style:family="table" style:master-page-name="PageStyle_5f_Graphiqu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16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 style:data-style-name="N11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 style:data-style-name="N11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11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 style:data-style-name="N11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" style:family="table-cell" style:parent-style-name="Default" style:data-style-name="N116"/>
    <style:style style:name="ce11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 style:data-style-name="N0"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" style:family="table-cell" style:parent-style-name="Default" style:data-style-name="N11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13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" style:family="table-cell" style:parent-style-name="Default" style:data-style-name="N11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11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8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16"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" style:family="table-cell" style:parent-style-name="Default" style:data-style-name="N0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3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 style:data-style-name="N11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 style:data-style-name="N11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7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 style:data-style-name="N118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3" style:family="table-cell" style:parent-style-name="Default" style:data-style-name="N12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34" style:family="table-cell" style:parent-style-name="Default" style:data-style-name="N11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35" style:family="table-cell" style:parent-style-name="Default" style:data-style-name="N12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6" style:family="table-cell" style:parent-style-name="Default" style:data-style-name="N11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7" style:family="table-cell" style:parent-style-name="Default" style:data-style-name="N114"/>
    <style:style style:name="ce38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39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115"/>
    <style:style style:name="ce41" style:family="table-cell" style:parent-style-name="Default" style:data-style-name="N11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115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43" style:family="table-cell" style:parent-style-name="Default" style:data-style-name="N11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ole-draw-aspect="1" style:protect="size"/>
    </style:style>
    <style:style style:name="gr2" style:family="graphic">
      <style:graphic-properties draw:stroke="solid" svg:stroke-width="0.026cm" svg:stroke-color="#ff3333" draw:stroke-linejoin="round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3" style:family="graphic">
      <style:graphic-properties draw:stroke="solid" svg:stroke-width="0.026cm" svg:stroke-color="#eb613d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4" style:family="graphic">
      <style:graphic-properties draw:stroke="dash" draw:stroke-dash="Dash_20_1" svg:stroke-width="0.026cm" svg:stroke-color="#dc2300" draw:stroke-linejoin="round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5" style:family="graphic">
      <style:graphic-properties draw:stroke="none" draw:fill="none" draw:fill-color="#ffffff" draw:textarea-horizontal-align="justify" draw:textarea-vertical-align="top" draw:auto-grow-height="true" fo:min-height="0.382cm" fo:min-width="0.278cm" fo:padding-top="0.125cm" fo:padding-bottom="0.125cm" fo:padding-left="0.25cm" fo:padding-right="0.25cm" fo:wrap-option="no-wrap" draw:shadow="hidden"/>
    </style:style>
    <style:style style:name="gr6" style:family="graphic">
      <style:graphic-properties draw:stroke="none" draw:fill="none" draw:fill-color="#ffffff" draw:textarea-horizontal-align="justify" draw:textarea-vertical-align="top" draw:auto-grow-height="true" fo:min-height="0.382cm" fo:min-width="0.277cm" fo:padding-top="0.125cm" fo:padding-bottom="0.125cm" fo:padding-left="0.25cm" fo:padding-right="0.25cm" fo:wrap-option="no-wrap" draw:shadow="hidden"/>
    </style:style>
    <style:style style:name="gr7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draw:stroke="none" draw:fill="none" draw:fill-color="#ffffff" draw:textarea-horizontal-align="justify" draw:textarea-vertical-align="top" draw:auto-grow-height="true" fo:min-height="0.382cm" fo:min-width="0.6cm" fo:padding-top="0.125cm" fo:padding-bottom="0.125cm" fo:padding-left="0.25cm" fo:padding-right="0.25cm" fo:wrap-option="no-wrap" draw:shadow="hidden"/>
    </style:style>
    <style:style style:name="gr9" style:family="graphic">
      <style:graphic-properties draw:stroke="none" draw:fill="none" draw:fill-color="#ffffff" draw:textarea-horizontal-align="justify" draw:textarea-vertical-align="top" draw:auto-grow-height="true" fo:min-height="0.382cm" fo:min-width="0.223cm" fo:padding-top="0.125cm" fo:padding-bottom="0.125cm" fo:padding-left="0.25cm" fo:padding-right="0.25cm" fo:wrap-option="no-wrap" draw:shadow="hidden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position="0% 100%" fo:font-family="Arial" style:font-family-generic="roman" fo:font-size="9pt" fo:font-style="normal" fo:text-shadow="none" style:text-underline-style="none" fo:font-weight="bold" style:font-size-asian="9pt" style:font-style-asian="normal" style:font-weight-asian="bold" style:font-family-complex="Arial" style:font-family-generic-complex="roman" style:font-size-complex="9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33% 58%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Arial1" fo:font-size="14pt" fo:font-style="italic" fo:text-shadow="none" style:text-underline-style="none" fo:font-weight="normal" style:font-size-asian="14pt" style:font-style-asian="italic" style:font-weight-asian="normal" style:font-name-complex="Arial1" style:font-size-complex="14pt" style:font-style-complex="italic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Graphique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4"/>
        <table:table-column table:style-name="co3" table:default-cell-style-name="ce18"/>
        <table:table-column table:style-name="co6" table:default-cell-style-name="ce14"/>
        <table:table-column table:style-name="co3" table:default-cell-style-name="ce18"/>
        <table:table-column table:style-name="co6" table:default-cell-style-name="ce14"/>
        <table:table-column table:style-name="co3" table:default-cell-style-name="ce18"/>
        <table:table-column table:style-name="co6" table:default-cell-style-name="ce14"/>
        <table:table-column table:style-name="co1" table:default-cell-style-name="Default"/>
        <table:table-column table:style-name="co4" table:number-columns-repeated="2" table:default-cell-style-name="Default"/>
        <table:table-column table:style-name="co7" table:default-cell-style-name="ce21"/>
        <table:table-column table:style-name="co8" table:default-cell-style-name="ce22"/>
        <table:table-column table:style-name="co9" table:default-cell-style-name="ce21"/>
        <table:table-column table:style-name="co8" table:default-cell-style-name="ce34"/>
        <table:table-column table:style-name="co8" table:number-columns-repeated="2" table:default-cell-style-name="ce21"/>
        <table:table-column table:style-name="co10" table:default-cell-style-name="ce37"/>
        <table:table-column table:style-name="co8" table:default-cell-style-name="ce40"/>
        <table:table-column table:style-name="co10" table:default-cell-style-name="ce21"/>
        <table:table-column table:style-name="co11" table:default-cell-style-name="Default"/>
        <table:table-column table:style-name="co12" table:default-cell-style-name="Default"/>
        <table:table-column table:style-name="co1" table:number-columns-repeated="207" table:default-cell-style-name="Default"/>
        <table:table-row table:style-name="ro1">
          <table:table-cell table:number-columns-repeated="235"/>
        </table:table-row>
        <table:table-row table:style-name="ro2">
          <table:table-cell table:number-columns-repeated="17"/>
          <table:table-cell table:style-name="ce23" office:value-type="string" table:number-columns-spanned="9" table:number-rows-spanned="1">
            <text:p>Analyse des divisions décrites par Dom Bedos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209"/>
        </table:table-row>
        <table:table-row table:style-name="ro3">
          <table:table-cell/>
          <table:table-cell table:style-name="ce1" office:value-type="string" table:number-columns-spanned="2" table:number-rows-spanned="1">
            <text:p>Diamètres</text:p>
          </table:table-cell>
          <table:covered-table-cell table:style-name="ce2"/>
          <table:table-cell table:style-name="ce10" table:number-columns-repeated="2"/>
          <table:table-cell table:number-columns-repeated="2"/>
          <table:table-cell table:style-name="ce15" office:value-type="string" table:number-columns-spanned="3" table:number-rows-spanned="1">
            <text:p>Diamètres</text:p>
          </table:table-cell>
          <table:covered-table-cell table:style-name="ce8"/>
          <table:covered-table-cell table:style-name="ce8"/>
          <table:table-cell table:style-name="ce2"/>
          <table:table-cell table:style-name="ce15" office:value-type="string" table:number-columns-spanned="3" table:number-rows-spanned="1">
            <text:p>Division</text:p>
          </table:table-cell>
          <table:covered-table-cell table:style-name="ce8"/>
          <table:covered-table-cell table:style-name="ce8"/>
          <table:table-cell table:number-columns-repeated="221"/>
        </table:table-row>
        <table:table-row table:style-name="ro3">
          <table:table-cell/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NnN</text:p>
          </table:table-cell>
          <table:table-cell table:style-name="ce2"/>
          <table:table-cell table:number-columns-repeated="2"/>
          <table:table-cell table:style-name="ce8" office:value-type="string">
            <text:p>Dom Bedos</text:p>
          </table:table-cell>
          <table:table-cell table:style-name="ce19"/>
          <table:table-cell table:style-name="ce8" office:value-type="string">
            <text:p>Égale</text:p>
          </table:table-cell>
          <table:table-cell table:style-name="ce2"/>
          <table:table-cell table:style-name="ce8" office:value-type="string">
            <text:p>Dom Bedos</text:p>
          </table:table-cell>
          <table:table-cell table:style-name="ce19"/>
          <table:table-cell table:style-name="ce8" office:value-type="string">
            <text:p>Égale</text:p>
          </table:table-cell>
          <table:table-cell/>
          <table:table-cell table:style-name="ce4" table:number-columns-repeated="2"/>
          <table:table-cell table:style-name="ce24"/>
          <table:table-cell table:style-name="ce30"/>
          <table:table-cell table:style-name="ce24" office:value-type="string">
            <text:p>Octave seule</text:p>
          </table:table-cell>
          <table:table-cell table:style-name="ce28" office:value-type="string" table:number-columns-spanned="2" table:number-rows-spanned="1">
            <text:p>Longueurs des intervalles</text:p>
          </table:table-cell>
          <table:covered-table-cell table:style-name="ce24"/>
          <table:table-cell table:style-name="ce28" office:value-type="string" table:number-columns-spanned="4" table:number-rows-spanned="1">
            <text:p>Rapports des intervalles</text:p>
          </table:table-cell>
          <table:covered-table-cell table:style-name="ce24"/>
          <table:covered-table-cell table:style-name="ce24"/>
          <table:covered-table-cell table:style-name="ce24"/>
          <table:table-cell table:style-name="ce4" table:number-columns-repeated="209"/>
        </table:table-row>
        <table:table-row table:style-name="ro3">
          <table:table-cell/>
          <table:table-cell table:style-name="ce3" office:value-type="float" office:value="155.7">
            <text:p>155,7</text:p>
          </table:table-cell>
          <table:table-cell table:style-name="ce3" office:value-type="float" office:value="21.4">
            <text:p>21,4</text:p>
          </table:table-cell>
          <table:table-cell table:style-name="ce11" office:value-type="float" office:value="49">
            <text:p>49</text:p>
          </table:table-cell>
          <table:table-cell table:style-name="ce11"/>
          <table:table-cell table:style-name="ce13" office:value-type="float" office:value="1">
            <text:p>1</text:p>
          </table:table-cell>
          <table:table-cell table:style-name="ce13" office:value-type="string">
            <text:p>C</text:p>
          </table:table-cell>
          <table:table-cell table:style-name="ce16" table:formula="of:=[.B5]" office:value-type="float" office:value="155.7">
            <text:p>155,7</text:p>
          </table:table-cell>
          <table:table-cell table:style-name="ce20"/>
          <table:table-cell table:style-name="ce16" table:formula="of:=[.B5]" office:value-type="float" office:value="155.7">
            <text:p>155,7</text:p>
          </table:table-cell>
          <table:table-cell/>
          <table:table-cell table:formula="of:=[.R5]" office:value-type="float" office:value="100">
            <text:p>100,0000</text:p>
          </table:table-cell>
          <table:table-cell/>
          <table:table-cell table:formula="of:=[.R5]" office:value-type="float" office:value="100">
            <text:p>100,0000</text:p>
          </table:table-cell>
          <table:table-cell/>
          <table:table-cell table:style-name="ce13" office:value-type="float" office:value="1">
            <text:p>1</text:p>
          </table:table-cell>
          <table:table-cell table:style-name="ce13" office:value-type="string">
            <text:p>C</text:p>
          </table:table-cell>
          <table:table-cell table:style-name="ce25" office:value-type="float" office:value="100">
            <text:p>100,0000</text:p>
          </table:table-cell>
          <table:table-cell office:value-type="string">
            <text:p>- 50 =</text:p>
          </table:table-cell>
          <table:table-cell table:style-name="ce26" table:formula="of:=[.R5]-50" office:value-type="float" office:value="50">
            <text:p>50,0000</text:p>
          </table:table-cell>
          <table:table-cell table:formula="of:=CONCATENATE(&quot; - &quot;;TEXT([.T6];&quot;0,0000&quot;);&quot; = &quot;)" office:value-type="string" office:string-value=" - 44,9219 = ">
            <text:p><text:s/>- 44,9219 = </text:p>
          </table:table-cell>
          <table:table-cell table:style-name="ce36" table:formula="of:=[.T5]-[.T6]" office:value-type="float" office:value="5.078125">
            <text:p>5,078125</text:p>
          </table:table-cell>
          <table:table-cell table:style-name="ce34" table:formula="of:=CONCATENATE(&quot;/ &quot;;TEXT([.V6];&quot;0,000000&quot;);&quot; = &quot;)" office:value-type="string" office:string-value="/ 6,032986 = ">
            <text:p>/ 6,032986 = </text:p>
          </table:table-cell>
          <table:table-cell table:formula="of:=[.V5]/[.V6]" office:value-type="float" office:value="0.841726618705038">
            <text:p>0,8417266187</text:p>
          </table:table-cell>
          <table:table-cell table:style-name="ce41" office:value-type="string">
            <text:p><text:s/>soit </text:p>
          </table:table-cell>
          <table:table-cell table:style-name="ce41" office:value-type="string">
            <text:p>117 / 139</text:p>
          </table:table-cell>
          <table:table-cell table:number-columns-repeated="209"/>
        </table:table-row>
        <table:table-row table:style-name="ro3">
          <table:table-cell table:number-columns-repeated="5"/>
          <table:table-cell table:style-name="ce13" office:value-type="float" office:value="2">
            <text:p>2</text:p>
          </table:table-cell>
          <table:table-cell table:style-name="ce13" office:value-type="string">
            <text:p>C<text:span text:style-name="T2">#</text:span></text:p>
          </table:table-cell>
          <table:table-cell table:style-name="ce17" table:formula="of:=(([.L6]-([.$L$5]-[.$C$26]))/[.$C$27])+[.$C$5]" office:value-type="float" office:value="148.425416666667">
            <text:p>148,4</text:p>
          </table:table-cell>
          <table:table-cell table:style-name="ce20"/>
          <table:table-cell table:style-name="ce16" table:formula="of:=(([.N6]-([.$N$5]-[.$D$26]))/[.$D$27])+[.$C$5]" office:value-type="float" office:value="147.659808206028">
            <text:p>147,7</text:p>
          </table:table-cell>
          <table:table-cell/>
          <table:table-cell table:formula="of:=[.R6]" office:value-type="float" office:value="94.921875">
            <text:p>94,9219</text:p>
          </table:table-cell>
          <table:table-cell/>
          <table:table-cell table:formula="of:=[.N5]/(2^(1/12))" office:value-type="float" office:value="94.3874312681693">
            <text:p>94,3874</text:p>
          </table:table-cell>
          <table:table-cell/>
          <table:table-cell table:style-name="ce13" office:value-type="float" office:value="2">
            <text:p>2</text:p>
          </table:table-cell>
          <table:table-cell table:style-name="ce13" office:value-type="string">
            <text:p>C<text:span text:style-name="T2">#</text:span></text:p>
          </table:table-cell>
          <table:table-cell table:style-name="ce26" table:formula="of:=[.R13]*3/2" office:value-type="float" office:value="94.921875">
            <text:p>94,9219</text:p>
          </table:table-cell>
          <table:table-cell office:value-type="string">
            <text:p>- 50 =</text:p>
          </table:table-cell>
          <table:table-cell table:style-name="ce26" table:formula="of:=[.R6]-50" office:value-type="float" office:value="44.921875">
            <text:p>44,9219</text:p>
          </table:table-cell>
          <table:table-cell table:formula="of:=CONCATENATE(&quot; - &quot;;TEXT([.T7];&quot;0,0000&quot;);&quot; = &quot;)" office:value-type="string" office:string-value=" - 38,8889 = ">
            <text:p><text:s/>- 38,8889 = </text:p>
          </table:table-cell>
          <table:table-cell table:style-name="ce36" table:formula="of:=[.T6]-[.T7]" office:value-type="float" office:value="6.0329861111111">
            <text:p>6,032986</text:p>
          </table:table-cell>
          <table:table-cell table:style-name="ce34" table:formula="of:=CONCATENATE(&quot;/ &quot;;TEXT([.V7];&quot;0,000000&quot;);&quot; = &quot;)" office:value-type="string" office:string-value="/ 4,513889 = ">
            <text:p>/ 4,513889 = </text:p>
          </table:table-cell>
          <table:table-cell table:formula="of:=[.V6]/[.V7]" office:value-type="float" office:value="1.33653846153846">
            <text:p>1,3365384615</text:p>
          </table:table-cell>
          <table:table-cell table:style-name="ce41" office:value-type="string">
            <text:p><text:s/>soit </text:p>
          </table:table-cell>
          <table:table-cell office:value-type="string">
            <text:p>139 / 104</text:p>
          </table:table-cell>
          <table:table-cell table:number-columns-repeated="209"/>
        </table:table-row>
        <table:table-row table:style-name="ro3">
          <table:table-cell table:number-columns-repeated="2"/>
          <table:table-cell table:style-name="ce7" table:formula="of:=HYPERLINK(CONCATENATE(&quot;http://hydraule.free.fr/tuyau/tailles/graphPDF.php?calcul=gra&amp;objImp=1100&amp;premDiam=&quot;;[.B5];&quot;&amp;dernDiam=&quot;;[.C5];&quot;&amp;NbN=&quot;;[.D5];&quot;&amp;divHor=1&quot;);&quot;Graphique PDF en ligne&quot;)" office:value-type="string" office:string-value="Graphique PDF en ligne">
            <text:p>Graphique PDF en ligne</text:p>
          </table:table-cell>
          <table:table-cell table:style-name="ce12" table:number-columns-repeated="2"/>
          <table:table-cell table:style-name="ce13" office:value-type="float" office:value="3">
            <text:p>3</text:p>
          </table:table-cell>
          <table:table-cell table:style-name="ce13" office:value-type="string">
            <text:p>D</text:p>
          </table:table-cell>
          <table:table-cell table:style-name="ce17" table:formula="of:=(([.L7]-([.$L$5]-[.$C$26]))/[.$C$27])+[.$C$5]" office:value-type="float" office:value="139.782962962963">
            <text:p>139,8</text:p>
          </table:table-cell>
          <table:table-cell table:style-name="ce20"/>
          <table:table-cell table:style-name="ce16" table:formula="of:=(([.N7]-([.$N$5]-[.$D$26]))/[.$D$27])+[.$C$5]" office:value-type="float" office:value="140.070877702664">
            <text:p>140,1</text:p>
          </table:table-cell>
          <table:table-cell/>
          <table:table-cell table:formula="of:=[.R7]" office:value-type="float" office:value="88.8888888888889">
            <text:p>88,8889</text:p>
          </table:table-cell>
          <table:table-cell/>
          <table:table-cell table:formula="of:=[.N6]/(2^(1/12))" office:value-type="float" office:value="89.0898718140339">
            <text:p>89,0899</text:p>
          </table:table-cell>
          <table:table-cell/>
          <table:table-cell table:style-name="ce13" office:value-type="float" office:value="3">
            <text:p>3</text:p>
          </table:table-cell>
          <table:table-cell table:style-name="ce13" office:value-type="string">
            <text:p>D</text:p>
          </table:table-cell>
          <table:table-cell table:style-name="ce26" table:formula="of:=[.R12]*4/3" office:value-type="float" office:value="88.8888888888889">
            <text:p>88,8889</text:p>
          </table:table-cell>
          <table:table-cell office:value-type="string">
            <text:p>- 50 =</text:p>
          </table:table-cell>
          <table:table-cell table:style-name="ce26" table:formula="of:=[.R7]-50" office:value-type="float" office:value="38.8888888888889">
            <text:p>38,8889</text:p>
          </table:table-cell>
          <table:table-cell table:formula="of:=CONCATENATE(&quot; - &quot;;TEXT([.T8];&quot;0,0000&quot;);&quot; = &quot;)" office:value-type="string" office:string-value=" - 34,3750 = ">
            <text:p><text:s/>- 34,3750 = </text:p>
          </table:table-cell>
          <table:table-cell table:style-name="ce36" table:formula="of:=[.T7]-[.T8]" office:value-type="float" office:value="4.5138888888889">
            <text:p>4,513889</text:p>
          </table:table-cell>
          <table:table-cell table:style-name="ce34" table:formula="of:=CONCATENATE(&quot;/ &quot;;TEXT([.V8];&quot;0,000000&quot;);&quot; = &quot;)" office:value-type="string" office:string-value="/ 5,362654 = ">
            <text:p>/ 5,362654 = </text:p>
          </table:table-cell>
          <table:table-cell table:formula="of:=[.V7]/[.V8]" office:value-type="float" office:value="0.84172661870504">
            <text:p>0,8417266187</text:p>
          </table:table-cell>
          <table:table-cell table:style-name="ce41" office:value-type="string">
            <text:p><text:s/>soit </text:p>
          </table:table-cell>
          <table:table-cell table:style-name="ce41" office:value-type="string">
            <text:p>117 / 139</text:p>
          </table:table-cell>
          <table:table-cell table:number-columns-repeated="209"/>
        </table:table-row>
        <table:table-row table:style-name="ro3">
          <table:table-cell table:number-columns-repeated="5"/>
          <table:table-cell table:style-name="ce13" office:value-type="float" office:value="4">
            <text:p>4</text:p>
          </table:table-cell>
          <table:table-cell table:style-name="ce13" office:value-type="string">
            <text:p>D<text:span text:style-name="T2">#</text:span></text:p>
          </table:table-cell>
          <table:table-cell table:style-name="ce17" table:formula="of:=(([.L8]-([.$L$5]-[.$C$26]))/[.$C$27])+[.$C$5]" office:value-type="float" office:value="133.316666666667">
            <text:p>133,3</text:p>
          </table:table-cell>
          <table:table-cell table:style-name="ce20"/>
          <table:table-cell table:style-name="ce16" table:formula="of:=(([.N8]-([.$N$5]-[.$D$26]))/[.$D$27])+[.$C$5]" office:value-type="float" office:value="132.907881139812">
            <text:p>132,9</text:p>
          </table:table-cell>
          <table:table-cell/>
          <table:table-cell table:formula="of:=[.R8]" office:value-type="float" office:value="84.375">
            <text:p>84,3750</text:p>
          </table:table-cell>
          <table:table-cell/>
          <table:table-cell table:formula="of:=[.N7]/(2^(1/12))" office:value-type="float" office:value="84.0896415253715">
            <text:p>84,0896</text:p>
          </table:table-cell>
          <table:table-cell/>
          <table:table-cell table:style-name="ce13" office:value-type="float" office:value="4">
            <text:p>4</text:p>
          </table:table-cell>
          <table:table-cell table:style-name="ce13" office:value-type="string">
            <text:p>E<text:span text:style-name="T2">b</text:span></text:p>
          </table:table-cell>
          <table:table-cell table:style-name="ce26" table:formula="of:=[.R15]*3/2" office:value-type="float" office:value="84.375">
            <text:p>84,3750</text:p>
          </table:table-cell>
          <table:table-cell office:value-type="string">
            <text:p>- 50 =</text:p>
          </table:table-cell>
          <table:table-cell table:style-name="ce26" table:formula="of:=[.R8]-50" office:value-type="float" office:value="34.375">
            <text:p>34,3750</text:p>
          </table:table-cell>
          <table:table-cell table:formula="of:=CONCATENATE(&quot; - &quot;;TEXT([.T9];&quot;0,0000&quot;);&quot; = &quot;)" office:value-type="string" office:string-value=" - 29,0123 = ">
            <text:p><text:s/>- 29,0123 = </text:p>
          </table:table-cell>
          <table:table-cell table:style-name="ce36" table:formula="of:=[.T8]-[.T9]" office:value-type="float" office:value="5.36265432098764">
            <text:p>5,362654</text:p>
          </table:table-cell>
          <table:table-cell table:style-name="ce34" table:formula="of:=CONCATENATE(&quot;/ &quot;;TEXT([.V9];&quot;0,000000&quot;);&quot; = &quot;)" office:value-type="string" office:string-value="/ 4,012346 = ">
            <text:p>/ 4,012346 = </text:p>
          </table:table-cell>
          <table:table-cell table:formula="of:=[.V8]/[.V9]" office:value-type="float" office:value="1.33653846153846">
            <text:p>1,3365384615</text:p>
          </table:table-cell>
          <table:table-cell table:style-name="ce41" office:value-type="string">
            <text:p><text:s/>soit </text:p>
          </table:table-cell>
          <table:table-cell office:value-type="string">
            <text:p>139 / 104</text:p>
          </table:table-cell>
          <table:table-cell table:number-columns-repeated="209"/>
        </table:table-row>
        <table:table-row table:style-name="ro3">
          <table:table-cell table:number-columns-repeated="5"/>
          <table:table-cell table:style-name="ce13" office:value-type="float" office:value="5">
            <text:p>5</text:p>
          </table:table-cell>
          <table:table-cell table:style-name="ce13" office:value-type="string">
            <text:p>E</text:p>
          </table:table-cell>
          <table:table-cell table:style-name="ce17" table:formula="of:=(([.L9]-([.$L$5]-[.$C$26]))/[.$C$27])+[.$C$5]" office:value-type="float" office:value="125.634485596708">
            <text:p>125,6</text:p>
          </table:table-cell>
          <table:table-cell table:style-name="ce20"/>
          <table:table-cell table:style-name="ce16" table:formula="of:=(([.N9]-([.$N$5]-[.$D$26]))/[.$D$27])+[.$C$5]" office:value-type="float" office:value="126.146912682309">
            <text:p>126,1</text:p>
          </table:table-cell>
          <table:table-cell/>
          <table:table-cell table:formula="of:=[.R9]" office:value-type="float" office:value="79.0123456790124">
            <text:p>79,0123</text:p>
          </table:table-cell>
          <table:table-cell/>
          <table:table-cell table:formula="of:=[.N8]/(2^(1/12))" office:value-type="float" office:value="79.37005259841">
            <text:p>79,3701</text:p>
          </table:table-cell>
          <table:table-cell/>
          <table:table-cell table:style-name="ce13" office:value-type="float" office:value="5">
            <text:p>5</text:p>
          </table:table-cell>
          <table:table-cell table:style-name="ce13" office:value-type="string">
            <text:p>E</text:p>
          </table:table-cell>
          <table:table-cell table:style-name="ce26" table:formula="of:=[.R14]*4/3" office:value-type="float" office:value="79.0123456790124">
            <text:p>79,0123</text:p>
          </table:table-cell>
          <table:table-cell office:value-type="string">
            <text:p>- 50 =</text:p>
          </table:table-cell>
          <table:table-cell table:style-name="ce26" table:formula="of:=[.R9]-50" office:value-type="float" office:value="29.0123456790124">
            <text:p>29,0123</text:p>
          </table:table-cell>
          <table:table-cell table:formula="of:=CONCATENATE(&quot; - &quot;;TEXT([.T10];&quot;0,0000&quot;);&quot; = &quot;)" office:value-type="string" office:string-value=" - 25,0000 = ">
            <text:p><text:s/>- 25,0000 = </text:p>
          </table:table-cell>
          <table:table-cell table:style-name="ce36" table:formula="of:=[.T9]-[.T10]" office:value-type="float" office:value="4.01234567901236">
            <text:p>4,012346</text:p>
          </table:table-cell>
          <table:table-cell table:style-name="ce34" table:formula="of:=CONCATENATE(&quot;/ &quot;;TEXT([.V10];&quot;0,000000&quot;);&quot; = &quot;)" office:value-type="string" office:string-value="/ 3,808594 = ">
            <text:p>/ 3,808594 = </text:p>
          </table:table-cell>
          <table:table-cell table:formula="of:=[.V9]/[.V10]" office:value-type="float" office:value="1.05349794238683">
            <text:p>1,0534979424</text:p>
          </table:table-cell>
          <table:table-cell table:style-name="ce41" office:value-type="string">
            <text:p><text:s/>soit </text:p>
          </table:table-cell>
          <table:table-cell office:value-type="string">
            <text:p>256 / 243</text:p>
          </table:table-cell>
          <table:table-cell table:number-columns-repeated="209"/>
        </table:table-row>
        <table:table-row table:style-name="ro3">
          <table:table-cell/>
          <table:table-cell table:style-name="ce4" office:value-type="string">
            <text:p>Fonction graphique</text:p>
          </table:table-cell>
          <table:table-cell table:number-columns-repeated="3"/>
          <table:table-cell table:style-name="ce13" office:value-type="float" office:value="6">
            <text:p>6</text:p>
          </table:table-cell>
          <table:table-cell table:style-name="ce13" office:value-type="string">
            <text:p>F</text:p>
          </table:table-cell>
          <table:table-cell table:style-name="ce17" table:formula="of:=(([.L10]-([.$L$5]-[.$C$26]))/[.$C$27])+[.$C$5]" office:value-type="float" office:value="119.886666666667">
            <text:p>119,9</text:p>
          </table:table-cell>
          <table:table-cell table:style-name="ce20"/>
          <table:table-cell table:style-name="ce16" table:formula="of:=(([.N10]-([.$N$5]-[.$D$26]))/[.$D$27])+[.$C$5]" office:value-type="float" office:value="119.76540822642">
            <text:p>119,8</text:p>
          </table:table-cell>
          <table:table-cell/>
          <table:table-cell table:formula="of:=[.R10]" office:value-type="float" office:value="75">
            <text:p>75,0000</text:p>
          </table:table-cell>
          <table:table-cell/>
          <table:table-cell table:formula="of:=[.N9]/(2^(1/12))" office:value-type="float" office:value="74.9153538438341">
            <text:p>74,9154</text:p>
          </table:table-cell>
          <table:table-cell/>
          <table:table-cell table:style-name="ce13" office:value-type="float" office:value="6">
            <text:p>6</text:p>
          </table:table-cell>
          <table:table-cell table:style-name="ce13" office:value-type="string">
            <text:p>F</text:p>
          </table:table-cell>
          <table:table-cell table:style-name="ce26" table:formula="of:=[.R5]*3/4" office:value-type="float" office:value="75">
            <text:p>75,0000</text:p>
          </table:table-cell>
          <table:table-cell office:value-type="string">
            <text:p>- 50 =</text:p>
          </table:table-cell>
          <table:table-cell table:style-name="ce26" table:formula="of:=[.R10]-50" office:value-type="float" office:value="25">
            <text:p>25,0000</text:p>
          </table:table-cell>
          <table:table-cell table:formula="of:=CONCATENATE(&quot; - &quot;;TEXT([.T11];&quot;0,0000&quot;);&quot; = &quot;)" office:value-type="string" office:string-value=" - 21,1914 = ">
            <text:p><text:s/>- 21,1914 = </text:p>
          </table:table-cell>
          <table:table-cell table:style-name="ce36" table:formula="of:=[.T10]-[.T11]" office:value-type="float" office:value="3.80859375">
            <text:p>3,808594</text:p>
          </table:table-cell>
          <table:table-cell table:style-name="ce34" table:formula="of:=CONCATENATE(&quot;/ &quot;;TEXT([.V11];&quot;0,000000&quot;);&quot; = &quot;)" office:value-type="string" office:string-value="/ 4,524740 = ">
            <text:p>/ 4,524740 = </text:p>
          </table:table-cell>
          <table:table-cell table:formula="of:=[.V10]/[.V11]" office:value-type="float" office:value="0.841726618705037">
            <text:p>0,8417266187</text:p>
          </table:table-cell>
          <table:table-cell table:style-name="ce41" office:value-type="string">
            <text:p><text:s/>soit </text:p>
          </table:table-cell>
          <table:table-cell table:style-name="ce41" office:value-type="string">
            <text:p>117 / 139</text:p>
          </table:table-cell>
          <table:table-cell table:number-columns-repeated="209"/>
        </table:table-row>
        <table:table-row table:style-name="ro3">
          <table:table-cell table:number-columns-repeated="5"/>
          <table:table-cell table:style-name="ce13" office:value-type="float" office:value="7">
            <text:p>7</text:p>
          </table:table-cell>
          <table:table-cell table:style-name="ce13" office:value-type="string">
            <text:p>F<text:span text:style-name="T2">#</text:span></text:p>
          </table:table-cell>
          <table:table-cell table:style-name="ce17" table:formula="of:=(([.L11]-([.$L$5]-[.$C$26]))/[.$C$27])+[.$C$5]" office:value-type="float" office:value="114.430729166667">
            <text:p>114,4</text:p>
          </table:table-cell>
          <table:table-cell table:style-name="ce20"/>
          <table:table-cell table:style-name="ce16" table:formula="of:=(([.N11]-([.$N$5]-[.$D$26]))/[.$D$27])+[.$C$5]" office:value-type="float" office:value="113.742070094244">
            <text:p>113,7</text:p>
          </table:table-cell>
          <table:table-cell/>
          <table:table-cell table:formula="of:=[.R11]" office:value-type="float" office:value="71.19140625">
            <text:p>71,1914</text:p>
          </table:table-cell>
          <table:table-cell/>
          <table:table-cell table:formula="of:=[.N10]/(2^(1/12))" office:value-type="float" office:value="70.7106781186547">
            <text:p>70,7107</text:p>
          </table:table-cell>
          <table:table-cell/>
          <table:table-cell table:style-name="ce13" office:value-type="float" office:value="7">
            <text:p>7</text:p>
          </table:table-cell>
          <table:table-cell table:style-name="ce13" office:value-type="string">
            <text:p>F<text:span text:style-name="T2">#</text:span></text:p>
          </table:table-cell>
          <table:table-cell table:style-name="ce26" table:formula="of:=[.R6]*3/4" office:value-type="float" office:value="71.19140625">
            <text:p>71,1914</text:p>
          </table:table-cell>
          <table:table-cell office:value-type="string">
            <text:p>- 50 =</text:p>
          </table:table-cell>
          <table:table-cell table:style-name="ce26" table:formula="of:=[.R11]-50" office:value-type="float" office:value="21.19140625">
            <text:p>21,1914</text:p>
          </table:table-cell>
          <table:table-cell table:formula="of:=CONCATENATE(&quot; - &quot;;TEXT([.T12];&quot;0,0000&quot;);&quot; = &quot;)" office:value-type="string" office:string-value=" - 16,6667 = ">
            <text:p><text:s/>- 16,6667 = </text:p>
          </table:table-cell>
          <table:table-cell table:style-name="ce36" table:formula="of:=[.T11]-[.T12]" office:value-type="float" office:value="4.52473958333333">
            <text:p>4,524740</text:p>
          </table:table-cell>
          <table:table-cell table:style-name="ce34" table:formula="of:=CONCATENATE(&quot;/ &quot;;TEXT([.V12];&quot;0,000000&quot;);&quot; = &quot;)" office:value-type="string" office:string-value="/ 3,385417 = ">
            <text:p>/ 3,385417 = </text:p>
          </table:table-cell>
          <table:table-cell table:formula="of:=[.V11]/[.V12]" office:value-type="float" office:value="1.33653846153846">
            <text:p>1,3365384615</text:p>
          </table:table-cell>
          <table:table-cell table:style-name="ce41" office:value-type="string">
            <text:p><text:s/>soit </text:p>
          </table:table-cell>
          <table:table-cell office:value-type="string">
            <text:p>139 / 104</text:p>
          </table:table-cell>
          <table:table-cell table:number-columns-repeated="209"/>
        </table:table-row>
        <table:table-row table:style-name="ro3">
          <table:table-cell table:number-columns-repeated="5"/>
          <table:table-cell table:style-name="ce13" office:value-type="float" office:value="8">
            <text:p>8</text:p>
          </table:table-cell>
          <table:table-cell table:style-name="ce13" office:value-type="string">
            <text:p>G</text:p>
          </table:table-cell>
          <table:table-cell table:style-name="ce17" table:formula="of:=(([.L12]-([.$L$5]-[.$C$26]))/[.$C$27])+[.$C$5]" office:value-type="float" office:value="107.948888888889">
            <text:p>107,9</text:p>
          </table:table-cell>
          <table:table-cell table:style-name="ce20"/>
          <table:table-cell table:style-name="ce16" table:formula="of:=(([.N12]-([.$N$5]-[.$D$26]))/[.$D$27])+[.$C$5]" office:value-type="float" office:value="108.056795954686">
            <text:p>108,1</text:p>
          </table:table-cell>
          <table:table-cell/>
          <table:table-cell table:formula="of:=[.R12]" office:value-type="float" office:value="66.6666666666667">
            <text:p>66,6667</text:p>
          </table:table-cell>
          <table:table-cell/>
          <table:table-cell table:formula="of:=[.N11]/(2^(1/12))" office:value-type="float" office:value="66.7419927085017">
            <text:p>66,7420</text:p>
          </table:table-cell>
          <table:table-cell/>
          <table:table-cell table:style-name="ce13" office:value-type="float" office:value="8">
            <text:p>8</text:p>
          </table:table-cell>
          <table:table-cell table:style-name="ce13" office:value-type="string">
            <text:p>G</text:p>
          </table:table-cell>
          <table:table-cell table:style-name="ce26" table:formula="of:=[.R5]*2/3" office:value-type="float" office:value="66.6666666666667">
            <text:p>66,6667</text:p>
          </table:table-cell>
          <table:table-cell office:value-type="string">
            <text:p>- 50 =</text:p>
          </table:table-cell>
          <table:table-cell table:style-name="ce26" table:formula="of:=[.R12]-50" office:value-type="float" office:value="16.6666666666667">
            <text:p>16,6667</text:p>
          </table:table-cell>
          <table:table-cell table:formula="of:=CONCATENATE(&quot; - &quot;;TEXT([.T13];&quot;0,0000&quot;);&quot; = &quot;)" office:value-type="string" office:string-value=" - 13,2813 = ">
            <text:p><text:s/>- 13,2813 = </text:p>
          </table:table-cell>
          <table:table-cell table:style-name="ce36" table:formula="of:=[.T12]-[.T13]" office:value-type="float" office:value="3.38541666666667">
            <text:p>3,385417</text:p>
          </table:table-cell>
          <table:table-cell table:style-name="ce34" table:formula="of:=CONCATENATE(&quot;/ &quot;;TEXT([.V13];&quot;0,000000&quot;);&quot; = &quot;)" office:value-type="string" office:string-value="/ 4,021991 = ">
            <text:p>/ 4,021991 = </text:p>
          </table:table-cell>
          <table:table-cell table:formula="of:=[.V12]/[.V13]" office:value-type="float" office:value="0.841726618705039">
            <text:p>0,8417266187</text:p>
          </table:table-cell>
          <table:table-cell table:style-name="ce41" office:value-type="string">
            <text:p><text:s/>soit </text:p>
          </table:table-cell>
          <table:table-cell table:style-name="ce41" office:value-type="string">
            <text:p>117 / 139</text:p>
          </table:table-cell>
          <table:table-cell table:number-columns-repeated="209"/>
        </table:table-row>
        <table:table-row table:style-name="ro3">
          <table:table-cell>
            <draw:g table:end-cell-address="Graphique.D22" table:end-x="2.251cm" table:end-y="0.385cm" draw:z-index="0">
              <draw:frame draw:style-name="gr1" svg:width="3.516cm" svg:height="1.545cm" svg:x="5.944cm" svg:y="0.157cm">
                <draw:object xlink:href="./Object 1" xlink:type="simple" xlink:show="embed" xlink:actuate="onLoad"/>
                <draw:image xlink:href="./ObjectReplacements/Object 1" xlink:type="simple" xlink:show="embed" xlink:actuate="onLoad"/>
              </draw:frame>
              <draw:g>
                <draw:line draw:style-name="gr2" draw:text-style-name="P1" svg:x1="0.868cm" svg:y1="3.355cm" svg:x2="10.179cm" svg:y2="3.355cm">
                  <text:p/>
                </draw:line>
                <draw:line draw:style-name="gr2" draw:text-style-name="P1" svg:x1="0.868cm" svg:y1="0.38cm" svg:x2="10.179cm" svg:y2="3.354cm">
                  <text:p/>
                </draw:line>
                <draw:line draw:style-name="gr3" draw:text-style-name="P1" svg:x1="0.868cm" svg:y1="0.38cm" svg:x2="0.868cm" svg:y2="3.354cm">
                  <text:p/>
                </draw:line>
                <draw:line draw:style-name="gr3" draw:text-style-name="P1" svg:x1="4.444cm" svg:y1="1.522cm" svg:x2="4.444cm" svg:y2="3.354cm">
                  <text:p/>
                </draw:line>
                <draw:line draw:style-name="gr3" draw:text-style-name="P1" svg:x1="7.541cm" svg:y1="2.5cm" svg:x2="7.541cm" svg:y2="3.354cm">
                  <text:p/>
                </draw:line>
                <draw:line draw:style-name="gr2" draw:text-style-name="P1" svg:x1="0.868cm" svg:y1="3.355cm" svg:x2="10.179cm" svg:y2="3.355cm">
                  <text:p/>
                </draw:line>
                <draw:line draw:style-name="gr2" draw:text-style-name="P1" svg:x1="0.868cm" svg:y1="3.355cm" svg:x2="10.179cm" svg:y2="3.355cm">
                  <text:p/>
                </draw:line>
                <draw:line draw:style-name="gr2" draw:text-style-name="P1" svg:x1="0.868cm" svg:y1="3.355cm" svg:x2="10.179cm" svg:y2="3.355cm">
                  <text:p/>
                </draw:line>
                <draw:line draw:style-name="gr2" draw:text-style-name="P1" svg:x1="0.868cm" svg:y1="3.355cm" svg:x2="10.179cm" svg:y2="3.355cm">
                  <text:p/>
                </draw:line>
                <draw:line draw:style-name="gr2" draw:text-style-name="P1" svg:x1="0.868cm" svg:y1="3.355cm" svg:x2="10.179cm" svg:y2="3.355cm">
                  <text:p/>
                </draw:line>
                <draw:line draw:style-name="gr4" draw:text-style-name="P1" svg:x1="0.868cm" svg:y1="2.5cm" svg:x2="7.541cm" svg:y2="2.5cm">
                  <text:p/>
                </draw:line>
                <draw:custom-shape draw:style-name="gr5" draw:text-style-name="P3" svg:width="0.778cm" svg:height="0.632cm" svg:x="0.373cm" svg:y="2.711cm">
                  <text:p text:style-name="P2"><text:span text:style-name="T1">A</text:span></text:p>
                  <draw:enhanced-geometry svg:viewBox="0 0 21600 21600" draw:type="mso-spt202" draw:enhanced-path="M 0 0 L 21600 0 21600 21600 0 21600 0 0 Z N"/>
                </draw:custom-shape>
                <draw:custom-shape draw:style-name="gr6" draw:text-style-name="P3" svg:width="0.777cm" svg:height="0.632cm" svg:x="3.953cm" svg:y="2.711cm">
                  <text:p text:style-name="P2"><text:span text:style-name="T1">B</text:span></text:p>
                  <draw:enhanced-geometry svg:viewBox="0 0 21600 21600" draw:type="mso-spt202" draw:enhanced-path="M 0 0 L 21600 0 21600 21600 0 21600 0 0 Z N"/>
                </draw:custom-shape>
                <draw:custom-shape draw:style-name="gr6" draw:text-style-name="P3" svg:width="0.777cm" svg:height="0.632cm" svg:x="7.053cm" svg:y="2.711cm">
                  <text:p text:style-name="P2"><text:span text:style-name="T1">C</text:span></text:p>
                  <draw:enhanced-geometry svg:viewBox="0 0 21600 21600" draw:type="mso-spt202" draw:enhanced-path="M 0 0 L 21600 0 21600 21600 0 21600 0 0 Z N"/>
                </draw:custom-shape>
                <draw:frame draw:name="Image 1" draw:style-name="gr7" draw:text-style-name="P1" svg:width="3.097cm" svg:height="0.878cm" svg:x="4.444cm" svg:y="3.593cm">
                  <draw:image xlink:href="Pictures/2000001500000CB6000004DC110D1DAA.wmf" xlink:type="simple" xlink:show="embed" xlink:actuate="onLoad">
                    <text:p/>
                  </draw:image>
                </draw:frame>
                <draw:frame draw:name="Image 2" draw:style-name="gr7" draw:text-style-name="P1" svg:width="6.687cm" svg:height="0.879cm" svg:x="0.854cm" svg:y="4.383cm">
                  <draw:image xlink:href="Pictures/20000015000019D7000004DC31E33E2D.wmf" xlink:type="simple" xlink:show="embed" xlink:actuate="onLoad">
                    <text:p/>
                  </draw:image>
                </draw:frame>
                <draw:custom-shape draw:style-name="gr8" draw:text-style-name="P3" svg:width="1.1cm" svg:height="0.632cm" svg:x="0.169cm" svg:y="3.355cm">
                  <text:p text:style-name="P2"><text:span text:style-name="T1">100</text:span></text:p>
                  <draw:enhanced-geometry svg:viewBox="0 0 21600 21600" draw:type="mso-spt202" draw:enhanced-path="M 0 0 L 21600 0 21600 21600 0 21600 0 0 Z N"/>
                </draw:custom-shape>
                <draw:custom-shape draw:style-name="gr9" draw:text-style-name="P3" svg:width="0.723cm" svg:height="0.632cm" svg:x="10.179cm" svg:y="3.355cm">
                  <text:p text:style-name="P2"><text:span text:style-name="T1">0</text:span></text:p>
                  <draw:enhanced-geometry svg:viewBox="0 0 21600 21600" draw:type="mso-spt202" draw:enhanced-path="M 0 0 L 21600 0 21600 21600 0 21600 0 0 Z N"/>
                </draw:custom-shape>
              </draw:g>
            </draw:g>
          </table:table-cell>
          <table:table-cell table:number-columns-repeated="4"/>
          <table:table-cell table:style-name="ce13" office:value-type="float" office:value="9">
            <text:p>9</text:p>
          </table:table-cell>
          <table:table-cell table:style-name="ce13" office:value-type="string">
            <text:p>G<text:span text:style-name="T2">#</text:span></text:p>
          </table:table-cell>
          <table:table-cell table:style-name="ce17" table:formula="of:=(([.L13]-([.$L$5]-[.$C$26]))/[.$C$27])+[.$C$5]" office:value-type="float" office:value="103.099166666667">
            <text:p>103,1</text:p>
          </table:table-cell>
          <table:table-cell table:style-name="ce20"/>
          <table:table-cell table:style-name="ce16" table:formula="of:=(([.N13]-([.$N$5]-[.$D$26]))/[.$D$27])+[.$C$5]" office:value-type="float" office:value="102.690611733803">
            <text:p>102,7</text:p>
          </table:table-cell>
          <table:table-cell/>
          <table:table-cell table:formula="of:=[.R13]" office:value-type="float" office:value="63.28125">
            <text:p>63,2813</text:p>
          </table:table-cell>
          <table:table-cell/>
          <table:table-cell table:formula="of:=[.N12]/(2^(1/12))" office:value-type="float" office:value="62.9960524947436">
            <text:p>62,9961</text:p>
          </table:table-cell>
          <table:table-cell/>
          <table:table-cell table:style-name="ce13" office:value-type="float" office:value="9">
            <text:p>9</text:p>
          </table:table-cell>
          <table:table-cell table:style-name="ce13" office:value-type="string">
            <text:p>G<text:span text:style-name="T2">#</text:span></text:p>
          </table:table-cell>
          <table:table-cell table:style-name="ce26" table:formula="of:=[.R8]*3/4" office:value-type="float" office:value="63.28125">
            <text:p>63,2813</text:p>
          </table:table-cell>
          <table:table-cell office:value-type="string">
            <text:p>- 50 =</text:p>
          </table:table-cell>
          <table:table-cell table:style-name="ce26" table:formula="of:=[.R13]-50" office:value-type="float" office:value="13.28125">
            <text:p>13,2813</text:p>
          </table:table-cell>
          <table:table-cell table:formula="of:=CONCATENATE(&quot; - &quot;;TEXT([.T14];&quot;0,0000&quot;);&quot; = &quot;)" office:value-type="string" office:string-value=" - 9,2593 = ">
            <text:p><text:s/>- 9,2593 = </text:p>
          </table:table-cell>
          <table:table-cell table:style-name="ce36" table:formula="of:=[.T13]-[.T14]" office:value-type="float" office:value="4.02199074074073">
            <text:p>4,021991</text:p>
          </table:table-cell>
          <table:table-cell table:style-name="ce34" table:formula="of:=CONCATENATE(&quot;/ &quot;;TEXT([.V14];&quot;0,000000&quot;);&quot; = &quot;)" office:value-type="string" office:string-value="/ 3,009259 = ">
            <text:p>/ 3,009259 = </text:p>
          </table:table-cell>
          <table:table-cell table:formula="of:=[.V13]/[.V14]" office:value-type="float" office:value="1.33653846153846">
            <text:p>1,3365384615</text:p>
          </table:table-cell>
          <table:table-cell table:style-name="ce41" office:value-type="string">
            <text:p><text:s/>soit </text:p>
          </table:table-cell>
          <table:table-cell office:value-type="string">
            <text:p>139 / 104</text:p>
          </table:table-cell>
          <table:table-cell table:number-columns-repeated="209"/>
        </table:table-row>
        <table:table-row table:style-name="ro3">
          <table:table-cell table:number-columns-repeated="5"/>
          <table:table-cell table:style-name="ce13" office:value-type="float" office:value="10">
            <text:p>10</text:p>
          </table:table-cell>
          <table:table-cell table:style-name="ce13" office:value-type="string">
            <text:p>A</text:p>
          </table:table-cell>
          <table:table-cell table:style-name="ce17" table:formula="of:=(([.L14]-([.$L$5]-[.$C$26]))/[.$C$27])+[.$C$5]" office:value-type="float" office:value="97.3375308641975">
            <text:p>97,3</text:p>
          </table:table-cell>
          <table:table-cell table:style-name="ce20"/>
          <table:table-cell table:style-name="ce16" table:formula="of:=(([.N14]-([.$N$5]-[.$D$26]))/[.$D$27])+[.$C$5]" office:value-type="float" office:value="97.6256082905949">
            <text:p>97,6</text:p>
          </table:table-cell>
          <table:table-cell/>
          <table:table-cell table:formula="of:=[.R14]" office:value-type="float" office:value="59.2592592592593">
            <text:p>59,2593</text:p>
          </table:table-cell>
          <table:table-cell/>
          <table:table-cell table:formula="of:=[.N13]/(2^(1/12))" office:value-type="float" office:value="59.460355750136">
            <text:p>59,4604</text:p>
          </table:table-cell>
          <table:table-cell/>
          <table:table-cell table:style-name="ce13" office:value-type="float" office:value="10">
            <text:p>10</text:p>
          </table:table-cell>
          <table:table-cell table:style-name="ce13" office:value-type="string">
            <text:p>A</text:p>
          </table:table-cell>
          <table:table-cell table:style-name="ce26" table:formula="of:=[.R7]*2/3" office:value-type="float" office:value="59.2592592592593">
            <text:p>59,2593</text:p>
          </table:table-cell>
          <table:table-cell office:value-type="string">
            <text:p>- 50 =</text:p>
          </table:table-cell>
          <table:table-cell table:style-name="ce26" table:formula="of:=[.R14]-50" office:value-type="float" office:value="9.25925925925927">
            <text:p>9,2593</text:p>
          </table:table-cell>
          <table:table-cell table:formula="of:=CONCATENATE(&quot; - &quot;;TEXT([.T15];&quot;0,0000&quot;);&quot; = &quot;)" office:value-type="string" office:string-value=" - 6,2500 = ">
            <text:p><text:s/>- 6,2500 = </text:p>
          </table:table-cell>
          <table:table-cell table:style-name="ce36" table:formula="of:=[.T14]-[.T15]" office:value-type="float" office:value="3.00925925925927">
            <text:p>3,009259</text:p>
          </table:table-cell>
          <table:table-cell table:style-name="ce34" table:formula="of:=CONCATENATE(&quot;/ &quot;;TEXT([.V15];&quot;0,000000&quot;);&quot; = &quot;)" office:value-type="string" office:string-value="/ 3,575103 = ">
            <text:p>/ 3,575103 = </text:p>
          </table:table-cell>
          <table:table-cell table:formula="of:=[.V14]/[.V15]" office:value-type="float" office:value="0.84172661870504">
            <text:p>0,8417266187</text:p>
          </table:table-cell>
          <table:table-cell table:style-name="ce41" office:value-type="string">
            <text:p><text:s/>soit </text:p>
          </table:table-cell>
          <table:table-cell table:style-name="ce41" office:value-type="string">
            <text:p>117 / 139</text:p>
          </table:table-cell>
          <table:table-cell table:number-columns-repeated="209"/>
        </table:table-row>
        <table:table-row table:style-name="ro3">
          <table:table-cell table:number-columns-repeated="5"/>
          <table:table-cell table:style-name="ce13" office:value-type="float" office:value="11">
            <text:p>11</text:p>
          </table:table-cell>
          <table:table-cell table:style-name="ce13" office:value-type="string">
            <text:p>A<text:span text:style-name="T2">#</text:span></text:p>
          </table:table-cell>
          <table:table-cell table:style-name="ce17" table:formula="of:=(([.L15]-([.$L$5]-[.$C$26]))/[.$C$27])+[.$C$5]" office:value-type="float" office:value="93.0266666666666">
            <text:p>93,0</text:p>
          </table:table-cell>
          <table:table-cell table:style-name="ce20"/>
          <table:table-cell table:style-name="ce16" table:formula="of:=(([.N15]-([.$N$5]-[.$D$26]))/[.$D$27])+[.$C$5]" office:value-type="float" office:value="92.844881646906">
            <text:p>92,8</text:p>
          </table:table-cell>
          <table:table-cell/>
          <table:table-cell table:formula="of:=[.R15]" office:value-type="float" office:value="56.25">
            <text:p>56,2500</text:p>
          </table:table-cell>
          <table:table-cell/>
          <table:table-cell table:formula="of:=[.N14]/(2^(1/12))" office:value-type="float" office:value="56.1231024154686">
            <text:p>56,1231</text:p>
          </table:table-cell>
          <table:table-cell/>
          <table:table-cell table:style-name="ce13" office:value-type="float" office:value="11">
            <text:p>11</text:p>
          </table:table-cell>
          <table:table-cell table:style-name="ce13" office:value-type="string">
            <text:p>B<text:span text:style-name="T2">b</text:span></text:p>
          </table:table-cell>
          <table:table-cell table:style-name="ce26" table:formula="of:=[.R10]*3/4" office:value-type="float" office:value="56.25">
            <text:p>56,2500</text:p>
          </table:table-cell>
          <table:table-cell office:value-type="string">
            <text:p>- 50 =</text:p>
          </table:table-cell>
          <table:table-cell table:style-name="ce26" table:formula="of:=[.R15]-50" office:value-type="float" office:value="6.25">
            <text:p>6,2500</text:p>
          </table:table-cell>
          <table:table-cell table:formula="of:=CONCATENATE(&quot; - &quot;;TEXT([.T16];&quot;0,0000&quot;);&quot; = &quot;)" office:value-type="string" office:string-value=" - 2,6749 = ">
            <text:p><text:s/>- 2,6749 = </text:p>
          </table:table-cell>
          <table:table-cell table:style-name="ce36" table:formula="of:=[.T15]-[.T16]" office:value-type="float" office:value="3.57510288065843">
            <text:p>3,575103</text:p>
          </table:table-cell>
          <table:table-cell table:style-name="ce34" table:formula="of:=CONCATENATE(&quot;/ &quot;;TEXT([.V16];&quot;0,000000&quot;);&quot; = &quot;)" office:value-type="string" office:string-value="/ 2,674897 = ">
            <text:p>/ 2,674897 = </text:p>
          </table:table-cell>
          <table:table-cell table:formula="of:=[.V15]/[.V16]" office:value-type="float" office:value="1.33653846153845">
            <text:p>1,3365384615</text:p>
          </table:table-cell>
          <table:table-cell table:style-name="ce41" office:value-type="string">
            <text:p><text:s/>soit </text:p>
          </table:table-cell>
          <table:table-cell office:value-type="string">
            <text:p>139 / 104</text:p>
          </table:table-cell>
          <table:table-cell table:number-columns-repeated="209"/>
        </table:table-row>
        <table:table-row table:style-name="ro3">
          <table:table-cell table:number-columns-repeated="5"/>
          <table:table-cell table:style-name="ce13" office:value-type="float" office:value="12">
            <text:p>12</text:p>
          </table:table-cell>
          <table:table-cell table:style-name="ce13" office:value-type="string">
            <text:p>B</text:p>
          </table:table-cell>
          <table:table-cell table:style-name="ce17" table:formula="of:=(([.L16]-([.$L$5]-[.$C$26]))/[.$C$27])+[.$C$5]" office:value-type="float" office:value="87.9052126200275">
            <text:p>87,9</text:p>
          </table:table-cell>
          <table:table-cell table:style-name="ce20"/>
          <table:table-cell table:style-name="ce16" table:formula="of:=(([.N16]-([.$N$5]-[.$D$26]))/[.$D$27])+[.$C$5]" office:value-type="float" office:value="88.3324765719751">
            <text:p>88,3</text:p>
          </table:table-cell>
          <table:table-cell/>
          <table:table-cell table:formula="of:=[.R16]" office:value-type="float" office:value="52.6748971193416">
            <text:p>52,6749</text:p>
          </table:table-cell>
          <table:table-cell/>
          <table:table-cell table:formula="of:=[.N15]/(2^(1/12))" office:value-type="float" office:value="52.9731547179647">
            <text:p>52,9732</text:p>
          </table:table-cell>
          <table:table-cell/>
          <table:table-cell table:style-name="ce13" office:value-type="float" office:value="12">
            <text:p>12</text:p>
          </table:table-cell>
          <table:table-cell table:style-name="ce13" office:value-type="string">
            <text:p>B</text:p>
          </table:table-cell>
          <table:table-cell table:style-name="ce26" table:formula="of:=[.R9]*2/3" office:value-type="float" office:value="52.6748971193416">
            <text:p>52,6749</text:p>
          </table:table-cell>
          <table:table-cell office:value-type="string">
            <text:p>- 50 =</text:p>
          </table:table-cell>
          <table:table-cell table:style-name="ce26" table:formula="of:=[.R16]-50" office:value-type="float" office:value="2.67489711934157">
            <text:p>2,6749</text:p>
          </table:table-cell>
          <table:table-cell table:formula="of:=CONCATENATE(&quot; - &quot;;TEXT([.T17];&quot;0,0000&quot;);&quot; = &quot;)" office:value-type="string" office:string-value=" - 0,0000 = ">
            <text:p><text:s/>- 0,0000 = </text:p>
          </table:table-cell>
          <table:table-cell table:style-name="ce36" table:formula="of:=[.T16]-[.T17]" office:value-type="float" office:value="2.67489711934157">
            <text:p>2,674897</text:p>
          </table:table-cell>
          <table:table-cell table:style-name="ce34" table:formula="of:=CONCATENATE(&quot;/ &quot;;TEXT([.V17];&quot;0,000000&quot;);&quot; = &quot;)" office:value-type="string" office:string-value="/ 2,539063 = ">
            <text:p>/ 2,539063 = </text:p>
          </table:table-cell>
          <table:table-cell table:formula="of:=[.V16]/[.V17]" office:value-type="float" office:value="1.05349794238683">
            <text:p>1,0534979424</text:p>
          </table:table-cell>
          <table:table-cell table:style-name="ce41" office:value-type="string">
            <text:p><text:s/>soit </text:p>
          </table:table-cell>
          <table:table-cell office:value-type="string">
            <text:p>256 / 243</text:p>
          </table:table-cell>
          <table:table-cell table:number-columns-repeated="209"/>
        </table:table-row>
        <table:table-row table:style-name="ro3">
          <table:table-cell table:number-columns-repeated="5"/>
          <table:table-cell table:style-name="ce13" office:value-type="float" office:value="13">
            <text:p>13</text:p>
          </table:table-cell>
          <table:table-cell table:style-name="ce13" office:value-type="string">
            <text:p>C</text:p>
          </table:table-cell>
          <table:table-cell table:style-name="ce17" table:formula="of:=(([.L17]-([.$L$5]-[.$C$26]))/[.$C$27])+[.$C$5]" office:value-type="float" office:value="84.0733333333333">
            <text:p>84,1</text:p>
          </table:table-cell>
          <table:table-cell table:style-name="ce20"/>
          <table:table-cell table:style-name="ce16" table:formula="of:=(([.N17]-([.$N$5]-[.$D$26]))/[.$D$27])+[.$C$5]" office:value-type="float" office:value="84.0733333333333">
            <text:p>84,1</text:p>
          </table:table-cell>
          <table:table-cell/>
          <table:table-cell table:formula="of:=[.L5]/2" office:value-type="float" office:value="50">
            <text:p>50,0000</text:p>
          </table:table-cell>
          <table:table-cell/>
          <table:table-cell table:formula="of:=[.N16]/(2^(1/12))" office:value-type="float" office:value="50">
            <text:p>50,0000</text:p>
          </table:table-cell>
          <table:table-cell/>
          <table:table-cell table:style-name="ce13" office:value-type="float" office:value="13">
            <text:p>13</text:p>
          </table:table-cell>
          <table:table-cell table:style-name="ce13" office:value-type="string">
            <text:p>C</text:p>
          </table:table-cell>
          <table:table-cell table:style-name="ce26" table:formula="of:=[.R5]/2" office:value-type="float" office:value="50">
            <text:p>50,0000</text:p>
          </table:table-cell>
          <table:table-cell office:value-type="string">
            <text:p>- 50 =</text:p>
          </table:table-cell>
          <table:table-cell table:style-name="ce26" table:formula="of:=[.R17]-50" office:value-type="float" office:value="0">
            <text:p>0,0000</text:p>
          </table:table-cell>
          <table:table-cell table:formula="of:=CONCATENATE(TEXT([.V5];&quot;0,000000&quot;);&quot; / 2 = &quot;)" office:value-type="string" office:string-value="5,078125 / 2 = ">
            <text:p>5,078125 / 2 = </text:p>
          </table:table-cell>
          <table:table-cell table:style-name="ce36" table:formula="of:=[.V5]/2" office:value-type="float" office:value="2.5390625">
            <text:p>2,539063</text:p>
          </table:table-cell>
          <table:table-cell table:style-name="ce36"/>
          <table:table-cell table:number-columns-repeated="212"/>
        </table:table-row>
        <table:table-row table:style-name="ro3">
          <table:table-cell table:number-columns-repeated="5"/>
          <table:table-cell table:style-name="ce13" office:value-type="float" office:value="14">
            <text:p>14</text:p>
          </table:table-cell>
          <table:table-cell table:style-name="ce13" office:value-type="string">
            <text:p>C<text:span text:style-name="T2">#</text:span></text:p>
          </table:table-cell>
          <table:table-cell table:style-name="ce17" table:formula="of:=(([.L18]-([.$L$5]-[.$C$26]))/[.$C$27])+[.$C$5]" office:value-type="float" office:value="80.4360416666666">
            <text:p>80,4</text:p>
          </table:table-cell>
          <table:table-cell table:style-name="ce20"/>
          <table:table-cell table:style-name="ce16" table:formula="of:=(([.N18]-([.$N$5]-[.$D$26]))/[.$D$27])+[.$C$5]" office:value-type="float" office:value="80.0532374363474">
            <text:p>80,1</text:p>
          </table:table-cell>
          <table:table-cell/>
          <table:table-cell table:formula="of:=[.L6]/2" office:value-type="float" office:value="47.4609375">
            <text:p>47,4609</text:p>
          </table:table-cell>
          <table:table-cell/>
          <table:table-cell table:formula="of:=[.N17]/(2^(1/12))" office:value-type="float" office:value="47.1937156340847">
            <text:p>47,1937</text:p>
          </table:table-cell>
          <table:table-cell table:number-columns-repeated="221"/>
        </table:table-row>
        <table:table-row table:style-name="ro3">
          <table:table-cell table:number-columns-repeated="5"/>
          <table:table-cell table:style-name="ce13" office:value-type="float" office:value="15">
            <text:p>15</text:p>
          </table:table-cell>
          <table:table-cell table:style-name="ce13" office:value-type="string">
            <text:p>D</text:p>
          </table:table-cell>
          <table:table-cell table:style-name="ce17" table:formula="of:=(([.L19]-([.$L$5]-[.$C$26]))/[.$C$27])+[.$C$5]" office:value-type="float" office:value="76.1148148148148">
            <text:p>76,1</text:p>
          </table:table-cell>
          <table:table-cell table:style-name="ce20"/>
          <table:table-cell table:style-name="ce16" table:formula="of:=(([.N19]-([.$N$5]-[.$D$26]))/[.$D$27])+[.$C$5]" office:value-type="float" office:value="76.2587721846653">
            <text:p>76,3</text:p>
          </table:table-cell>
          <table:table-cell/>
          <table:table-cell table:formula="of:=[.L7]/2" office:value-type="float" office:value="44.4444444444444">
            <text:p>44,4444</text:p>
          </table:table-cell>
          <table:table-cell/>
          <table:table-cell table:formula="of:=[.N18]/(2^(1/12))" office:value-type="float" office:value="44.5449359070169">
            <text:p>44,5449</text:p>
          </table:table-cell>
          <table:table-cell table:number-columns-repeated="221"/>
        </table:table-row>
        <table:table-row table:style-name="ro3">
          <table:table-cell table:number-columns-repeated="5"/>
          <table:table-cell table:style-name="ce13" office:value-type="float" office:value="16">
            <text:p>16</text:p>
          </table:table-cell>
          <table:table-cell table:style-name="ce13" office:value-type="string">
            <text:p>D<text:span text:style-name="T2">#</text:span></text:p>
          </table:table-cell>
          <table:table-cell table:style-name="ce17" table:formula="of:=(([.L20]-([.$L$5]-[.$C$26]))/[.$C$27])+[.$C$5]" office:value-type="float" office:value="72.8816666666667">
            <text:p>72,9</text:p>
          </table:table-cell>
          <table:table-cell table:style-name="ce20"/>
          <table:table-cell table:style-name="ce16" table:formula="of:=(([.N20]-([.$N$5]-[.$D$26]))/[.$D$27])+[.$C$5]" office:value-type="float" office:value="72.6772739032394">
            <text:p>72,7</text:p>
          </table:table-cell>
          <table:table-cell/>
          <table:table-cell table:formula="of:=[.L8]/2" office:value-type="float" office:value="42.1875">
            <text:p>42,1875</text:p>
          </table:table-cell>
          <table:table-cell/>
          <table:table-cell table:formula="of:=[.N19]/(2^(1/12))" office:value-type="float" office:value="42.0448207626857">
            <text:p>42,0448</text:p>
          </table:table-cell>
          <table:table-cell table:number-columns-repeated="221"/>
        </table:table-row>
        <table:table-row table:style-name="ro4">
          <table:table-cell table:number-columns-repeated="5"/>
          <table:table-cell table:style-name="ce13" office:value-type="float" office:value="17">
            <text:p>17</text:p>
          </table:table-cell>
          <table:table-cell table:style-name="ce13" office:value-type="string">
            <text:p>E</text:p>
          </table:table-cell>
          <table:table-cell table:style-name="ce17" table:formula="of:=(([.L21]-([.$L$5]-[.$C$26]))/[.$C$27])+[.$C$5]" office:value-type="float" office:value="69.0405761316872">
            <text:p>69,0</text:p>
          </table:table-cell>
          <table:table-cell table:style-name="ce20"/>
          <table:table-cell table:style-name="ce16" table:formula="of:=(([.N21]-([.$N$5]-[.$D$26]))/[.$D$27])+[.$C$5]" office:value-type="float" office:value="69.2967896744878">
            <text:p>69,3</text:p>
          </table:table-cell>
          <table:table-cell/>
          <table:table-cell table:formula="of:=[.L9]/2" office:value-type="float" office:value="39.5061728395062">
            <text:p>39,5062</text:p>
          </table:table-cell>
          <table:table-cell/>
          <table:table-cell table:formula="of:=[.N20]/(2^(1/12))" office:value-type="float" office:value="39.685026299205">
            <text:p>39,6850</text:p>
          </table:table-cell>
          <table:table-cell table:number-columns-repeated="3"/>
          <table:table-cell table:style-name="ce23" office:value-type="string" table:number-columns-spanned="11" table:number-rows-spanned="1">
            <text:p>Analyse des divisions décrites par l’article de <text:span text:style-name="T3">l’Encyclopédie</text:span><text:span text:style-name="T4">.</text:span>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207"/>
        </table:table-row>
        <table:table-row table:style-name="ro3">
          <table:table-cell table:number-columns-repeated="5"/>
          <table:table-cell table:style-name="ce13" office:value-type="float" office:value="18">
            <text:p>18</text:p>
          </table:table-cell>
          <table:table-cell table:style-name="ce13" office:value-type="string">
            <text:p>F</text:p>
          </table:table-cell>
          <table:table-cell table:style-name="ce17" table:formula="of:=(([.L22]-([.$L$5]-[.$C$26]))/[.$C$27])+[.$C$5]" office:value-type="float" office:value="66.1666666666667">
            <text:p>66,2</text:p>
          </table:table-cell>
          <table:table-cell table:style-name="ce20"/>
          <table:table-cell table:style-name="ce16" table:formula="of:=(([.N22]-([.$N$5]-[.$D$26]))/[.$D$27])+[.$C$5]" office:value-type="float" office:value="66.1060374465435">
            <text:p>66,1</text:p>
          </table:table-cell>
          <table:table-cell/>
          <table:table-cell table:formula="of:=[.L10]/2" office:value-type="float" office:value="37.5">
            <text:p>37,5000</text:p>
          </table:table-cell>
          <table:table-cell/>
          <table:table-cell table:formula="of:=[.N21]/(2^(1/12))" office:value-type="float" office:value="37.457676921917">
            <text:p>37,4577</text:p>
          </table:table-cell>
          <table:table-cell table:number-columns-repeated="221"/>
        </table:table-row>
        <table:table-row table:style-name="ro3">
          <table:table-cell table:number-columns-repeated="5"/>
          <table:table-cell table:style-name="ce13" office:value-type="float" office:value="19">
            <text:p>19</text:p>
          </table:table-cell>
          <table:table-cell table:style-name="ce13" office:value-type="string">
            <text:p>F<text:span text:style-name="T2">#</text:span></text:p>
          </table:table-cell>
          <table:table-cell table:style-name="ce17" table:formula="of:=(([.L23]-([.$L$5]-[.$C$26]))/[.$C$27])+[.$C$5]" office:value-type="float" office:value="63.4386979166667">
            <text:p>63,4</text:p>
          </table:table-cell>
          <table:table-cell table:style-name="ce20"/>
          <table:table-cell table:style-name="ce16" table:formula="of:=(([.N23]-([.$N$5]-[.$D$26]))/[.$D$27])+[.$C$5]" office:value-type="float" office:value="63.0943683804551">
            <text:p>63,1</text:p>
          </table:table-cell>
          <table:table-cell/>
          <table:table-cell table:formula="of:=[.L11]/2" office:value-type="float" office:value="35.595703125">
            <text:p>35,5957</text:p>
          </table:table-cell>
          <table:table-cell/>
          <table:table-cell table:formula="of:=[.N22]/(2^(1/12))" office:value-type="float" office:value="35.3553390593273">
            <text:p>35,3553</text:p>
          </table:table-cell>
          <table:table-cell table:number-columns-repeated="3"/>
          <table:table-cell table:style-name="ce27" office:value-type="string" table:number-columns-spanned="11" table:number-rows-spanned="1">
            <text:p>« <text:span text:style-name="T5">Systême diatonique</text:span><text:span text:style-name="T6"> »</text:span>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number-columns-repeated="207"/>
        </table:table-row>
        <table:table-row table:style-name="ro3">
          <table:table-cell table:number-columns-repeated="5"/>
          <table:table-cell table:style-name="ce13" office:value-type="float" office:value="20">
            <text:p>20</text:p>
          </table:table-cell>
          <table:table-cell table:style-name="ce13" office:value-type="string">
            <text:p>G</text:p>
          </table:table-cell>
          <table:table-cell table:style-name="ce17" table:formula="of:=(([.L24]-([.$L$5]-[.$C$26]))/[.$C$27])+[.$C$5]" office:value-type="float" office:value="60.1977777777778">
            <text:p>60,2</text:p>
          </table:table-cell>
          <table:table-cell table:style-name="ce20"/>
          <table:table-cell table:style-name="ce16" table:formula="of:=(([.N24]-([.$N$5]-[.$D$26]))/[.$D$27])+[.$C$5]" office:value-type="float" office:value="60.2517313106761">
            <text:p>60,3</text:p>
          </table:table-cell>
          <table:table-cell/>
          <table:table-cell table:formula="of:=[.L12]/2" office:value-type="float" office:value="33.3333333333333">
            <text:p>33,3333</text:p>
          </table:table-cell>
          <table:table-cell/>
          <table:table-cell table:formula="of:=[.N23]/(2^(1/12))" office:value-type="float" office:value="33.3709963542508">
            <text:p>33,3710</text:p>
          </table:table-cell>
          <table:table-cell table:number-columns-repeated="3"/>
          <table:table-cell table:style-name="ce24" office:value-type="string">
            <text:p>Distance 0 VIII</text:p>
          </table:table-cell>
          <table:table-cell table:style-name="ce30" office:value-type="string">
            <text:p>Rapports</text:p>
          </table:table-cell>
          <table:table-cell table:style-name="Default"/>
          <table:table-cell table:style-name="ce21"/>
          <table:table-cell table:style-name="ce24" office:value-type="string">
            <text:p>Octave seule</text:p>
          </table:table-cell>
          <table:table-cell table:style-name="ce28" office:value-type="string" table:number-columns-spanned="2" table:number-rows-spanned="1">
            <text:p>Longueurs des intervalles</text:p>
          </table:table-cell>
          <table:covered-table-cell table:style-name="ce24"/>
          <table:table-cell table:style-name="ce28" office:value-type="string" table:number-columns-spanned="4" table:number-rows-spanned="1">
            <text:p>Rapports des intervalles</text:p>
          </table:table-cell>
          <table:covered-table-cell table:style-name="ce24"/>
          <table:covered-table-cell table:style-name="ce24"/>
          <table:covered-table-cell table:style-name="ce24"/>
          <table:table-cell table:number-columns-repeated="207"/>
        </table:table-row>
        <table:table-row table:style-name="ro3">
          <table:table-cell table:number-columns-repeated="2"/>
          <table:table-cell table:style-name="ce8" office:value-type="string">
            <text:p>Dom Bedos</text:p>
          </table:table-cell>
          <table:table-cell table:style-name="ce8" office:value-type="string">
            <text:p>Égale</text:p>
          </table:table-cell>
          <table:table-cell table:style-name="ce8"/>
          <table:table-cell table:style-name="ce13" office:value-type="float" office:value="21">
            <text:p>21</text:p>
          </table:table-cell>
          <table:table-cell table:style-name="ce13" office:value-type="string">
            <text:p>G<text:span text:style-name="T2">#</text:span></text:p>
          </table:table-cell>
          <table:table-cell table:style-name="ce17" table:formula="of:=(([.L25]-([.$L$5]-[.$C$26]))/[.$C$27])+[.$C$5]" office:value-type="float" office:value="57.7729166666667">
            <text:p>57,8</text:p>
          </table:table-cell>
          <table:table-cell table:style-name="ce20"/>
          <table:table-cell table:style-name="ce16" table:formula="of:=(([.N25]-([.$N$5]-[.$D$26]))/[.$D$27])+[.$C$5]" office:value-type="float" office:value="57.568639200235">
            <text:p>57,6</text:p>
          </table:table-cell>
          <table:table-cell/>
          <table:table-cell table:formula="of:=[.L13]/2" office:value-type="float" office:value="31.640625">
            <text:p>31,6406</text:p>
          </table:table-cell>
          <table:table-cell/>
          <table:table-cell table:formula="of:=[.N24]/(2^(1/12))" office:value-type="float" office:value="31.4980262473718">
            <text:p>31,4980</text:p>
          </table:table-cell>
          <table:table-cell/>
          <table:table-cell table:style-name="ce13" office:value-type="float" office:value="1">
            <text:p>1</text:p>
          </table:table-cell>
          <table:table-cell table:style-name="ce13" office:value-type="string">
            <text:p>C</text:p>
          </table:table-cell>
          <table:table-cell table:style-name="ce25" office:value-type="float" office:value="100">
            <text:p>100,0000</text:p>
          </table:table-cell>
          <table:table-cell table:style-name="ce32" table:formula="of:=1/1" office:value-type="float" office:value="1">
            <text:p>1,0000000</text:p>
          </table:table-cell>
          <table:table-cell office:value-type="string">
            <text:p>(1 / 1)</text:p>
          </table:table-cell>
          <table:table-cell table:style-name="ce22" office:value-type="string">
            <text:p>- 50 =</text:p>
          </table:table-cell>
          <table:table-cell table:style-name="ce26" table:formula="of:=[.R25]-50" office:value-type="float" office:value="50">
            <text:p>50,0000</text:p>
          </table:table-cell>
          <table:table-cell table:style-name="ce34" table:formula="of:=CONCATENATE(&quot; - &quot;;TEXT([.V26];&quot;0,0000&quot;);&quot; = &quot;)" office:value-type="string" office:string-value=" - 43,7500 = ">
            <text:p><text:s/>- 43,7500 = </text:p>
          </table:table-cell>
          <table:table-cell table:style-name="ce36" table:formula="of:=[.V25]-[.V26]" office:value-type="float" office:value="6.25">
            <text:p>6,250000</text:p>
          </table:table-cell>
          <table:table-cell table:style-name="ce34" table:formula="of:=CONCATENATE(&quot;/ &quot;;TEXT([.X26];&quot;0,000000&quot;);&quot; = &quot;)" office:value-type="string" office:string-value="/ 4,861111 = ">
            <text:p>/ 4,861111 = </text:p>
          </table:table-cell>
          <table:table-cell table:style-name="ce37" table:formula="of:=[.X25]/[.X26]" office:value-type="float" office:value="1.28571428571429">
            <text:p>1,2857142857</text:p>
          </table:table-cell>
          <table:table-cell table:style-name="ce41" office:value-type="string">
            <text:p><text:s/>soit </text:p>
          </table:table-cell>
          <table:table-cell table:style-name="ce22" office:value-type="string">
            <text:p>9 / 7</text:p>
          </table:table-cell>
          <table:table-cell table:number-columns-repeated="207"/>
        </table:table-row>
        <table:table-row table:style-name="ro3">
          <table:table-cell/>
          <table:table-cell table:style-name="ce5" office:value-type="string">
            <text:p>L1 =</text:p>
          </table:table-cell>
          <table:table-cell table:style-name="ce9" table:formula="of:=[.L5]-INDEX([.L5:.L65];[.D5])" office:value-type="float" office:value="93.75">
            <text:p>93,75000000</text:p>
          </table:table-cell>
          <table:table-cell table:style-name="ce9" table:formula="of:=[.N5]-INDEX([.N5:.N65];[.D5])" office:value-type="float" office:value="93.75">
            <text:p>93,75000000</text:p>
          </table:table-cell>
          <table:table-cell table:style-name="ce9"/>
          <table:table-cell table:style-name="ce13" office:value-type="float" office:value="22">
            <text:p>22</text:p>
          </table:table-cell>
          <table:table-cell table:style-name="ce13" office:value-type="string">
            <text:p>A</text:p>
          </table:table-cell>
          <table:table-cell table:style-name="ce17" table:formula="of:=(([.L26]-([.$L$5]-[.$C$26]))/[.$C$27])+[.$C$5]" office:value-type="float" office:value="54.8920987654321">
            <text:p>54,9</text:p>
          </table:table-cell>
          <table:table-cell table:style-name="ce20"/>
          <table:table-cell table:style-name="ce16" table:formula="of:=(([.N26]-([.$N$5]-[.$D$26]))/[.$D$27])+[.$C$5]" office:value-type="float" office:value="55.0361374786308">
            <text:p>55,0</text:p>
          </table:table-cell>
          <table:table-cell/>
          <table:table-cell table:formula="of:=[.L14]/2" office:value-type="float" office:value="29.6296296296296">
            <text:p>29,6296</text:p>
          </table:table-cell>
          <table:table-cell/>
          <table:table-cell table:formula="of:=[.N25]/(2^(1/12))" office:value-type="float" office:value="29.730177875068">
            <text:p>29,7302</text:p>
          </table:table-cell>
          <table:table-cell/>
          <table:table-cell table:style-name="ce13" office:value-type="float" office:value="2">
            <text:p>2</text:p>
          </table:table-cell>
          <table:table-cell table:style-name="ce13" office:value-type="string">
            <text:p>C<text:span text:style-name="T2">#</text:span></text:p>
          </table:table-cell>
          <table:table-cell table:style-name="ce26" table:formula="of:=[.$R$25]*[.S26]" office:value-type="float" office:value="93.75">
            <text:p>93,7500</text:p>
          </table:table-cell>
          <table:table-cell table:style-name="ce32" table:formula="of:=15/16" office:value-type="float" office:value="0.9375">
            <text:p>0,9375000</text:p>
          </table:table-cell>
          <table:table-cell office:value-type="string">
            <text:p>(15 / 16)</text:p>
          </table:table-cell>
          <table:table-cell table:style-name="ce22" office:value-type="string">
            <text:p>- 50 =</text:p>
          </table:table-cell>
          <table:table-cell table:style-name="ce26" table:formula="of:=[.R26]-50" office:value-type="float" office:value="43.75">
            <text:p>43,7500</text:p>
          </table:table-cell>
          <table:table-cell table:style-name="ce34" table:formula="of:=CONCATENATE(&quot; - &quot;;TEXT([.V27];&quot;0,0000&quot;);&quot; = &quot;)" office:value-type="string" office:string-value=" - 38,8889 = ">
            <text:p><text:s/>- 38,8889 = </text:p>
          </table:table-cell>
          <table:table-cell table:style-name="ce36" table:formula="of:=[.V26]-[.V27]" office:value-type="float" office:value="4.86111111111111">
            <text:p>4,861111</text:p>
          </table:table-cell>
          <table:table-cell table:style-name="ce34" table:formula="of:=CONCATENATE(&quot;/ &quot;;TEXT([.X27];&quot;0,000000&quot;);&quot; = &quot;)" office:value-type="string" office:string-value="/ 5,555556 = ">
            <text:p>/ 5,555556 = </text:p>
          </table:table-cell>
          <table:table-cell table:style-name="ce37" table:formula="of:=[.X26]/[.X27]" office:value-type="float" office:value="0.875000000000003">
            <text:p>0,8750000000</text:p>
          </table:table-cell>
          <table:table-cell table:style-name="ce41" office:value-type="string">
            <text:p><text:s/>soit </text:p>
          </table:table-cell>
          <table:table-cell table:style-name="ce22" office:value-type="string">
            <text:p>7 / 8</text:p>
          </table:table-cell>
          <table:table-cell table:number-columns-repeated="207"/>
        </table:table-row>
        <table:table-row table:style-name="ro3">
          <table:table-cell/>
          <table:table-cell table:style-name="ce6" office:value-type="string">
            <text:p>L1 / (A - C) = </text:p>
          </table:table-cell>
          <table:table-cell table:style-name="ce9" table:formula="of:=[.C26]/([.B5]-[.C5])" office:value-type="float" office:value="0.698064035740879">
            <text:p>0,69806404</text:p>
          </table:table-cell>
          <table:table-cell table:style-name="ce9" table:formula="of:=[.D26]/([.B5]-[.C5])" office:value-type="float" office:value="0.698064035740879">
            <text:p>0,69806404</text:p>
          </table:table-cell>
          <table:table-cell table:style-name="ce9"/>
          <table:table-cell table:style-name="ce13" office:value-type="float" office:value="23">
            <text:p>23</text:p>
          </table:table-cell>
          <table:table-cell table:style-name="ce13" office:value-type="string">
            <text:p>A<text:span text:style-name="T2">#</text:span></text:p>
          </table:table-cell>
          <table:table-cell table:style-name="ce17" table:formula="of:=(([.L27]-([.$L$5]-[.$C$26]))/[.$C$27])+[.$C$5]" office:value-type="float" office:value="52.7366666666667">
            <text:p>52,7</text:p>
          </table:table-cell>
          <table:table-cell table:style-name="ce20"/>
          <table:table-cell table:style-name="ce16" table:formula="of:=(([.N27]-([.$N$5]-[.$D$26]))/[.$D$27])+[.$C$5]" office:value-type="float" office:value="52.6457741567863">
            <text:p>52,6</text:p>
          </table:table-cell>
          <table:table-cell/>
          <table:table-cell table:formula="of:=[.L15]/2" office:value-type="float" office:value="28.125">
            <text:p>28,1250</text:p>
          </table:table-cell>
          <table:table-cell/>
          <table:table-cell table:formula="of:=[.N26]/(2^(1/12))" office:value-type="float" office:value="28.0615512077343">
            <text:p>28,0616</text:p>
          </table:table-cell>
          <table:table-cell/>
          <table:table-cell table:style-name="ce13" office:value-type="float" office:value="3">
            <text:p>3</text:p>
          </table:table-cell>
          <table:table-cell table:style-name="ce13" office:value-type="string">
            <text:p>D</text:p>
          </table:table-cell>
          <table:table-cell table:style-name="ce26" table:formula="of:=[.$R$25]*[.S27]" office:value-type="float" office:value="88.8888888888889">
            <text:p>88,8889</text:p>
          </table:table-cell>
          <table:table-cell table:style-name="ce32" table:formula="of:=8/9" office:value-type="float" office:value="0.888888888888889">
            <text:p>0,8888889</text:p>
          </table:table-cell>
          <table:table-cell office:value-type="string">
            <text:p>(8 / 9)</text:p>
          </table:table-cell>
          <table:table-cell table:style-name="ce22" office:value-type="string">
            <text:p>- 50 =</text:p>
          </table:table-cell>
          <table:table-cell table:style-name="ce26" table:formula="of:=[.R27]-50" office:value-type="float" office:value="38.8888888888889">
            <text:p>38,8889</text:p>
          </table:table-cell>
          <table:table-cell table:style-name="ce34" table:formula="of:=CONCATENATE(&quot; - &quot;;TEXT([.V28];&quot;0,0000&quot;);&quot; = &quot;)" office:value-type="string" office:string-value=" - 33,3333 = ">
            <text:p><text:s/>- 33,3333 = </text:p>
          </table:table-cell>
          <table:table-cell table:style-name="ce36" table:formula="of:=[.V27]-[.V28]" office:value-type="float" office:value="5.55555555555554">
            <text:p>5,555556</text:p>
          </table:table-cell>
          <table:table-cell table:style-name="ce34" table:formula="of:=CONCATENATE(&quot;/ &quot;;TEXT([.X28];&quot;0,000000&quot;);&quot; = &quot;)" office:value-type="string" office:string-value="/ 3,333333 = ">
            <text:p>/ 3,333333 = </text:p>
          </table:table-cell>
          <table:table-cell table:style-name="ce37" table:formula="of:=[.X27]/[.X28]" office:value-type="float" office:value="1.66666666666666">
            <text:p>1,6666666667</text:p>
          </table:table-cell>
          <table:table-cell table:style-name="ce41" office:value-type="string">
            <text:p><text:s/>soit </text:p>
          </table:table-cell>
          <table:table-cell table:style-name="ce22" office:value-type="string">
            <text:p>5 /3</text:p>
          </table:table-cell>
          <table:table-cell table:number-columns-repeated="207"/>
        </table:table-row>
        <table:table-row table:style-name="ro3">
          <table:table-cell table:number-columns-repeated="5"/>
          <table:table-cell table:style-name="ce13" office:value-type="float" office:value="24">
            <text:p>24</text:p>
          </table:table-cell>
          <table:table-cell table:style-name="ce13" office:value-type="string">
            <text:p>B</text:p>
          </table:table-cell>
          <table:table-cell table:style-name="ce17" table:formula="of:=(([.L28]-([.$L$5]-[.$C$26]))/[.$C$27])+[.$C$5]" office:value-type="float" office:value="50.1759396433471">
            <text:p>50,2</text:p>
          </table:table-cell>
          <table:table-cell table:style-name="ce20"/>
          <table:table-cell table:style-name="ce16" table:formula="of:=(([.N28]-([.$N$5]-[.$D$26]))/[.$D$27])+[.$C$5]" office:value-type="float" office:value="50.3895716193209">
            <text:p>50,4</text:p>
          </table:table-cell>
          <table:table-cell/>
          <table:table-cell table:formula="of:=[.L16]/2" office:value-type="float" office:value="26.3374485596708">
            <text:p>26,3374</text:p>
          </table:table-cell>
          <table:table-cell/>
          <table:table-cell table:formula="of:=[.N27]/(2^(1/12))" office:value-type="float" office:value="26.4865773589824">
            <text:p>26,4866</text:p>
          </table:table-cell>
          <table:table-cell/>
          <table:table-cell table:style-name="ce13" office:value-type="float" office:value="4">
            <text:p>4</text:p>
          </table:table-cell>
          <table:table-cell table:style-name="ce13" office:value-type="string">
            <text:p>E<text:span text:style-name="T2">b</text:span></text:p>
          </table:table-cell>
          <table:table-cell table:style-name="ce26" table:formula="of:=[.$R$25]*[.S28]" office:value-type="float" office:value="83.3333333333333">
            <text:p>83,3333</text:p>
          </table:table-cell>
          <table:table-cell table:style-name="ce32" table:formula="of:=5/6" office:value-type="float" office:value="0.833333333333333">
            <text:p>0,8333333</text:p>
          </table:table-cell>
          <table:table-cell office:value-type="string">
            <text:p>(5 / 6)</text:p>
          </table:table-cell>
          <table:table-cell table:style-name="ce22" office:value-type="string">
            <text:p>- 50 =</text:p>
          </table:table-cell>
          <table:table-cell table:style-name="ce26" table:formula="of:=[.R28]-50" office:value-type="float" office:value="33.3333333333333">
            <text:p>33,3333</text:p>
          </table:table-cell>
          <table:table-cell table:style-name="ce34" table:formula="of:=CONCATENATE(&quot; - &quot;;TEXT([.V29];&quot;0,0000&quot;);&quot; = &quot;)" office:value-type="string" office:string-value=" - 30,0000 = ">
            <text:p><text:s/>- 30,0000 = </text:p>
          </table:table-cell>
          <table:table-cell table:style-name="ce36" table:formula="of:=[.V28]-[.V29]" office:value-type="float" office:value="3.33333333333334">
            <text:p>3,333333</text:p>
          </table:table-cell>
          <table:table-cell table:style-name="ce34" table:formula="of:=CONCATENATE(&quot;/ &quot;;TEXT([.X29];&quot;0,000000&quot;);&quot; = &quot;)" office:value-type="string" office:string-value="/ 5,000000 = ">
            <text:p>/ 5,000000 = </text:p>
          </table:table-cell>
          <table:table-cell table:style-name="ce37" table:formula="of:=[.X28]/[.X29]" office:value-type="float" office:value="0.666666666666669">
            <text:p>0,6666666667</text:p>
          </table:table-cell>
          <table:table-cell table:style-name="ce41" office:value-type="string">
            <text:p><text:s/>soit </text:p>
          </table:table-cell>
          <table:table-cell table:style-name="ce22" office:value-type="string">
            <text:p>2 /3</text:p>
          </table:table-cell>
          <table:table-cell table:number-columns-repeated="207"/>
        </table:table-row>
        <table:table-row table:style-name="ro3">
          <table:table-cell table:number-columns-repeated="5"/>
          <table:table-cell table:style-name="ce13" office:value-type="float" office:value="25">
            <text:p>25</text:p>
          </table:table-cell>
          <table:table-cell table:style-name="ce13" office:value-type="string">
            <text:p>C</text:p>
          </table:table-cell>
          <table:table-cell table:style-name="ce17" table:formula="of:=(([.L29]-([.$L$5]-[.$C$26]))/[.$C$27])+[.$C$5]" office:value-type="float" office:value="48.26">
            <text:p>48,3</text:p>
          </table:table-cell>
          <table:table-cell table:style-name="ce20"/>
          <table:table-cell table:style-name="ce16" table:formula="of:=(([.N29]-([.$N$5]-[.$D$26]))/[.$D$27])+[.$C$5]" office:value-type="float" office:value="48.26">
            <text:p>48,3</text:p>
          </table:table-cell>
          <table:table-cell/>
          <table:table-cell table:formula="of:=[.L17]/2" office:value-type="float" office:value="25">
            <text:p>25,0000</text:p>
          </table:table-cell>
          <table:table-cell/>
          <table:table-cell table:formula="of:=[.N28]/(2^(1/12))" office:value-type="float" office:value="25">
            <text:p>25,0000</text:p>
          </table:table-cell>
          <table:table-cell/>
          <table:table-cell table:style-name="ce13" office:value-type="float" office:value="5">
            <text:p>5</text:p>
          </table:table-cell>
          <table:table-cell table:style-name="ce13" office:value-type="string">
            <text:p>E</text:p>
          </table:table-cell>
          <table:table-cell table:style-name="ce26" table:formula="of:=[.$R$25]*[.S29]" office:value-type="float" office:value="80">
            <text:p>80,0000</text:p>
          </table:table-cell>
          <table:table-cell table:style-name="ce32" table:formula="of:=4/5" office:value-type="float" office:value="0.8">
            <text:p>0,8000000</text:p>
          </table:table-cell>
          <table:table-cell office:value-type="string">
            <text:p>(4 / 5)</text:p>
          </table:table-cell>
          <table:table-cell table:style-name="ce22" office:value-type="string">
            <text:p>- 50 =</text:p>
          </table:table-cell>
          <table:table-cell table:style-name="ce26" table:formula="of:=[.R29]-50" office:value-type="float" office:value="30">
            <text:p>30,0000</text:p>
          </table:table-cell>
          <table:table-cell table:style-name="ce34" table:formula="of:=CONCATENATE(&quot; - &quot;;TEXT([.V30];&quot;0,0000&quot;);&quot; = &quot;)" office:value-type="string" office:string-value=" - 25,0000 = ">
            <text:p><text:s/>- 25,0000 = </text:p>
          </table:table-cell>
          <table:table-cell table:style-name="ce36" table:formula="of:=[.V29]-[.V30]" office:value-type="float" office:value="5">
            <text:p>5,000000</text:p>
          </table:table-cell>
          <table:table-cell table:style-name="ce34" table:formula="of:=CONCATENATE(&quot;/ &quot;;TEXT([.X30];&quot;0,000000&quot;);&quot; = &quot;)" office:value-type="string" office:string-value="/ 3,888889 = ">
            <text:p>/ 3,888889 = </text:p>
          </table:table-cell>
          <table:table-cell table:style-name="ce37" table:formula="of:=[.X29]/[.X30]" office:value-type="float" office:value="1.28571428571429">
            <text:p>1,2857142857</text:p>
          </table:table-cell>
          <table:table-cell table:style-name="ce41" office:value-type="string">
            <text:p><text:s/>soit </text:p>
          </table:table-cell>
          <table:table-cell table:style-name="ce22" office:value-type="string">
            <text:p>9 / 7</text:p>
          </table:table-cell>
          <table:table-cell table:number-columns-repeated="207"/>
        </table:table-row>
        <table:table-row table:style-name="ro3">
          <table:table-cell table:number-columns-repeated="5"/>
          <table:table-cell table:style-name="ce13" office:value-type="float" office:value="26">
            <text:p>26</text:p>
          </table:table-cell>
          <table:table-cell table:style-name="ce13" office:value-type="string">
            <text:p>C<text:span text:style-name="T2">#</text:span></text:p>
          </table:table-cell>
          <table:table-cell table:style-name="ce17" table:formula="of:=(([.L30]-([.$L$5]-[.$C$26]))/[.$C$27])+[.$C$5]" office:value-type="float" office:value="46.4413541666667">
            <text:p>46,4</text:p>
          </table:table-cell>
          <table:table-cell table:style-name="ce20"/>
          <table:table-cell table:style-name="ce16" table:formula="of:=(([.N30]-([.$N$5]-[.$D$26]))/[.$D$27])+[.$C$5]" office:value-type="float" office:value="46.249952051507">
            <text:p>46,2</text:p>
          </table:table-cell>
          <table:table-cell/>
          <table:table-cell table:formula="of:=[.L18]/2" office:value-type="float" office:value="23.73046875">
            <text:p>23,7305</text:p>
          </table:table-cell>
          <table:table-cell/>
          <table:table-cell table:formula="of:=[.N29]/(2^(1/12))" office:value-type="float" office:value="23.5968578170423">
            <text:p>23,5969</text:p>
          </table:table-cell>
          <table:table-cell/>
          <table:table-cell table:style-name="ce13" office:value-type="float" office:value="6">
            <text:p>6</text:p>
          </table:table-cell>
          <table:table-cell table:style-name="ce13" office:value-type="string">
            <text:p>F</text:p>
          </table:table-cell>
          <table:table-cell table:style-name="ce26" table:formula="of:=[.$R$25]*[.S30]" office:value-type="float" office:value="75">
            <text:p>75,0000</text:p>
          </table:table-cell>
          <table:table-cell table:style-name="ce32" table:formula="of:=3/4" office:value-type="float" office:value="0.75">
            <text:p>0,7500000</text:p>
          </table:table-cell>
          <table:table-cell office:value-type="string">
            <text:p>(3 / 4)</text:p>
          </table:table-cell>
          <table:table-cell table:style-name="ce22" office:value-type="string">
            <text:p>- 50 =</text:p>
          </table:table-cell>
          <table:table-cell table:style-name="ce26" table:formula="of:=[.R30]-50" office:value-type="float" office:value="25">
            <text:p>25,0000</text:p>
          </table:table-cell>
          <table:table-cell table:style-name="ce34" table:formula="of:=CONCATENATE(&quot; - &quot;;TEXT([.V31];&quot;0,0000&quot;);&quot; = &quot;)" office:value-type="string" office:string-value=" - 21,1111 = ">
            <text:p><text:s/>- 21,1111 = </text:p>
          </table:table-cell>
          <table:table-cell table:style-name="ce36" table:formula="of:=[.V30]-[.V31]" office:value-type="float" office:value="3.88888888888889">
            <text:p>3,888889</text:p>
          </table:table-cell>
          <table:table-cell table:style-name="ce34" table:formula="of:=CONCATENATE(&quot;/ &quot;;TEXT([.X31];&quot;0,000000&quot;);&quot; = &quot;)" office:value-type="string" office:string-value="/ 4,444444 = ">
            <text:p>/ 4,444444 = </text:p>
          </table:table-cell>
          <table:table-cell table:style-name="ce37" table:formula="of:=[.X30]/[.X31]" office:value-type="float" office:value="0.874999999999997">
            <text:p>0,8750000000</text:p>
          </table:table-cell>
          <table:table-cell table:style-name="ce41" office:value-type="string">
            <text:p><text:s/>soit </text:p>
          </table:table-cell>
          <table:table-cell table:style-name="ce22" office:value-type="string">
            <text:p>7 / 8</text:p>
          </table:table-cell>
          <table:table-cell table:number-columns-repeated="207"/>
        </table:table-row>
        <table:table-row table:style-name="ro3">
          <table:table-cell table:number-columns-repeated="5"/>
          <table:table-cell table:style-name="ce13" office:value-type="float" office:value="27">
            <text:p>27</text:p>
          </table:table-cell>
          <table:table-cell table:style-name="ce13" office:value-type="string">
            <text:p>D</text:p>
          </table:table-cell>
          <table:table-cell table:style-name="ce17" table:formula="of:=(([.L31]-([.$L$5]-[.$C$26]))/[.$C$27])+[.$C$5]" office:value-type="float" office:value="44.2807407407407">
            <text:p>44,3</text:p>
          </table:table-cell>
          <table:table-cell table:style-name="ce20"/>
          <table:table-cell table:style-name="ce16" table:formula="of:=(([.N31]-([.$N$5]-[.$D$26]))/[.$D$27])+[.$C$5]" office:value-type="float" office:value="44.352719425666">
            <text:p>44,4</text:p>
          </table:table-cell>
          <table:table-cell/>
          <table:table-cell table:formula="of:=[.L19]/2" office:value-type="float" office:value="22.2222222222222">
            <text:p>22,2222</text:p>
          </table:table-cell>
          <table:table-cell/>
          <table:table-cell table:formula="of:=[.N30]/(2^(1/12))" office:value-type="float" office:value="22.2724679535085">
            <text:p>22,2725</text:p>
          </table:table-cell>
          <table:table-cell/>
          <table:table-cell table:style-name="ce13" office:value-type="float" office:value="7">
            <text:p>7</text:p>
          </table:table-cell>
          <table:table-cell table:style-name="ce13" office:value-type="string">
            <text:p>F<text:span text:style-name="T2">#</text:span></text:p>
          </table:table-cell>
          <table:table-cell table:style-name="ce26" table:formula="of:=[.$R$25]*[.S31]" office:value-type="float" office:value="71.1111111111111">
            <text:p>71,1111</text:p>
          </table:table-cell>
          <table:table-cell table:style-name="ce32" table:formula="of:=32/45" office:value-type="float" office:value="0.711111111111111">
            <text:p>0,7111111</text:p>
          </table:table-cell>
          <table:table-cell office:value-type="string">
            <text:p>(32 / 45)</text:p>
          </table:table-cell>
          <table:table-cell table:style-name="ce22" office:value-type="string">
            <text:p>- 50 =</text:p>
          </table:table-cell>
          <table:table-cell table:style-name="ce26" table:formula="of:=[.R31]-50" office:value-type="float" office:value="21.1111111111111">
            <text:p>21,1111</text:p>
          </table:table-cell>
          <table:table-cell table:style-name="ce34" table:formula="of:=CONCATENATE(&quot; - &quot;;TEXT([.V32];&quot;0,0000&quot;);&quot; = &quot;)" office:value-type="string" office:string-value=" - 16,6667 = ">
            <text:p><text:s/>- 16,6667 = </text:p>
          </table:table-cell>
          <table:table-cell table:style-name="ce36" table:formula="of:=[.V31]-[.V32]" office:value-type="float" office:value="4.44444444444446">
            <text:p>4,444444</text:p>
          </table:table-cell>
          <table:table-cell table:style-name="ce34" table:formula="of:=CONCATENATE(&quot;/ &quot;;TEXT([.X32];&quot;0,000000&quot;);&quot; = &quot;)" office:value-type="string" office:string-value="/ 4,166667 = ">
            <text:p>/ 4,166667 = </text:p>
          </table:table-cell>
          <table:table-cell table:style-name="ce37" table:formula="of:=[.X31]/[.X32]" office:value-type="float" office:value="1.06666666666667">
            <text:p>1,0666666667</text:p>
          </table:table-cell>
          <table:table-cell table:style-name="ce41" office:value-type="string">
            <text:p><text:s/>soit </text:p>
          </table:table-cell>
          <table:table-cell table:style-name="ce22" office:value-type="string">
            <text:p>16 / 15</text:p>
          </table:table-cell>
          <table:table-cell table:number-columns-repeated="207"/>
        </table:table-row>
        <table:table-row table:style-name="ro3">
          <table:table-cell table:number-columns-repeated="5"/>
          <table:table-cell table:style-name="ce13" office:value-type="float" office:value="28">
            <text:p>28</text:p>
          </table:table-cell>
          <table:table-cell table:style-name="ce13" office:value-type="string">
            <text:p>D<text:span text:style-name="T2">#</text:span></text:p>
          </table:table-cell>
          <table:table-cell table:style-name="ce17" table:formula="of:=(([.L32]-([.$L$5]-[.$C$26]))/[.$C$27])+[.$C$5]" office:value-type="float" office:value="42.6641666666667">
            <text:p>42,7</text:p>
          </table:table-cell>
          <table:table-cell table:style-name="ce20"/>
          <table:table-cell table:style-name="ce16" table:formula="of:=(([.N32]-([.$N$5]-[.$D$26]))/[.$D$27])+[.$C$5]" office:value-type="float" office:value="42.561970284953">
            <text:p>42,6</text:p>
          </table:table-cell>
          <table:table-cell/>
          <table:table-cell table:formula="of:=[.L20]/2" office:value-type="float" office:value="21.09375">
            <text:p>21,0938</text:p>
          </table:table-cell>
          <table:table-cell/>
          <table:table-cell table:formula="of:=[.N31]/(2^(1/12))" office:value-type="float" office:value="21.0224103813428">
            <text:p>21,0224</text:p>
          </table:table-cell>
          <table:table-cell/>
          <table:table-cell table:style-name="ce13" office:value-type="float" office:value="8">
            <text:p>8</text:p>
          </table:table-cell>
          <table:table-cell table:style-name="ce13" office:value-type="string">
            <text:p>G</text:p>
          </table:table-cell>
          <table:table-cell table:style-name="ce26" table:formula="of:=[.$R$25]*[.S32]" office:value-type="float" office:value="66.6666666666667">
            <text:p>66,6667</text:p>
          </table:table-cell>
          <table:table-cell table:style-name="ce32" table:formula="of:=2/3" office:value-type="float" office:value="0.666666666666667">
            <text:p>0,6666667</text:p>
          </table:table-cell>
          <table:table-cell office:value-type="string">
            <text:p>(2 / 3)</text:p>
          </table:table-cell>
          <table:table-cell table:style-name="ce22" office:value-type="string">
            <text:p>- 50 =</text:p>
          </table:table-cell>
          <table:table-cell table:style-name="ce26" table:formula="of:=[.R32]-50" office:value-type="float" office:value="16.6666666666667">
            <text:p>16,6667</text:p>
          </table:table-cell>
          <table:table-cell table:style-name="ce34" table:formula="of:=CONCATENATE(&quot; - &quot;;TEXT([.V33];&quot;0,0000&quot;);&quot; = &quot;)" office:value-type="string" office:string-value=" - 12,5000 = ">
            <text:p><text:s/>- 12,5000 = </text:p>
          </table:table-cell>
          <table:table-cell table:style-name="ce36" table:formula="of:=[.V32]-[.V33]" office:value-type="float" office:value="4.16666666666666">
            <text:p>4,166667</text:p>
          </table:table-cell>
          <table:table-cell table:style-name="ce34" table:formula="of:=CONCATENATE(&quot;/ &quot;;TEXT([.X33];&quot;0,000000&quot;);&quot; = &quot;)" office:value-type="string" office:string-value="/ 2,500000 = ">
            <text:p>/ 2,500000 = </text:p>
          </table:table-cell>
          <table:table-cell table:style-name="ce37" table:formula="of:=[.X32]/[.X33]" office:value-type="float" office:value="1.66666666666666">
            <text:p>1,6666666667</text:p>
          </table:table-cell>
          <table:table-cell table:style-name="ce41" office:value-type="string">
            <text:p><text:s/>soit </text:p>
          </table:table-cell>
          <table:table-cell table:style-name="ce22" office:value-type="string">
            <text:p>5 /3</text:p>
          </table:table-cell>
          <table:table-cell table:number-columns-repeated="207"/>
        </table:table-row>
        <table:table-row table:style-name="ro3">
          <table:table-cell table:number-columns-repeated="5"/>
          <table:table-cell table:style-name="ce13" office:value-type="float" office:value="29">
            <text:p>29</text:p>
          </table:table-cell>
          <table:table-cell table:style-name="ce13" office:value-type="string">
            <text:p>E</text:p>
          </table:table-cell>
          <table:table-cell table:style-name="ce17" table:formula="of:=(([.L33]-([.$L$5]-[.$C$26]))/[.$C$27])+[.$C$5]" office:value-type="float" office:value="40.743621399177">
            <text:p>40,7</text:p>
          </table:table-cell>
          <table:table-cell table:style-name="ce20"/>
          <table:table-cell table:style-name="ce16" table:formula="of:=(([.N33]-([.$N$5]-[.$D$26]))/[.$D$27])+[.$C$5]" office:value-type="float" office:value="40.8717281705772">
            <text:p>40,9</text:p>
          </table:table-cell>
          <table:table-cell/>
          <table:table-cell table:formula="of:=[.L21]/2" office:value-type="float" office:value="19.7530864197531">
            <text:p>19,7531</text:p>
          </table:table-cell>
          <table:table-cell/>
          <table:table-cell table:formula="of:=[.N32]/(2^(1/12))" office:value-type="float" office:value="19.8425131496025">
            <text:p>19,8425</text:p>
          </table:table-cell>
          <table:table-cell/>
          <table:table-cell table:style-name="ce13" office:value-type="float" office:value="9">
            <text:p>9</text:p>
          </table:table-cell>
          <table:table-cell table:style-name="ce13" office:value-type="string">
            <text:p>G<text:span text:style-name="T2">#</text:span></text:p>
          </table:table-cell>
          <table:table-cell table:style-name="ce26" table:formula="of:=[.$R$25]*[.S33]" office:value-type="float" office:value="62.5">
            <text:p>62,5000</text:p>
          </table:table-cell>
          <table:table-cell table:style-name="ce32" table:formula="of:=5/8" office:value-type="float" office:value="0.625">
            <text:p>0,6250000</text:p>
          </table:table-cell>
          <table:table-cell office:value-type="string">
            <text:p>(5 / 8)</text:p>
          </table:table-cell>
          <table:table-cell table:style-name="ce22" office:value-type="string">
            <text:p>- 50 =</text:p>
          </table:table-cell>
          <table:table-cell table:style-name="ce26" table:formula="of:=[.R33]-50" office:value-type="float" office:value="12.5">
            <text:p>12,5000</text:p>
          </table:table-cell>
          <table:table-cell table:style-name="ce34" table:formula="of:=CONCATENATE(&quot; - &quot;;TEXT([.V34];&quot;0,0000&quot;);&quot; = &quot;)" office:value-type="string" office:string-value=" - 10,0000 = ">
            <text:p><text:s/>- 10,0000 = </text:p>
          </table:table-cell>
          <table:table-cell table:style-name="ce36" table:formula="of:=[.V33]-[.V34]" office:value-type="float" office:value="2.5">
            <text:p>2,500000</text:p>
          </table:table-cell>
          <table:table-cell table:style-name="ce34" table:formula="of:=CONCATENATE(&quot;/ &quot;;TEXT([.X34];&quot;0,000000&quot;);&quot; = &quot;)" office:value-type="string" office:string-value="/ 4,444444 = ">
            <text:p>/ 4,444444 = </text:p>
          </table:table-cell>
          <table:table-cell table:style-name="ce37" table:formula="of:=[.X33]/[.X34]" office:value-type="float" office:value="0.5625">
            <text:p>0,5625000000</text:p>
          </table:table-cell>
          <table:table-cell table:style-name="ce41" office:value-type="string">
            <text:p><text:s/>soit </text:p>
          </table:table-cell>
          <table:table-cell table:style-name="ce22" office:value-type="string">
            <text:p>9 /16</text:p>
          </table:table-cell>
          <table:table-cell table:number-columns-repeated="207"/>
        </table:table-row>
        <table:table-row table:style-name="ro3">
          <table:table-cell table:number-columns-repeated="5"/>
          <table:table-cell table:style-name="ce13" office:value-type="float" office:value="30">
            <text:p>30</text:p>
          </table:table-cell>
          <table:table-cell table:style-name="ce13" office:value-type="string">
            <text:p>F</text:p>
          </table:table-cell>
          <table:table-cell table:style-name="ce17" table:formula="of:=(([.L34]-([.$L$5]-[.$C$26]))/[.$C$27])+[.$C$5]" office:value-type="float" office:value="39.3066666666667">
            <text:p>39,3</text:p>
          </table:table-cell>
          <table:table-cell table:style-name="ce20"/>
          <table:table-cell table:style-name="ce16" table:formula="of:=(([.N34]-([.$N$5]-[.$D$26]))/[.$D$27])+[.$C$5]" office:value-type="float" office:value="39.2763520566051">
            <text:p>39,3</text:p>
          </table:table-cell>
          <table:table-cell/>
          <table:table-cell table:formula="of:=[.L22]/2" office:value-type="float" office:value="18.75">
            <text:p>18,7500</text:p>
          </table:table-cell>
          <table:table-cell/>
          <table:table-cell table:formula="of:=[.N33]/(2^(1/12))" office:value-type="float" office:value="18.7288384609585">
            <text:p>18,7288</text:p>
          </table:table-cell>
          <table:table-cell/>
          <table:table-cell table:style-name="ce13" office:value-type="float" office:value="10">
            <text:p>10</text:p>
          </table:table-cell>
          <table:table-cell table:style-name="ce13" office:value-type="string">
            <text:p>A</text:p>
          </table:table-cell>
          <table:table-cell table:style-name="ce26" table:formula="of:=[.$R$25]*[.S34]" office:value-type="float" office:value="60">
            <text:p>60,0000</text:p>
          </table:table-cell>
          <table:table-cell table:style-name="ce32" table:formula="of:=3/5" office:value-type="float" office:value="0.6">
            <text:p>0,6000000</text:p>
          </table:table-cell>
          <table:table-cell office:value-type="string">
            <text:p>(3 / 5)</text:p>
          </table:table-cell>
          <table:table-cell table:style-name="ce22" office:value-type="string">
            <text:p>- 50 =</text:p>
          </table:table-cell>
          <table:table-cell table:style-name="ce26" table:formula="of:=[.R34]-50" office:value-type="float" office:value="10">
            <text:p>10,0000</text:p>
          </table:table-cell>
          <table:table-cell table:style-name="ce34" table:formula="of:=CONCATENATE(&quot; - &quot;;TEXT([.V35];&quot;0,0000&quot;);&quot; = &quot;)" office:value-type="string" office:string-value=" - 5,5556 = ">
            <text:p><text:s/>- 5,5556 = </text:p>
          </table:table-cell>
          <table:table-cell table:style-name="ce36" table:formula="of:=[.V34]-[.V35]" office:value-type="float" office:value="4.44444444444444">
            <text:p>4,444444</text:p>
          </table:table-cell>
          <table:table-cell table:style-name="ce34" table:formula="of:=CONCATENATE(&quot;/ &quot;;TEXT([.X35];&quot;0,000000&quot;);&quot; = &quot;)" office:value-type="string" office:string-value="/ 2,222222 = ">
            <text:p>/ 2,222222 = </text:p>
          </table:table-cell>
          <table:table-cell table:style-name="ce37" table:formula="of:=[.X34]/[.X35]" office:value-type="float" office:value="2">
            <text:p>2,0000000000</text:p>
          </table:table-cell>
          <table:table-cell table:style-name="ce41" office:value-type="string">
            <text:p><text:s/>soit </text:p>
          </table:table-cell>
          <table:table-cell table:style-name="ce22" office:value-type="string">
            <text:p>2 /1</text:p>
          </table:table-cell>
          <table:table-cell table:number-columns-repeated="207"/>
        </table:table-row>
        <table:table-row table:style-name="ro3">
          <table:table-cell table:number-columns-repeated="5"/>
          <table:table-cell table:style-name="ce13" office:value-type="float" office:value="31">
            <text:p>31</text:p>
          </table:table-cell>
          <table:table-cell table:style-name="ce13" office:value-type="string">
            <text:p>F<text:span text:style-name="T2">#</text:span></text:p>
          </table:table-cell>
          <table:table-cell table:style-name="ce17" table:formula="of:=(([.L35]-([.$L$5]-[.$C$26]))/[.$C$27])+[.$C$5]" office:value-type="float" office:value="37.9426822916667">
            <text:p>37,9</text:p>
          </table:table-cell>
          <table:table-cell table:style-name="ce20"/>
          <table:table-cell table:style-name="ce16" table:formula="of:=(([.N35]-([.$N$5]-[.$D$26]))/[.$D$27])+[.$C$5]" office:value-type="float" office:value="37.7705175235609">
            <text:p>37,8</text:p>
          </table:table-cell>
          <table:table-cell/>
          <table:table-cell table:formula="of:=[.L23]/2" office:value-type="float" office:value="17.7978515625">
            <text:p>17,7979</text:p>
          </table:table-cell>
          <table:table-cell/>
          <table:table-cell table:formula="of:=[.N34]/(2^(1/12))" office:value-type="float" office:value="17.6776695296637">
            <text:p>17,6777</text:p>
          </table:table-cell>
          <table:table-cell/>
          <table:table-cell table:style-name="ce13" office:value-type="float" office:value="11">
            <text:p>11</text:p>
          </table:table-cell>
          <table:table-cell table:style-name="ce13" office:value-type="string">
            <text:p>B<text:span text:style-name="T2">b</text:span></text:p>
          </table:table-cell>
          <table:table-cell table:style-name="ce26" table:formula="of:=[.$R$25]*[.S35]" office:value-type="float" office:value="55.5555555555556">
            <text:p>55,5556</text:p>
          </table:table-cell>
          <table:table-cell table:style-name="ce32" table:formula="of:=5/9" office:value-type="float" office:value="0.555555555555556">
            <text:p>0,5555556</text:p>
          </table:table-cell>
          <table:table-cell office:value-type="string">
            <text:p>(5 / 9)</text:p>
          </table:table-cell>
          <table:table-cell table:style-name="ce22" office:value-type="string">
            <text:p>- 50 =</text:p>
          </table:table-cell>
          <table:table-cell table:style-name="ce26" table:formula="of:=[.R35]-50" office:value-type="float" office:value="5.55555555555556">
            <text:p>5,5556</text:p>
          </table:table-cell>
          <table:table-cell table:style-name="ce34" table:formula="of:=CONCATENATE(&quot; - &quot;;TEXT([.V36];&quot;0,0000&quot;);&quot; = &quot;)" office:value-type="string" office:string-value=" - 3,3333 = ">
            <text:p><text:s/>- 3,3333 = </text:p>
          </table:table-cell>
          <table:table-cell table:style-name="ce36" table:formula="of:=[.V35]-[.V36]" office:value-type="float" office:value="2.22222222222222">
            <text:p>2,222222</text:p>
          </table:table-cell>
          <table:table-cell table:style-name="ce34" table:formula="of:=CONCATENATE(&quot;/ &quot;;TEXT([.X36];&quot;0,000000&quot;);&quot; = &quot;)" office:value-type="string" office:string-value="/ 3,333333 = ">
            <text:p>/ 3,333333 = </text:p>
          </table:table-cell>
          <table:table-cell table:style-name="ce37" table:formula="of:=[.X35]/[.X36]" office:value-type="float" office:value="0.666666666666666">
            <text:p>0,6666666667</text:p>
          </table:table-cell>
          <table:table-cell table:style-name="ce41" office:value-type="string">
            <text:p><text:s/>soit </text:p>
          </table:table-cell>
          <table:table-cell table:style-name="ce22" office:value-type="string">
            <text:p>2 /3</text:p>
          </table:table-cell>
          <table:table-cell table:number-columns-repeated="207"/>
        </table:table-row>
        <table:table-row table:style-name="ro3">
          <table:table-cell table:number-columns-repeated="5"/>
          <table:table-cell table:style-name="ce13" office:value-type="float" office:value="32">
            <text:p>32</text:p>
          </table:table-cell>
          <table:table-cell table:style-name="ce13" office:value-type="string">
            <text:p>G</text:p>
          </table:table-cell>
          <table:table-cell table:style-name="ce17" table:formula="of:=(([.L36]-([.$L$5]-[.$C$26]))/[.$C$27])+[.$C$5]" office:value-type="float" office:value="36.3222222222222">
            <text:p>36,3</text:p>
          </table:table-cell>
          <table:table-cell table:style-name="ce20"/>
          <table:table-cell table:style-name="ce16" table:formula="of:=(([.N36]-([.$N$5]-[.$D$26]))/[.$D$27])+[.$C$5]" office:value-type="float" office:value="36.3491989886714">
            <text:p>36,3</text:p>
          </table:table-cell>
          <table:table-cell/>
          <table:table-cell table:formula="of:=[.L24]/2" office:value-type="float" office:value="16.6666666666667">
            <text:p>16,6667</text:p>
          </table:table-cell>
          <table:table-cell/>
          <table:table-cell table:formula="of:=[.N35]/(2^(1/12))" office:value-type="float" office:value="16.6854981771254">
            <text:p>16,6855</text:p>
          </table:table-cell>
          <table:table-cell/>
          <table:table-cell table:style-name="ce13" office:value-type="float" office:value="12">
            <text:p>12</text:p>
          </table:table-cell>
          <table:table-cell table:style-name="ce13" office:value-type="string">
            <text:p>B</text:p>
          </table:table-cell>
          <table:table-cell table:style-name="ce26" table:formula="of:=[.$R$25]*[.S36]" office:value-type="float" office:value="53.3333333333333">
            <text:p>53,3333</text:p>
          </table:table-cell>
          <table:table-cell table:style-name="ce32" table:formula="of:=8/15" office:value-type="float" office:value="0.533333333333333">
            <text:p>0,5333333</text:p>
          </table:table-cell>
          <table:table-cell office:value-type="string">
            <text:p>(8 / 15)</text:p>
          </table:table-cell>
          <table:table-cell table:style-name="ce22" office:value-type="string">
            <text:p>- 50 =</text:p>
          </table:table-cell>
          <table:table-cell table:style-name="ce26" table:formula="of:=[.R36]-50" office:value-type="float" office:value="3.33333333333334">
            <text:p>3,3333</text:p>
          </table:table-cell>
          <table:table-cell table:style-name="ce34" table:formula="of:=CONCATENATE(&quot; - &quot;;TEXT([.V37];&quot;0,0000&quot;);&quot; = &quot;)" office:value-type="string" office:string-value=" - 0,0000 = ">
            <text:p><text:s/>- 0,0000 = </text:p>
          </table:table-cell>
          <table:table-cell table:style-name="ce36" table:formula="of:=[.V36]-[.V37]" office:value-type="float" office:value="3.33333333333334">
            <text:p>3,333333</text:p>
          </table:table-cell>
          <table:table-cell table:style-name="ce34" table:formula="of:=CONCATENATE(&quot;/ &quot;;TEXT([.X37];&quot;0,000000&quot;);&quot; = &quot;)" office:value-type="string" office:string-value="/ 3,125000 = ">
            <text:p>/ 3,125000 = </text:p>
          </table:table-cell>
          <table:table-cell table:style-name="ce37" table:formula="of:=[.X36]/[.X37]" office:value-type="float" office:value="1.06666666666667">
            <text:p>1,0666666667</text:p>
          </table:table-cell>
          <table:table-cell table:style-name="ce41" office:value-type="string">
            <text:p><text:s/>soit </text:p>
          </table:table-cell>
          <table:table-cell table:style-name="ce22" office:value-type="string">
            <text:p>16 / 15</text:p>
          </table:table-cell>
          <table:table-cell table:number-columns-repeated="207"/>
        </table:table-row>
        <table:table-row table:style-name="ro3">
          <table:table-cell table:number-columns-repeated="5"/>
          <table:table-cell table:style-name="ce13" office:value-type="float" office:value="33">
            <text:p>33</text:p>
          </table:table-cell>
          <table:table-cell table:style-name="ce13" office:value-type="string">
            <text:p>G<text:span text:style-name="T2">#</text:span></text:p>
          </table:table-cell>
          <table:table-cell table:style-name="ce17" table:formula="of:=(([.L37]-([.$L$5]-[.$C$26]))/[.$C$27])+[.$C$5]" office:value-type="float" office:value="35.1097916666667">
            <text:p>35,1</text:p>
          </table:table-cell>
          <table:table-cell table:style-name="ce20"/>
          <table:table-cell table:style-name="ce16" table:formula="of:=(([.N37]-([.$N$5]-[.$D$26]))/[.$D$27])+[.$C$5]" office:value-type="float" office:value="35.0076529334508">
            <text:p>35,0</text:p>
          </table:table-cell>
          <table:table-cell/>
          <table:table-cell table:formula="of:=[.L25]/2" office:value-type="float" office:value="15.8203125">
            <text:p>15,8203</text:p>
          </table:table-cell>
          <table:table-cell/>
          <table:table-cell table:formula="of:=[.N36]/(2^(1/12))" office:value-type="float" office:value="15.7490131236859">
            <text:p>15,7490</text:p>
          </table:table-cell>
          <table:table-cell/>
          <table:table-cell table:style-name="ce13" office:value-type="float" office:value="13">
            <text:p>13</text:p>
          </table:table-cell>
          <table:table-cell table:style-name="ce13" office:value-type="string">
            <text:p>C</text:p>
          </table:table-cell>
          <table:table-cell table:style-name="ce26" table:formula="of:=[.$R$25]*[.S37]" office:value-type="float" office:value="50">
            <text:p>50,0000</text:p>
          </table:table-cell>
          <table:table-cell table:style-name="ce32" table:formula="of:=1/2" office:value-type="float" office:value="0.5">
            <text:p>0,5000000</text:p>
          </table:table-cell>
          <table:table-cell office:value-type="string">
            <text:p>(1 / 2)</text:p>
          </table:table-cell>
          <table:table-cell table:style-name="ce22" office:value-type="string">
            <text:p>- 50 =</text:p>
          </table:table-cell>
          <table:table-cell table:style-name="ce26" table:formula="of:=[.R37]-50" office:value-type="float" office:value="0">
            <text:p>0,0000</text:p>
          </table:table-cell>
          <table:table-cell table:style-name="ce34" table:formula="of:=CONCATENATE(TEXT([.X25];&quot;0,000000&quot;);&quot; / 2 = &quot;)" office:value-type="string" office:string-value="6,250000 / 2 = ">
            <text:p>6,250000 / 2 = </text:p>
          </table:table-cell>
          <table:table-cell table:style-name="ce36" table:formula="of:=[.X25]/2" office:value-type="float" office:value="3.125">
            <text:p>3,125000</text:p>
          </table:table-cell>
          <table:table-cell table:style-name="ce36"/>
          <table:table-cell table:style-name="ce37"/>
          <table:table-cell table:style-name="ce40"/>
          <table:table-cell table:style-name="ce21"/>
          <table:table-cell table:number-columns-repeated="207"/>
        </table:table-row>
        <table:table-row table:style-name="ro3">
          <table:table-cell table:number-columns-repeated="5"/>
          <table:table-cell table:style-name="ce13" office:value-type="float" office:value="34">
            <text:p>34</text:p>
          </table:table-cell>
          <table:table-cell table:style-name="ce13" office:value-type="string">
            <text:p>A</text:p>
          </table:table-cell>
          <table:table-cell table:style-name="ce17" table:formula="of:=(([.L38]-([.$L$5]-[.$C$26]))/[.$C$27])+[.$C$5]" office:value-type="float" office:value="33.6693827160494">
            <text:p>33,7</text:p>
          </table:table-cell>
          <table:table-cell table:style-name="ce20"/>
          <table:table-cell table:style-name="ce16" table:formula="of:=(([.N38]-([.$N$5]-[.$D$26]))/[.$D$27])+[.$C$5]" office:value-type="float" office:value="33.7414020726487">
            <text:p>33,7</text:p>
          </table:table-cell>
          <table:table-cell/>
          <table:table-cell table:formula="of:=[.L26]/2" office:value-type="float" office:value="14.8148148148148">
            <text:p>14,8148</text:p>
          </table:table-cell>
          <table:table-cell/>
          <table:table-cell table:formula="of:=[.N37]/(2^(1/12))" office:value-type="float" office:value="14.865088937534">
            <text:p>14,8651</text:p>
          </table:table-cell>
          <table:table-cell table:number-columns-repeated="3"/>
          <table:table-cell table:style-name="Default" table:number-columns-repeated="6"/>
          <table:table-cell table:number-columns-repeated="212"/>
        </table:table-row>
        <table:table-row table:style-name="ro3">
          <table:table-cell table:number-columns-repeated="5"/>
          <table:table-cell table:style-name="ce13" office:value-type="float" office:value="35">
            <text:p>35</text:p>
          </table:table-cell>
          <table:table-cell table:style-name="ce13" office:value-type="string">
            <text:p>A<text:span text:style-name="T2">#</text:span></text:p>
          </table:table-cell>
          <table:table-cell table:style-name="ce17" table:formula="of:=(([.L39]-([.$L$5]-[.$C$26]))/[.$C$27])+[.$C$5]" office:value-type="float" office:value="32.5916666666667">
            <text:p>32,6</text:p>
          </table:table-cell>
          <table:table-cell table:style-name="ce20"/>
          <table:table-cell table:style-name="ce16" table:formula="of:=(([.N39]-([.$N$5]-[.$D$26]))/[.$D$27])+[.$C$5]" office:value-type="float" office:value="32.5462204117265">
            <text:p>32,5</text:p>
          </table:table-cell>
          <table:table-cell/>
          <table:table-cell table:formula="of:=[.L27]/2" office:value-type="float" office:value="14.0625">
            <text:p>14,0625</text:p>
          </table:table-cell>
          <table:table-cell/>
          <table:table-cell table:formula="of:=[.N38]/(2^(1/12))" office:value-type="float" office:value="14.0307756038671">
            <text:p>14,0308</text:p>
          </table:table-cell>
          <table:table-cell table:number-columns-repeated="221"/>
        </table:table-row>
        <table:table-row table:style-name="ro3">
          <table:table-cell table:number-columns-repeated="5"/>
          <table:table-cell table:style-name="ce13" office:value-type="float" office:value="36">
            <text:p>36</text:p>
          </table:table-cell>
          <table:table-cell table:style-name="ce13" office:value-type="string">
            <text:p>B</text:p>
          </table:table-cell>
          <table:table-cell table:style-name="ce17" table:formula="of:=(([.L40]-([.$L$5]-[.$C$26]))/[.$C$27])+[.$C$5]" office:value-type="float" office:value="31.3113031550069">
            <text:p>31,3</text:p>
          </table:table-cell>
          <table:table-cell table:style-name="ce20"/>
          <table:table-cell table:style-name="ce16" table:formula="of:=(([.N40]-([.$N$5]-[.$D$26]))/[.$D$27])+[.$C$5]" office:value-type="float" office:value="31.4181191429938">
            <text:p>31,4</text:p>
          </table:table-cell>
          <table:table-cell/>
          <table:table-cell table:formula="of:=[.L28]/2" office:value-type="float" office:value="13.1687242798354">
            <text:p>13,1687</text:p>
          </table:table-cell>
          <table:table-cell/>
          <table:table-cell table:formula="of:=[.N39]/(2^(1/12))" office:value-type="float" office:value="13.2432886794912">
            <text:p>13,2433</text:p>
          </table:table-cell>
          <table:table-cell/>
          <table:table-cell table:style-name="ce21"/>
          <table:table-cell table:style-name="ce22"/>
          <table:table-cell table:style-name="ce27" office:value-type="string" table:number-columns-spanned="5" table:number-rows-spanned="1">
            <text:p>Rapports décrits dans le texte comme égaux...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table-cell/>
          <table:table-cell table:style-name="ce38" office:value-type="string" table:number-columns-spanned="2" table:number-rows-spanned="1">
            <text:p>Là où Mersenne donne...</text:p>
          </table:table-cell>
          <table:covered-table-cell table:style-name="ce42"/>
          <table:table-cell table:number-columns-repeated="210"/>
        </table:table-row>
        <table:table-row table:style-name="ro3">
          <table:table-cell table:number-columns-repeated="5"/>
          <table:table-cell table:style-name="ce13" office:value-type="float" office:value="37">
            <text:p>37</text:p>
          </table:table-cell>
          <table:table-cell table:style-name="ce13" office:value-type="string">
            <text:p>C</text:p>
          </table:table-cell>
          <table:table-cell table:style-name="ce17" table:formula="of:=(([.L41]-([.$L$5]-[.$C$26]))/[.$C$27])+[.$C$5]" office:value-type="float" office:value="30.3533333333333">
            <text:p>30,4</text:p>
          </table:table-cell>
          <table:table-cell table:style-name="ce20"/>
          <table:table-cell table:style-name="ce16" table:formula="of:=(([.N41]-([.$N$5]-[.$D$26]))/[.$D$27])+[.$C$5]" office:value-type="float" office:value="30.3533333333333">
            <text:p>30,4</text:p>
          </table:table-cell>
          <table:table-cell/>
          <table:table-cell table:formula="of:=[.L29]/2" office:value-type="float" office:value="12.5">
            <text:p>12,5000</text:p>
          </table:table-cell>
          <table:table-cell/>
          <table:table-cell table:formula="of:=[.N40]/(2^(1/12))" office:value-type="float" office:value="12.5">
            <text:p>12,5000</text:p>
          </table:table-cell>
          <table:table-cell/>
          <table:table-cell table:style-name="ce21"/>
          <table:table-cell table:style-name="ce22"/>
          <table:table-cell table:style-name="ce28" office:value-type="string" table:number-columns-spanned="2" table:number-rows-spanned="1">
            <text:p>A</text:p>
          </table:table-cell>
          <table:covered-table-cell table:style-name="ce24"/>
          <table:table-cell table:style-name="Default"/>
          <table:table-cell table:style-name="ce28" office:value-type="string" table:number-columns-spanned="2" table:number-rows-spanned="1">
            <text:p>B</text:p>
          </table:table-cell>
          <table:covered-table-cell table:style-name="ce24"/>
          <table:table-cell table:number-columns-repeated="213"/>
        </table:table-row>
        <table:table-row table:style-name="ro3">
          <table:table-cell table:number-columns-repeated="5"/>
          <table:table-cell table:style-name="ce13" office:value-type="float" office:value="38">
            <text:p>38</text:p>
          </table:table-cell>
          <table:table-cell table:style-name="ce13" office:value-type="string">
            <text:p>C<text:span text:style-name="T2">#</text:span></text:p>
          </table:table-cell>
          <table:table-cell table:style-name="ce17" table:formula="of:=(([.L42]-([.$L$5]-[.$C$26]))/[.$C$27])+[.$C$5]" office:value-type="float" office:value="29.4440104166667">
            <text:p>29,4</text:p>
          </table:table-cell>
          <table:table-cell table:style-name="ce20"/>
          <table:table-cell table:style-name="ce16" table:formula="of:=(([.N42]-([.$N$5]-[.$D$26]))/[.$D$27])+[.$C$5]" office:value-type="float" office:value="29.3483093590868">
            <text:p>29,3</text:p>
          </table:table-cell>
          <table:table-cell/>
          <table:table-cell table:formula="of:=[.L30]/2" office:value-type="float" office:value="11.865234375">
            <text:p>11,8652</text:p>
          </table:table-cell>
          <table:table-cell/>
          <table:table-cell table:formula="of:=[.N41]/(2^(1/12))" office:value-type="float" office:value="11.7984289085212">
            <text:p>11,7984</text:p>
          </table:table-cell>
          <table:table-cell/>
          <table:table-cell table:style-name="ce21"/>
          <table:table-cell table:style-name="ce22"/>
          <table:table-cell table:style-name="ce24" office:value-type="string">
            <text:p>Valeurs</text:p>
          </table:table-cell>
          <table:table-cell table:style-name="ce25" office:value-type="string">
            <text:p>Rapports</text:p>
          </table:table-cell>
          <table:table-cell table:style-name="Default"/>
          <table:table-cell table:style-name="ce24" office:value-type="string">
            <text:p>Valeurs</text:p>
          </table:table-cell>
          <table:table-cell table:style-name="ce25" office:value-type="string">
            <text:p>Rapports</text:p>
          </table:table-cell>
          <table:table-cell/>
          <table:table-cell table:style-name="ce24" office:value-type="string">
            <text:p>Valeurs</text:p>
          </table:table-cell>
          <table:table-cell table:style-name="ce25" office:value-type="string">
            <text:p>Rapports</text:p>
          </table:table-cell>
          <table:table-cell table:number-columns-repeated="210"/>
        </table:table-row>
        <table:table-row table:style-name="ro3">
          <table:table-cell table:number-columns-repeated="5"/>
          <table:table-cell table:style-name="ce13" office:value-type="float" office:value="39">
            <text:p>39</text:p>
          </table:table-cell>
          <table:table-cell table:style-name="ce13" office:value-type="string">
            <text:p>D</text:p>
          </table:table-cell>
          <table:table-cell table:style-name="ce17" table:formula="of:=(([.L43]-([.$L$5]-[.$C$26]))/[.$C$27])+[.$C$5]" office:value-type="float" office:value="28.3637037037037">
            <text:p>28,4</text:p>
          </table:table-cell>
          <table:table-cell table:style-name="ce20"/>
          <table:table-cell table:style-name="ce16" table:formula="of:=(([.N43]-([.$N$5]-[.$D$26]))/[.$D$27])+[.$C$5]" office:value-type="float" office:value="28.3996930461663">
            <text:p>28,4</text:p>
          </table:table-cell>
          <table:table-cell/>
          <table:table-cell table:formula="of:=[.L31]/2" office:value-type="float" office:value="11.1111111111111">
            <text:p>11,1111</text:p>
          </table:table-cell>
          <table:table-cell/>
          <table:table-cell table:formula="of:=[.N42]/(2^(1/12))" office:value-type="float" office:value="11.1362339767542">
            <text:p>11,1362</text:p>
          </table:table-cell>
          <table:table-cell/>
          <table:table-cell table:style-name="ce13" office:value-type="float" office:value="1">
            <text:p>1</text:p>
          </table:table-cell>
          <table:table-cell table:style-name="ce13" office:value-type="string">
            <text:p>C</text:p>
          </table:table-cell>
          <table:table-cell office:value-type="float" office:value="1620">
            <text:p>1620</text:p>
          </table:table-cell>
          <table:table-cell table:style-name="ce33" table:formula="of:=[.R43]/[.R44]" office:value-type="float" office:value="1.05058365758755">
            <text:p>1,05058365759</text:p>
          </table:table-cell>
          <table:table-cell table:style-name="Default"/>
          <table:table-cell table:style-name="ce35" office:value-type="float" office:value="100000">
            <text:p>100.000</text:p>
          </table:table-cell>
          <table:table-cell table:style-name="ce33" table:formula="of:=[.U43]/[.U44]" office:value-type="float" office:value="1.06666666666667">
            <text:p>1,06666666667</text:p>
          </table:table-cell>
          <table:table-cell/>
          <table:table-cell table:style-name="ce39" office:value-type="float" office:value="1000">
            <text:p>1000</text:p>
          </table:table-cell>
          <table:table-cell table:style-name="ce33" table:formula="of:=[.X43]/[.X44]" office:value-type="float" office:value="1.05932203389831">
            <text:p>1,05932203390</text:p>
          </table:table-cell>
          <table:table-cell table:number-columns-repeated="210"/>
        </table:table-row>
        <table:table-row table:style-name="ro3">
          <table:table-cell table:number-columns-repeated="5"/>
          <table:table-cell table:style-name="ce13" office:value-type="float" office:value="40">
            <text:p>40</text:p>
          </table:table-cell>
          <table:table-cell table:style-name="ce13" office:value-type="string">
            <text:p>D<text:span text:style-name="T2">#</text:span></text:p>
          </table:table-cell>
          <table:table-cell table:style-name="ce17" table:formula="of:=(([.L44]-([.$L$5]-[.$C$26]))/[.$C$27])+[.$C$5]" office:value-type="float" office:value="27.5554166666667">
            <text:p>27,6</text:p>
          </table:table-cell>
          <table:table-cell table:style-name="ce20"/>
          <table:table-cell table:style-name="ce16" table:formula="of:=(([.N44]-([.$N$5]-[.$D$26]))/[.$D$27])+[.$C$5]" office:value-type="float" office:value="27.5043184758098">
            <text:p>27,5</text:p>
          </table:table-cell>
          <table:table-cell/>
          <table:table-cell table:formula="of:=[.L32]/2" office:value-type="float" office:value="10.546875">
            <text:p>10,5469</text:p>
          </table:table-cell>
          <table:table-cell/>
          <table:table-cell table:formula="of:=[.N43]/(2^(1/12))" office:value-type="float" office:value="10.5112051906714">
            <text:p>10,5112</text:p>
          </table:table-cell>
          <table:table-cell/>
          <table:table-cell table:style-name="ce13" office:value-type="float" office:value="2">
            <text:p>2</text:p>
          </table:table-cell>
          <table:table-cell table:style-name="ce13" office:value-type="string">
            <text:p>C<text:span text:style-name="T2">#</text:span></text:p>
          </table:table-cell>
          <table:table-cell office:value-type="float" office:value="1542">
            <text:p>1542</text:p>
          </table:table-cell>
          <table:table-cell table:style-name="ce33" table:formula="of:=[.R44]/[.R45]" office:value-type="float" office:value="1.06491712707182">
            <text:p>1,06491712707</text:p>
          </table:table-cell>
          <table:table-cell table:style-name="Default"/>
          <table:table-cell table:style-name="ce35" office:value-type="float" office:value="93750">
            <text:p>93.750</text:p>
          </table:table-cell>
          <table:table-cell table:style-name="ce33" table:formula="of:=[.U44]/[.U45]" office:value-type="float" office:value="1.05468618164227">
            <text:p>1,05468618164</text:p>
          </table:table-cell>
          <table:table-cell/>
          <table:table-cell table:style-name="ce39" office:value-type="float" office:value="944">
            <text:p>944</text:p>
          </table:table-cell>
          <table:table-cell table:style-name="ce33" table:formula="of:=[.X44]/[.X45]" office:value-type="float" office:value="1.05829596412556">
            <text:p>1,05829596413</text:p>
          </table:table-cell>
          <table:table-cell table:number-columns-repeated="210"/>
        </table:table-row>
        <table:table-row table:style-name="ro3">
          <table:table-cell table:number-columns-repeated="5"/>
          <table:table-cell table:style-name="ce13" office:value-type="float" office:value="41">
            <text:p>41</text:p>
          </table:table-cell>
          <table:table-cell table:style-name="ce13" office:value-type="string">
            <text:p>E</text:p>
          </table:table-cell>
          <table:table-cell table:style-name="ce17" table:formula="of:=(([.L45]-([.$L$5]-[.$C$26]))/[.$C$27])+[.$C$5]" office:value-type="float" office:value="26.5951440329218">
            <text:p>26,6</text:p>
          </table:table-cell>
          <table:table-cell table:style-name="ce20"/>
          <table:table-cell table:style-name="ce16" table:formula="of:=(([.N45]-([.$N$5]-[.$D$26]))/[.$D$27])+[.$C$5]" office:value-type="float" office:value="26.6591974186219">
            <text:p>26,7</text:p>
          </table:table-cell>
          <table:table-cell/>
          <table:table-cell table:formula="of:=[.L33]/2" office:value-type="float" office:value="9.87654320987654">
            <text:p>9,8765</text:p>
          </table:table-cell>
          <table:table-cell/>
          <table:table-cell table:formula="of:=[.N44]/(2^(1/12))" office:value-type="float" office:value="9.92125657480123">
            <text:p>9,9213</text:p>
          </table:table-cell>
          <table:table-cell/>
          <table:table-cell table:style-name="ce13" office:value-type="float" office:value="3">
            <text:p>3</text:p>
          </table:table-cell>
          <table:table-cell table:style-name="ce13" office:value-type="string">
            <text:p>D</text:p>
          </table:table-cell>
          <table:table-cell office:value-type="float" office:value="1448">
            <text:p>1448</text:p>
          </table:table-cell>
          <table:table-cell table:style-name="ce33" table:formula="of:=[.R45]/[.R46]" office:value-type="float" office:value="1.07021433850702">
            <text:p>1,07021433851</text:p>
          </table:table-cell>
          <table:table-cell table:style-name="Default"/>
          <table:table-cell table:style-name="ce35" office:value-type="float" office:value="88889">
            <text:p>88.889</text:p>
          </table:table-cell>
          <table:table-cell table:style-name="ce33" table:formula="of:=[.U45]/[.U46]" office:value-type="float" office:value="1.06667226668907">
            <text:p>1,06667226669</text:p>
          </table:table-cell>
          <table:table-cell/>
          <table:table-cell table:style-name="ce39" office:value-type="float" office:value="892">
            <text:p>892</text:p>
          </table:table-cell>
          <table:table-cell table:style-name="ce33" table:formula="of:=[.X45]/[.X46]" office:value-type="float" office:value="1.05938242280285">
            <text:p>1,05938242280</text:p>
          </table:table-cell>
          <table:table-cell table:number-columns-repeated="210"/>
        </table:table-row>
        <table:table-row table:style-name="ro3">
          <table:table-cell table:number-columns-repeated="5"/>
          <table:table-cell table:style-name="ce13" office:value-type="float" office:value="42">
            <text:p>42</text:p>
          </table:table-cell>
          <table:table-cell table:style-name="ce13" office:value-type="string">
            <text:p>F</text:p>
          </table:table-cell>
          <table:table-cell table:style-name="ce17" table:formula="of:=(([.L46]-([.$L$5]-[.$C$26]))/[.$C$27])+[.$C$5]" office:value-type="float" office:value="25.8766666666667">
            <text:p>25,9</text:p>
          </table:table-cell>
          <table:table-cell table:style-name="ce20"/>
          <table:table-cell table:style-name="ce16" table:formula="of:=(([.N46]-([.$N$5]-[.$D$26]))/[.$D$27])+[.$C$5]" office:value-type="float" office:value="25.8615093616359">
            <text:p>25,9</text:p>
          </table:table-cell>
          <table:table-cell/>
          <table:table-cell table:formula="of:=[.L34]/2" office:value-type="float" office:value="9.375">
            <text:p>9,3750</text:p>
          </table:table-cell>
          <table:table-cell/>
          <table:table-cell table:formula="of:=[.N45]/(2^(1/12))" office:value-type="float" office:value="9.36441923047924">
            <text:p>9,3644</text:p>
          </table:table-cell>
          <table:table-cell/>
          <table:table-cell table:style-name="ce13" office:value-type="float" office:value="4">
            <text:p>4</text:p>
          </table:table-cell>
          <table:table-cell table:style-name="ce13" office:value-type="string">
            <text:p>E<text:span text:style-name="T2">b</text:span></text:p>
          </table:table-cell>
          <table:table-cell office:value-type="float" office:value="1353">
            <text:p>1353</text:p>
          </table:table-cell>
          <table:table-cell table:style-name="ce33" table:formula="of:=[.R46]/[.R47]" office:value-type="float" office:value="1.04965089216447">
            <text:p>1,04965089216</text:p>
          </table:table-cell>
          <table:table-cell table:style-name="Default"/>
          <table:table-cell table:style-name="ce35" office:value-type="float" office:value="83333">
            <text:p>83.333</text:p>
          </table:table-cell>
          <table:table-cell table:style-name="ce33" table:formula="of:=[.U46]/[.U47]" office:value-type="float" office:value="1.0416625">
            <text:p>1,04166250000</text:p>
          </table:table-cell>
          <table:table-cell/>
          <table:table-cell table:style-name="ce39" office:value-type="float" office:value="842">
            <text:p>842</text:p>
          </table:table-cell>
          <table:table-cell table:style-name="ce33" table:formula="of:=[.X46]/[.X47]" office:value-type="float" office:value="1.06045340050378">
            <text:p>1,06045340050</text:p>
          </table:table-cell>
          <table:table-cell table:number-columns-repeated="210"/>
        </table:table-row>
        <table:table-row table:style-name="ro3">
          <table:table-cell table:number-columns-repeated="5"/>
          <table:table-cell table:style-name="ce13" office:value-type="float" office:value="43">
            <text:p>43</text:p>
          </table:table-cell>
          <table:table-cell table:style-name="ce13" office:value-type="string">
            <text:p>F<text:span text:style-name="T2">#</text:span></text:p>
          </table:table-cell>
          <table:table-cell table:style-name="ce17" table:formula="of:=(([.L47]-([.$L$5]-[.$C$26]))/[.$C$27])+[.$C$5]" office:value-type="float" office:value="25.1946744791667">
            <text:p>25,2</text:p>
          </table:table-cell>
          <table:table-cell table:style-name="ce20"/>
          <table:table-cell table:style-name="ce16" table:formula="of:=(([.N47]-([.$N$5]-[.$D$26]))/[.$D$27])+[.$C$5]" office:value-type="float" office:value="25.1085920951138">
            <text:p>25,1</text:p>
          </table:table-cell>
          <table:table-cell/>
          <table:table-cell table:formula="of:=[.L35]/2" office:value-type="float" office:value="8.89892578125">
            <text:p>8,8989</text:p>
          </table:table-cell>
          <table:table-cell/>
          <table:table-cell table:formula="of:=[.N46]/(2^(1/12))" office:value-type="float" office:value="8.83883476483183">
            <text:p>8,8388</text:p>
          </table:table-cell>
          <table:table-cell/>
          <table:table-cell table:style-name="ce13" office:value-type="float" office:value="5">
            <text:p>5</text:p>
          </table:table-cell>
          <table:table-cell table:style-name="ce13" office:value-type="string">
            <text:p>E</text:p>
          </table:table-cell>
          <table:table-cell office:value-type="float" office:value="1289">
            <text:p>1289</text:p>
          </table:table-cell>
          <table:table-cell table:style-name="ce33" table:formula="of:=[.R47]/[.R48]" office:value-type="float" office:value="1.06353135313531">
            <text:p>1,06353135314</text:p>
          </table:table-cell>
          <table:table-cell table:style-name="Default"/>
          <table:table-cell table:style-name="ce35" office:value-type="float" office:value="80000">
            <text:p>80.000</text:p>
          </table:table-cell>
          <table:table-cell table:style-name="ce33" table:formula="of:=[.U47]/[.U48]" office:value-type="float" office:value="1.06666666666667">
            <text:p>1,06666666667</text:p>
          </table:table-cell>
          <table:table-cell/>
          <table:table-cell table:style-name="ce39" office:value-type="float" office:value="794">
            <text:p>794</text:p>
          </table:table-cell>
          <table:table-cell table:style-name="ce33" table:formula="of:=[.X47]/[.X48]" office:value-type="float" office:value="1.05866666666667">
            <text:p>1,05866666667</text:p>
          </table:table-cell>
          <table:table-cell table:number-columns-repeated="210"/>
        </table:table-row>
        <table:table-row table:style-name="ro3">
          <table:table-cell table:number-columns-repeated="5"/>
          <table:table-cell table:style-name="ce13" office:value-type="float" office:value="44">
            <text:p>44</text:p>
          </table:table-cell>
          <table:table-cell table:style-name="ce13" office:value-type="string">
            <text:p>G</text:p>
          </table:table-cell>
          <table:table-cell table:style-name="ce17" table:formula="of:=(([.L48]-([.$L$5]-[.$C$26]))/[.$C$27])+[.$C$5]" office:value-type="float" office:value="24.3844444444444">
            <text:p>24,4</text:p>
          </table:table-cell>
          <table:table-cell table:style-name="ce20"/>
          <table:table-cell table:style-name="ce16" table:formula="of:=(([.N48]-([.$N$5]-[.$D$26]))/[.$D$27])+[.$C$5]" office:value-type="float" office:value="24.397932827669">
            <text:p>24,4</text:p>
          </table:table-cell>
          <table:table-cell/>
          <table:table-cell table:formula="of:=[.L36]/2" office:value-type="float" office:value="8.33333333333333">
            <text:p>8,3333</text:p>
          </table:table-cell>
          <table:table-cell/>
          <table:table-cell table:formula="of:=[.N47]/(2^(1/12))" office:value-type="float" office:value="8.3427490885627">
            <text:p>8,3427</text:p>
          </table:table-cell>
          <table:table-cell/>
          <table:table-cell table:style-name="ce13" office:value-type="float" office:value="6">
            <text:p>6</text:p>
          </table:table-cell>
          <table:table-cell table:style-name="ce13" office:value-type="string">
            <text:p>F</text:p>
          </table:table-cell>
          <table:table-cell office:value-type="float" office:value="1212">
            <text:p>1212</text:p>
          </table:table-cell>
          <table:table-cell table:style-name="ce33" table:formula="of:=[.R48]/[.R49]" office:value-type="float" office:value="1.05025996533796">
            <text:p>1,05025996534</text:p>
          </table:table-cell>
          <table:table-cell table:style-name="Default"/>
          <table:table-cell table:style-name="ce35" office:value-type="float" office:value="75000">
            <text:p>75.000</text:p>
          </table:table-cell>
          <table:table-cell table:style-name="ce33" table:formula="of:=[.U48]/[.U49]" office:value-type="float" office:value="1.05468914795179">
            <text:p>1,05468914795</text:p>
          </table:table-cell>
          <table:table-cell/>
          <table:table-cell table:style-name="ce39" office:value-type="float" office:value="750">
            <text:p>750</text:p>
          </table:table-cell>
          <table:table-cell table:style-name="ce33" table:formula="of:=[.X48]/[.X49]" office:value-type="float" office:value="1.05932203389831">
            <text:p>1,05932203390</text:p>
          </table:table-cell>
          <table:table-cell table:number-columns-repeated="210"/>
        </table:table-row>
        <table:table-row table:style-name="ro3">
          <table:table-cell table:number-columns-repeated="5"/>
          <table:table-cell table:style-name="ce13" office:value-type="float" office:value="45">
            <text:p>45</text:p>
          </table:table-cell>
          <table:table-cell table:style-name="ce13" office:value-type="string">
            <text:p>G<text:span text:style-name="T2">#</text:span></text:p>
          </table:table-cell>
          <table:table-cell table:style-name="ce17" table:formula="of:=(([.L49]-([.$L$5]-[.$C$26]))/[.$C$27])+[.$C$5]" office:value-type="float" office:value="23.7782291666667">
            <text:p>23,8</text:p>
          </table:table-cell>
          <table:table-cell table:style-name="ce20"/>
          <table:table-cell table:style-name="ce16" table:formula="of:=(([.N49]-([.$N$5]-[.$D$26]))/[.$D$27])+[.$C$5]" office:value-type="float" office:value="23.7271598000588">
            <text:p>23,7</text:p>
          </table:table-cell>
          <table:table-cell/>
          <table:table-cell table:formula="of:=[.L37]/2" office:value-type="float" office:value="7.91015625">
            <text:p>7,9102</text:p>
          </table:table-cell>
          <table:table-cell/>
          <table:table-cell table:formula="of:=[.N48]/(2^(1/12))" office:value-type="float" office:value="7.87450656184294">
            <text:p>7,8745</text:p>
          </table:table-cell>
          <table:table-cell/>
          <table:table-cell table:style-name="ce13" office:value-type="float" office:value="7">
            <text:p>7</text:p>
          </table:table-cell>
          <table:table-cell table:style-name="ce13" office:value-type="string">
            <text:p>F<text:span text:style-name="T2">#</text:span></text:p>
          </table:table-cell>
          <table:table-cell office:value-type="float" office:value="1154">
            <text:p>1154</text:p>
          </table:table-cell>
          <table:table-cell table:style-name="ce33" table:formula="of:=[.R49]/[.R50]" office:value-type="float" office:value="1.06555863342567">
            <text:p>1,06555863343</text:p>
          </table:table-cell>
          <table:table-cell table:style-name="Default"/>
          <table:table-cell table:style-name="ce35" office:value-type="float" office:value="71111">
            <text:p>71.111</text:p>
          </table:table-cell>
          <table:table-cell table:style-name="ce33" table:formula="of:=[.U49]/[.U50]" office:value-type="float" office:value="1.06665966670167">
            <text:p>1,06665966670</text:p>
          </table:table-cell>
          <table:table-cell/>
          <table:table-cell table:style-name="ce39" office:value-type="float" office:value="708">
            <text:p>708</text:p>
          </table:table-cell>
          <table:table-cell table:style-name="ce33" table:formula="of:=[.X49]/[.X50]" office:value-type="float" office:value="1.05988023952096">
            <text:p>1,05988023952</text:p>
          </table:table-cell>
          <table:table-cell table:number-columns-repeated="210"/>
        </table:table-row>
        <table:table-row table:style-name="ro3">
          <table:table-cell table:number-columns-repeated="5"/>
          <table:table-cell table:style-name="ce13" office:value-type="float" office:value="46">
            <text:p>46</text:p>
          </table:table-cell>
          <table:table-cell table:style-name="ce13" office:value-type="string">
            <text:p>A</text:p>
          </table:table-cell>
          <table:table-cell table:style-name="ce17" table:formula="of:=(([.L50]-([.$L$5]-[.$C$26]))/[.$C$27])+[.$C$5]" office:value-type="float" office:value="23.058024691358">
            <text:p>23,1</text:p>
          </table:table-cell>
          <table:table-cell table:style-name="ce20"/>
          <table:table-cell table:style-name="ce16" table:formula="of:=(([.N50]-([.$N$5]-[.$D$26]))/[.$D$27])+[.$C$5]" office:value-type="float" office:value="23.0940343696577">
            <text:p>23,1</text:p>
          </table:table-cell>
          <table:table-cell/>
          <table:table-cell table:formula="of:=[.L38]/2" office:value-type="float" office:value="7.40740740740741">
            <text:p>7,4074</text:p>
          </table:table-cell>
          <table:table-cell/>
          <table:table-cell table:formula="of:=[.N49]/(2^(1/12))" office:value-type="float" office:value="7.43254446876699">
            <text:p>7,4325</text:p>
          </table:table-cell>
          <table:table-cell/>
          <table:table-cell table:style-name="ce13" office:value-type="float" office:value="8">
            <text:p>8</text:p>
          </table:table-cell>
          <table:table-cell table:style-name="ce13" office:value-type="string">
            <text:p>G</text:p>
          </table:table-cell>
          <table:table-cell office:value-type="float" office:value="1083">
            <text:p>1083</text:p>
          </table:table-cell>
          <table:table-cell table:style-name="ce33" table:formula="of:=[.R50]/[.R51]" office:value-type="float" office:value="1.06594488188976">
            <text:p>1,06594488189</text:p>
          </table:table-cell>
          <table:table-cell table:style-name="Default"/>
          <table:table-cell table:style-name="ce35" office:value-type="float" office:value="66667">
            <text:p>66.667</text:p>
          </table:table-cell>
          <table:table-cell table:style-name="ce33" table:formula="of:=[.U50]/[.U51]" office:value-type="float" office:value="1.066672">
            <text:p>1,06667200000</text:p>
          </table:table-cell>
          <table:table-cell/>
          <table:table-cell table:style-name="ce39" office:value-type="float" office:value="668">
            <text:p>668</text:p>
          </table:table-cell>
          <table:table-cell table:style-name="ce33" table:formula="of:=[.X50]/[.X51]" office:value-type="float" office:value="1.06031746031746">
            <text:p>1,06031746032</text:p>
          </table:table-cell>
          <table:table-cell table:number-columns-repeated="210"/>
        </table:table-row>
        <table:table-row table:style-name="ro3">
          <table:table-cell table:number-columns-repeated="5"/>
          <table:table-cell table:style-name="ce13" office:value-type="float" office:value="47">
            <text:p>47</text:p>
          </table:table-cell>
          <table:table-cell table:style-name="ce13" office:value-type="string">
            <text:p>A<text:span text:style-name="T2">#</text:span></text:p>
          </table:table-cell>
          <table:table-cell table:style-name="ce17" table:formula="of:=(([.L51]-([.$L$5]-[.$C$26]))/[.$C$27])+[.$C$5]" office:value-type="float" office:value="22.5191666666667">
            <text:p>22,5</text:p>
          </table:table-cell>
          <table:table-cell table:style-name="ce20"/>
          <table:table-cell table:style-name="ce16" table:formula="of:=(([.N51]-([.$N$5]-[.$D$26]))/[.$D$27])+[.$C$5]" office:value-type="float" office:value="22.4964435391966">
            <text:p>22,5</text:p>
          </table:table-cell>
          <table:table-cell/>
          <table:table-cell table:formula="of:=[.L39]/2" office:value-type="float" office:value="7.03125">
            <text:p>7,0313</text:p>
          </table:table-cell>
          <table:table-cell/>
          <table:table-cell table:formula="of:=[.N50]/(2^(1/12))" office:value-type="float" office:value="7.01538780193357">
            <text:p>7,0154</text:p>
          </table:table-cell>
          <table:table-cell/>
          <table:table-cell table:style-name="ce13" office:value-type="float" office:value="9">
            <text:p>9</text:p>
          </table:table-cell>
          <table:table-cell table:style-name="ce13" office:value-type="string">
            <text:p>G<text:span text:style-name="T2">#</text:span></text:p>
          </table:table-cell>
          <table:table-cell office:value-type="float" office:value="1016">
            <text:p>1016</text:p>
          </table:table-cell>
          <table:table-cell table:style-name="ce33" table:formula="of:=[.R51]/[.R52]" office:value-type="float" office:value="1.0506721820062">
            <text:p>1,05067218201</text:p>
          </table:table-cell>
          <table:table-cell table:style-name="Default"/>
          <table:table-cell table:style-name="ce35" office:value-type="float" office:value="62500">
            <text:p>62.500</text:p>
          </table:table-cell>
          <table:table-cell table:style-name="ce33" table:formula="of:=[.U51]/[.U52]" office:value-type="float" office:value="1.04166666666667">
            <text:p>1,04166666667</text:p>
          </table:table-cell>
          <table:table-cell/>
          <table:table-cell table:style-name="ce39" office:value-type="float" office:value="630">
            <text:p>630</text:p>
          </table:table-cell>
          <table:table-cell table:style-name="ce33" table:formula="of:=[.X51]/[.X52]" office:value-type="float" office:value="1.05175292153589">
            <text:p>1,05175292154</text:p>
          </table:table-cell>
          <table:table-cell table:number-columns-repeated="210"/>
        </table:table-row>
        <table:table-row table:style-name="ro3">
          <table:table-cell table:number-columns-repeated="5"/>
          <table:table-cell table:style-name="ce13" office:value-type="float" office:value="48">
            <text:p>48</text:p>
          </table:table-cell>
          <table:table-cell table:style-name="ce13" office:value-type="string">
            <text:p>B</text:p>
          </table:table-cell>
          <table:table-cell table:style-name="ce17" table:formula="of:=(([.L52]-([.$L$5]-[.$C$26]))/[.$C$27])+[.$C$5]" office:value-type="float" office:value="21.8789849108368">
            <text:p>21,9</text:p>
          </table:table-cell>
          <table:table-cell table:style-name="ce20"/>
          <table:table-cell table:style-name="ce16" table:formula="of:=(([.N52]-([.$N$5]-[.$D$26]))/[.$D$27])+[.$C$5]" office:value-type="float" office:value="21.9323929048302">
            <text:p>21,9</text:p>
          </table:table-cell>
          <table:table-cell/>
          <table:table-cell table:formula="of:=[.L40]/2" office:value-type="float" office:value="6.5843621399177">
            <text:p>6,5844</text:p>
          </table:table-cell>
          <table:table-cell/>
          <table:table-cell table:formula="of:=[.N51]/(2^(1/12))" office:value-type="float" office:value="6.62164433974558">
            <text:p>6,6216</text:p>
          </table:table-cell>
          <table:table-cell/>
          <table:table-cell table:style-name="ce13" office:value-type="float" office:value="10">
            <text:p>10</text:p>
          </table:table-cell>
          <table:table-cell table:style-name="ce13" office:value-type="string">
            <text:p>A</text:p>
          </table:table-cell>
          <table:table-cell office:value-type="float" office:value="967">
            <text:p>967</text:p>
          </table:table-cell>
          <table:table-cell table:style-name="ce33" table:formula="of:=[.R52]/[.R53]" office:value-type="float" office:value="1.06969026548673">
            <text:p>1,06969026549</text:p>
          </table:table-cell>
          <table:table-cell table:style-name="Default"/>
          <table:table-cell table:style-name="ce35" office:value-type="float" office:value="60000">
            <text:p>60.000</text:p>
          </table:table-cell>
          <table:table-cell table:style-name="ce33" table:formula="of:=[.U52]/[.U53]" office:value-type="float" office:value="1.06666666666667">
            <text:p>1,06666666667</text:p>
          </table:table-cell>
          <table:table-cell/>
          <table:table-cell table:style-name="ce39" office:value-type="float" office:value="599">
            <text:p>599</text:p>
          </table:table-cell>
          <table:table-cell table:style-name="ce33" table:formula="of:=[.X52]/[.X53]" office:value-type="float" office:value="1.06583629893238">
            <text:p>1,06583629893</text:p>
          </table:table-cell>
          <table:table-cell table:number-columns-repeated="210"/>
        </table:table-row>
        <table:table-row table:style-name="ro3">
          <table:table-cell table:number-columns-repeated="5"/>
          <table:table-cell table:style-name="ce13" office:value-type="float" office:value="49">
            <text:p>49</text:p>
          </table:table-cell>
          <table:table-cell table:style-name="ce13" office:value-type="string">
            <text:p>C</text:p>
          </table:table-cell>
          <table:table-cell table:style-name="ce17" table:formula="of:=(([.L53]-([.$L$5]-[.$C$26]))/[.$C$27])+[.$C$5]" office:value-type="float" office:value="21.4">
            <text:p>21,4</text:p>
          </table:table-cell>
          <table:table-cell table:style-name="ce20"/>
          <table:table-cell table:style-name="ce16" table:formula="of:=(([.N53]-([.$N$5]-[.$D$26]))/[.$D$27])+[.$C$5]" office:value-type="float" office:value="21.4">
            <text:p>21,4</text:p>
          </table:table-cell>
          <table:table-cell/>
          <table:table-cell table:formula="of:=[.L41]/2" office:value-type="float" office:value="6.25">
            <text:p>6,2500</text:p>
          </table:table-cell>
          <table:table-cell/>
          <table:table-cell table:formula="of:=[.N52]/(2^(1/12))" office:value-type="float" office:value="6.24999999999999">
            <text:p>6,2500</text:p>
          </table:table-cell>
          <table:table-cell/>
          <table:table-cell table:style-name="ce13" office:value-type="float" office:value="11">
            <text:p>11</text:p>
          </table:table-cell>
          <table:table-cell table:style-name="ce13" office:value-type="string">
            <text:p>B<text:span text:style-name="T2">b</text:span></text:p>
          </table:table-cell>
          <table:table-cell office:value-type="float" office:value="904">
            <text:p>904</text:p>
          </table:table-cell>
          <table:table-cell table:style-name="ce33" table:formula="of:=[.R53]/[.R54]" office:value-type="float" office:value="1.04750869061414">
            <text:p>1,04750869061</text:p>
          </table:table-cell>
          <table:table-cell table:style-name="Default"/>
          <table:table-cell table:style-name="ce35" office:value-type="float" office:value="56250">
            <text:p>56.250</text:p>
          </table:table-cell>
          <table:table-cell table:style-name="ce33" table:formula="of:=[.U53]/[.U54]" office:value-type="float" office:value="1.05469409183807">
            <text:p>1,05469409184</text:p>
          </table:table-cell>
          <table:table-cell/>
          <table:table-cell table:style-name="ce39" office:value-type="float" office:value="562">
            <text:p>562</text:p>
          </table:table-cell>
          <table:table-cell table:style-name="ce33" table:formula="of:=[.X53]/[.X54]" office:value-type="float" office:value="1.05838041431262">
            <text:p>1,05838041431</text:p>
          </table:table-cell>
          <table:table-cell table:number-columns-repeated="210"/>
        </table:table-row>
        <table:table-row table:style-name="ro3">
          <table:table-cell table:number-columns-repeated="5"/>
          <table:table-cell table:style-name="ce13" office:value-type="float" office:value="50">
            <text:p>50</text:p>
          </table:table-cell>
          <table:table-cell table:style-name="ce13" office:value-type="string">
            <text:p>C<text:span text:style-name="T2">#</text:span></text:p>
          </table:table-cell>
          <table:table-cell table:style-name="ce17" table:formula="of:=(([.L54]-([.$L$5]-[.$C$26]))/[.$C$27])+[.$C$5]" office:value-type="float" office:value="20.9453385416667">
            <text:p>20,9</text:p>
          </table:table-cell>
          <table:table-cell table:style-name="ce20"/>
          <table:table-cell table:style-name="ce16" table:formula="of:=(([.N54]-([.$N$5]-[.$D$26]))/[.$D$27])+[.$C$5]" office:value-type="float" office:value="20.8974880128768">
            <text:p>20,9</text:p>
          </table:table-cell>
          <table:table-cell/>
          <table:table-cell table:formula="of:=[.L42]/2" office:value-type="float" office:value="5.9326171875">
            <text:p>5,9326</text:p>
          </table:table-cell>
          <table:table-cell/>
          <table:table-cell table:formula="of:=[.N53]/(2^(1/12))" office:value-type="float" office:value="5.89921445426057">
            <text:p>5,8992</text:p>
          </table:table-cell>
          <table:table-cell/>
          <table:table-cell table:style-name="ce13" office:value-type="float" office:value="12">
            <text:p>12</text:p>
          </table:table-cell>
          <table:table-cell table:style-name="ce13" office:value-type="string">
            <text:p>B</text:p>
          </table:table-cell>
          <table:table-cell office:value-type="float" office:value="863">
            <text:p>863</text:p>
          </table:table-cell>
          <table:table-cell table:style-name="ce33" table:formula="of:=[.R54]/[.R55]" office:value-type="float" office:value="1.06543209876543">
            <text:p>1,06543209877</text:p>
          </table:table-cell>
          <table:table-cell table:style-name="Default"/>
          <table:table-cell table:style-name="ce35" office:value-type="float" office:value="53333">
            <text:p>53.333</text:p>
          </table:table-cell>
          <table:table-cell table:style-name="ce33" table:formula="of:=[.U54]/[.U55]" office:value-type="float" office:value="1.06666">
            <text:p>1,06666000000</text:p>
          </table:table-cell>
          <table:table-cell/>
          <table:table-cell table:style-name="ce39" office:value-type="float" office:value="531">
            <text:p>531</text:p>
          </table:table-cell>
          <table:table-cell table:style-name="ce33" table:formula="of:=[.X54]/[.X55]" office:value-type="float" office:value="1.062">
            <text:p>1,06200000000</text:p>
          </table:table-cell>
          <table:table-cell table:number-columns-repeated="210"/>
        </table:table-row>
        <table:table-row table:style-name="ro3">
          <table:table-cell table:number-columns-repeated="5"/>
          <table:table-cell table:style-name="ce13" office:value-type="float" office:value="51">
            <text:p>51</text:p>
          </table:table-cell>
          <table:table-cell table:style-name="ce13" office:value-type="string">
            <text:p>D</text:p>
          </table:table-cell>
          <table:table-cell table:style-name="ce17" table:formula="of:=(([.L55]-([.$L$5]-[.$C$26]))/[.$C$27])+[.$C$5]" office:value-type="float" office:value="20.4051851851852">
            <text:p>20,4</text:p>
          </table:table-cell>
          <table:table-cell table:style-name="ce20"/>
          <table:table-cell table:style-name="ce16" table:formula="of:=(([.N55]-([.$N$5]-[.$D$26]))/[.$D$27])+[.$C$5]" office:value-type="float" office:value="20.4231798564165">
            <text:p>20,4</text:p>
          </table:table-cell>
          <table:table-cell/>
          <table:table-cell table:formula="of:=[.L43]/2" office:value-type="float" office:value="5.55555555555556">
            <text:p>5,5556</text:p>
          </table:table-cell>
          <table:table-cell/>
          <table:table-cell table:formula="of:=[.N54]/(2^(1/12))" office:value-type="float" office:value="5.56811698837711">
            <text:p>5,5681</text:p>
          </table:table-cell>
          <table:table-cell/>
          <table:table-cell table:style-name="ce13" office:value-type="float" office:value="13">
            <text:p>13</text:p>
          </table:table-cell>
          <table:table-cell table:style-name="ce13" office:value-type="string">
            <text:p>C</text:p>
          </table:table-cell>
          <table:table-cell office:value-type="float" office:value="810">
            <text:p>810</text:p>
          </table:table-cell>
          <table:table-cell table:style-name="Default" table:number-columns-repeated="2"/>
          <table:table-cell table:style-name="ce35" office:value-type="float" office:value="50000">
            <text:p>50.000</text:p>
          </table:table-cell>
          <table:table-cell table:style-name="ce34"/>
          <table:table-cell/>
          <table:table-cell table:style-name="ce39" office:value-type="float" office:value="500">
            <text:p>500</text:p>
          </table:table-cell>
          <table:table-cell table:style-name="Default"/>
          <table:table-cell table:number-columns-repeated="210"/>
        </table:table-row>
        <table:table-row table:style-name="ro3">
          <table:table-cell table:number-columns-repeated="5"/>
          <table:table-cell table:style-name="ce13" office:value-type="float" office:value="52">
            <text:p>52</text:p>
          </table:table-cell>
          <table:table-cell table:style-name="ce13" office:value-type="string">
            <text:p>D<text:span text:style-name="T2">#</text:span></text:p>
          </table:table-cell>
          <table:table-cell table:style-name="ce17" table:formula="of:=(([.L56]-([.$L$5]-[.$C$26]))/[.$C$27])+[.$C$5]" office:value-type="float" office:value="20.0010416666667">
            <text:p>20,0</text:p>
          </table:table-cell>
          <table:table-cell table:style-name="ce20"/>
          <table:table-cell table:style-name="ce16" table:formula="of:=(([.N56]-([.$N$5]-[.$D$26]))/[.$D$27])+[.$C$5]" office:value-type="float" office:value="19.9754925712383">
            <text:p>20,0</text:p>
          </table:table-cell>
          <table:table-cell/>
          <table:table-cell table:formula="of:=[.L44]/2" office:value-type="float" office:value="5.2734375">
            <text:p>5,2734</text:p>
          </table:table-cell>
          <table:table-cell/>
          <table:table-cell table:formula="of:=[.N55]/(2^(1/12))" office:value-type="float" office:value="5.25560259533571">
            <text:p>5,2556</text:p>
          </table:table-cell>
          <table:table-cell table:number-columns-repeated="10"/>
          <table:table-cell table:style-name="Default" table:number-columns-repeated="2"/>
          <table:table-cell table:number-columns-repeated="209"/>
        </table:table-row>
        <table:table-row table:style-name="ro3">
          <table:table-cell table:number-columns-repeated="5"/>
          <table:table-cell table:style-name="ce13" office:value-type="float" office:value="53">
            <text:p>53</text:p>
          </table:table-cell>
          <table:table-cell table:style-name="ce13" office:value-type="string">
            <text:p>E</text:p>
          </table:table-cell>
          <table:table-cell table:style-name="ce17" table:formula="of:=(([.L57]-([.$L$5]-[.$C$26]))/[.$C$27])+[.$C$5]" office:value-type="float" office:value="19.5209053497942">
            <text:p>19,5</text:p>
          </table:table-cell>
          <table:table-cell table:style-name="ce20"/>
          <table:table-cell table:style-name="ce16" table:formula="of:=(([.N57]-([.$N$5]-[.$D$26]))/[.$D$27])+[.$C$5]" office:value-type="float" office:value="19.5529320426443">
            <text:p>19,6</text:p>
          </table:table-cell>
          <table:table-cell/>
          <table:table-cell table:formula="of:=[.L45]/2" office:value-type="float" office:value="4.93827160493827">
            <text:p>4,9383</text:p>
          </table:table-cell>
          <table:table-cell/>
          <table:table-cell table:formula="of:=[.N56]/(2^(1/12))" office:value-type="float" office:value="4.96062828740061">
            <text:p>4,9606</text:p>
          </table:table-cell>
          <table:table-cell table:number-columns-repeated="221"/>
        </table:table-row>
        <table:table-row table:style-name="ro3">
          <table:table-cell table:number-columns-repeated="5"/>
          <table:table-cell table:style-name="ce13" office:value-type="float" office:value="54">
            <text:p>54</text:p>
          </table:table-cell>
          <table:table-cell table:style-name="ce13" office:value-type="string">
            <text:p>F</text:p>
          </table:table-cell>
          <table:table-cell table:style-name="ce17" table:formula="of:=(([.L58]-([.$L$5]-[.$C$26]))/[.$C$27])+[.$C$5]" office:value-type="float" office:value="19.1616666666667">
            <text:p>19,2</text:p>
          </table:table-cell>
          <table:table-cell table:style-name="ce20"/>
          <table:table-cell table:style-name="ce16" table:formula="of:=(([.N58]-([.$N$5]-[.$D$26]))/[.$D$27])+[.$C$5]" office:value-type="float" office:value="19.1540880141513">
            <text:p>19,2</text:p>
          </table:table-cell>
          <table:table-cell/>
          <table:table-cell table:formula="of:=[.L46]/2" office:value-type="float" office:value="4.6875">
            <text:p>4,6875</text:p>
          </table:table-cell>
          <table:table-cell/>
          <table:table-cell table:formula="of:=[.N57]/(2^(1/12))" office:value-type="float" office:value="4.68220961523962">
            <text:p>4,6822</text:p>
          </table:table-cell>
          <table:table-cell table:number-columns-repeated="3"/>
          <table:table-cell table:style-name="ce27" office:value-type="string" table:number-columns-spanned="7" table:number-rows-spanned="1">
            <text:p>Pratique des facteurs...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number-columns-repeated="211"/>
        </table:table-row>
        <table:table-row table:style-name="ro3">
          <table:table-cell table:number-columns-repeated="5"/>
          <table:table-cell table:style-name="ce13" office:value-type="float" office:value="55">
            <text:p>55</text:p>
          </table:table-cell>
          <table:table-cell table:style-name="ce13" office:value-type="string">
            <text:p>F<text:span text:style-name="T2">#</text:span></text:p>
          </table:table-cell>
          <table:table-cell table:style-name="ce17" table:formula="of:=(([.L59]-([.$L$5]-[.$C$26]))/[.$C$27])+[.$C$5]" office:value-type="float" office:value="18.8206705729167">
            <text:p>18,8</text:p>
          </table:table-cell>
          <table:table-cell table:style-name="ce20"/>
          <table:table-cell table:style-name="ce16" table:formula="of:=(([.N59]-([.$N$5]-[.$D$26]))/[.$D$27])+[.$C$5]" office:value-type="float" office:value="18.7776293808902">
            <text:p>18,8</text:p>
          </table:table-cell>
          <table:table-cell/>
          <table:table-cell table:formula="of:=[.L47]/2" office:value-type="float" office:value="4.449462890625">
            <text:p>4,4495</text:p>
          </table:table-cell>
          <table:table-cell/>
          <table:table-cell table:formula="of:=[.N58]/(2^(1/12))" office:value-type="float" office:value="4.41941738241591">
            <text:p>4,4194</text:p>
          </table:table-cell>
          <table:table-cell table:number-columns-repeated="3"/>
          <table:table-cell table:style-name="Default"/>
          <table:table-cell table:style-name="ce30"/>
          <table:table-cell table:style-name="ce24" office:value-type="string">
            <text:p>Octave seule</text:p>
          </table:table-cell>
          <table:table-cell table:style-name="ce28" office:value-type="string" table:number-columns-spanned="2" table:number-rows-spanned="1">
            <text:p>Longueurs des intervalles</text:p>
          </table:table-cell>
          <table:covered-table-cell table:style-name="ce24"/>
          <table:table-cell table:style-name="ce28" office:value-type="string" table:number-columns-spanned="2" table:number-rows-spanned="1">
            <text:p>Rapports des intervalles</text:p>
          </table:table-cell>
          <table:covered-table-cell table:style-name="ce24"/>
          <table:table-cell table:style-name="ce43" table:number-columns-repeated="2"/>
          <table:table-cell table:number-columns-repeated="209"/>
        </table:table-row>
        <table:table-row table:style-name="ro3">
          <table:table-cell table:number-columns-repeated="5"/>
          <table:table-cell table:style-name="ce13" office:value-type="float" office:value="56">
            <text:p>56</text:p>
          </table:table-cell>
          <table:table-cell table:style-name="ce13" office:value-type="string">
            <text:p>G</text:p>
          </table:table-cell>
          <table:table-cell table:style-name="ce17" table:formula="of:=(([.L60]-([.$L$5]-[.$C$26]))/[.$C$27])+[.$C$5]" office:value-type="float" office:value="18.4155555555556">
            <text:p>18,4</text:p>
          </table:table-cell>
          <table:table-cell table:style-name="ce20"/>
          <table:table-cell table:style-name="ce16" table:formula="of:=(([.N60]-([.$N$5]-[.$D$26]))/[.$D$27])+[.$C$5]" office:value-type="float" office:value="18.4222997471679">
            <text:p>18,4</text:p>
          </table:table-cell>
          <table:table-cell/>
          <table:table-cell table:formula="of:=[.L48]/2" office:value-type="float" office:value="4.16666666666667">
            <text:p>4,1667</text:p>
          </table:table-cell>
          <table:table-cell/>
          <table:table-cell table:formula="of:=[.N59]/(2^(1/12))" office:value-type="float" office:value="4.17137454428135">
            <text:p>4,1714</text:p>
          </table:table-cell>
          <table:table-cell/>
          <table:table-cell table:style-name="ce13" office:value-type="float" office:value="1">
            <text:p>1</text:p>
          </table:table-cell>
          <table:table-cell table:style-name="ce13" office:value-type="string">
            <text:p>C</text:p>
          </table:table-cell>
          <table:table-cell table:style-name="ce25" office:value-type="float" office:value="100">
            <text:p>100,0000</text:p>
          </table:table-cell>
          <table:table-cell office:value-type="string">
            <text:p>- 50 =</text:p>
          </table:table-cell>
          <table:table-cell table:style-name="ce26" table:formula="of:=[.R60]-50" office:value-type="float" office:value="50">
            <text:p>50,0000</text:p>
          </table:table-cell>
          <table:table-cell table:formula="of:=CONCATENATE(&quot; - &quot;;TEXT([.T61];&quot;0,0000&quot;);&quot; = &quot;)" office:value-type="string" office:string-value=" - 45,2381 = ">
            <text:p><text:s/>- 45,2381 = </text:p>
          </table:table-cell>
          <table:table-cell table:style-name="ce36" table:formula="of:=[.T60]-[.T61]" office:value-type="float" office:value="4.76190476190476">
            <text:p>4,761905</text:p>
          </table:table-cell>
          <table:table-cell table:style-name="ce34" table:formula="of:=CONCATENATE(&quot;/ &quot;;TEXT([.V61];&quot;0,000000&quot;);&quot; = &quot;)" office:value-type="string" office:string-value="/ 4,761905 = ">
            <text:p>/ 4,761905 = </text:p>
          </table:table-cell>
          <table:table-cell table:formula="of:=[.V60]/[.V61]" office:value-type="float" office:value="1">
            <text:p>1,0000000000</text:p>
          </table:table-cell>
          <table:table-cell table:style-name="Default" table:number-columns-repeated="2"/>
          <table:table-cell table:number-columns-repeated="209"/>
        </table:table-row>
        <table:table-row table:style-name="ro3">
          <table:table-cell table:number-columns-repeated="5"/>
          <table:table-cell table:style-name="ce13" office:value-type="float" office:value="57">
            <text:p>57</text:p>
          </table:table-cell>
          <table:table-cell table:style-name="ce13" office:value-type="string">
            <text:p>G<text:span text:style-name="T2">#</text:span></text:p>
          </table:table-cell>
          <table:table-cell table:style-name="ce17" table:formula="of:=(([.L61]-([.$L$5]-[.$C$26]))/[.$C$27])+[.$C$5]" office:value-type="float" office:value="18.1124479166667">
            <text:p>18,1</text:p>
          </table:table-cell>
          <table:table-cell table:style-name="ce20"/>
          <table:table-cell table:style-name="ce16" table:formula="of:=(([.N61]-([.$N$5]-[.$D$26]))/[.$D$27])+[.$C$5]" office:value-type="float" office:value="18.0869132333627">
            <text:p>18,1</text:p>
          </table:table-cell>
          <table:table-cell/>
          <table:table-cell table:formula="of:=[.L49]/2" office:value-type="float" office:value="3.955078125">
            <text:p>3,9551</text:p>
          </table:table-cell>
          <table:table-cell/>
          <table:table-cell table:formula="of:=[.N60]/(2^(1/12))" office:value-type="float" office:value="3.93725328092147">
            <text:p>3,9373</text:p>
          </table:table-cell>
          <table:table-cell/>
          <table:table-cell table:style-name="ce13" office:value-type="float" office:value="2">
            <text:p>2</text:p>
          </table:table-cell>
          <table:table-cell table:style-name="ce13" office:value-type="string">
            <text:p>C<text:span text:style-name="T2">#</text:span></text:p>
          </table:table-cell>
          <table:table-cell table:style-name="ce26" table:formula="of:=[.R60]-(([.$R$60]-[.$R$67])/7)" office:value-type="float" office:value="95.2380952380952">
            <text:p>95,2381</text:p>
          </table:table-cell>
          <table:table-cell office:value-type="string">
            <text:p>- 50 =</text:p>
          </table:table-cell>
          <table:table-cell table:style-name="ce26" table:formula="of:=[.R61]-50" office:value-type="float" office:value="45.2380952380952">
            <text:p>45,2381</text:p>
          </table:table-cell>
          <table:table-cell table:formula="of:=CONCATENATE(&quot; - &quot;;TEXT([.T62];&quot;0,0000&quot;);&quot; = &quot;)" office:value-type="string" office:string-value=" - 40,4762 = ">
            <text:p><text:s/>- 40,4762 = </text:p>
          </table:table-cell>
          <table:table-cell table:style-name="ce36" table:formula="of:=[.T61]-[.T62]" office:value-type="float" office:value="4.76190476190476">
            <text:p>4,761905</text:p>
          </table:table-cell>
          <table:table-cell table:style-name="ce34" table:formula="of:=CONCATENATE(&quot;/ &quot;;TEXT([.V62];&quot;0,000000&quot;);&quot; = &quot;)" office:value-type="string" office:string-value="/ 4,761905 = ">
            <text:p>/ 4,761905 = </text:p>
          </table:table-cell>
          <table:table-cell table:formula="of:=[.V61]/[.V62]" office:value-type="float" office:value="1">
            <text:p>1,0000000000</text:p>
          </table:table-cell>
          <table:table-cell table:style-name="Default" table:number-columns-repeated="2"/>
          <table:table-cell table:number-columns-repeated="209"/>
        </table:table-row>
        <table:table-row table:style-name="ro3">
          <table:table-cell table:number-columns-repeated="5"/>
          <table:table-cell table:style-name="ce13" office:value-type="float" office:value="58">
            <text:p>58</text:p>
          </table:table-cell>
          <table:table-cell table:style-name="ce13" office:value-type="string">
            <text:p>A</text:p>
          </table:table-cell>
          <table:table-cell table:style-name="ce17" table:formula="of:=(([.L62]-([.$L$5]-[.$C$26]))/[.$C$27])+[.$C$5]" office:value-type="float" office:value="17.7523456790123">
            <text:p>17,8</text:p>
          </table:table-cell>
          <table:table-cell table:style-name="ce20"/>
          <table:table-cell table:style-name="ce16" table:formula="of:=(([.N62]-([.$N$5]-[.$D$26]))/[.$D$27])+[.$C$5]" office:value-type="float" office:value="17.7703505181622">
            <text:p>17,8</text:p>
          </table:table-cell>
          <table:table-cell/>
          <table:table-cell table:formula="of:=[.L50]/2" office:value-type="float" office:value="3.7037037037037">
            <text:p>3,7037</text:p>
          </table:table-cell>
          <table:table-cell/>
          <table:table-cell table:formula="of:=[.N61]/(2^(1/12))" office:value-type="float" office:value="3.71627223438349">
            <text:p>3,7163</text:p>
          </table:table-cell>
          <table:table-cell/>
          <table:table-cell table:style-name="ce13" office:value-type="float" office:value="3">
            <text:p>3</text:p>
          </table:table-cell>
          <table:table-cell table:style-name="ce13" office:value-type="string">
            <text:p>D</text:p>
          </table:table-cell>
          <table:table-cell table:style-name="ce26" table:formula="of:=[.R61]-(([.$R$60]-[.$R$67])/7)" office:value-type="float" office:value="90.4761904761905">
            <text:p>90,4762</text:p>
          </table:table-cell>
          <table:table-cell office:value-type="string">
            <text:p>- 50 =</text:p>
          </table:table-cell>
          <table:table-cell table:style-name="ce26" table:formula="of:=[.R62]-50" office:value-type="float" office:value="40.4761904761905">
            <text:p>40,4762</text:p>
          </table:table-cell>
          <table:table-cell table:formula="of:=CONCATENATE(&quot; - &quot;;TEXT([.T63];&quot;0,0000&quot;);&quot; = &quot;)" office:value-type="string" office:string-value=" - 35,7143 = ">
            <text:p><text:s/>- 35,7143 = </text:p>
          </table:table-cell>
          <table:table-cell table:style-name="ce36" table:formula="of:=[.T62]-[.T63]" office:value-type="float" office:value="4.76190476190476">
            <text:p>4,761905</text:p>
          </table:table-cell>
          <table:table-cell table:style-name="ce34" table:formula="of:=CONCATENATE(&quot;/ &quot;;TEXT([.V63];&quot;0,000000&quot;);&quot; = &quot;)" office:value-type="string" office:string-value="/ 4,761905 = ">
            <text:p>/ 4,761905 = </text:p>
          </table:table-cell>
          <table:table-cell table:formula="of:=[.V62]/[.V63]" office:value-type="float" office:value="1">
            <text:p>1,0000000000</text:p>
          </table:table-cell>
          <table:table-cell table:style-name="Default" table:number-columns-repeated="2"/>
          <table:table-cell table:number-columns-repeated="209"/>
        </table:table-row>
        <table:table-row table:style-name="ro3">
          <table:table-cell table:number-columns-repeated="5"/>
          <table:table-cell table:style-name="ce13" office:value-type="float" office:value="59">
            <text:p>59</text:p>
          </table:table-cell>
          <table:table-cell table:style-name="ce13" office:value-type="string">
            <text:p>A<text:span text:style-name="T2">#</text:span></text:p>
          </table:table-cell>
          <table:table-cell table:style-name="ce17" table:formula="of:=(([.L63]-([.$L$5]-[.$C$26]))/[.$C$27])+[.$C$5]" office:value-type="float" office:value="17.4829166666667">
            <text:p>17,5</text:p>
          </table:table-cell>
          <table:table-cell table:style-name="ce20"/>
          <table:table-cell table:style-name="ce16" table:formula="of:=(([.N63]-([.$N$5]-[.$D$26]))/[.$D$27])+[.$C$5]" office:value-type="float" office:value="17.4715551029316">
            <text:p>17,5</text:p>
          </table:table-cell>
          <table:table-cell/>
          <table:table-cell table:formula="of:=[.L51]/2" office:value-type="float" office:value="3.515625">
            <text:p>3,5156</text:p>
          </table:table-cell>
          <table:table-cell/>
          <table:table-cell table:formula="of:=[.N62]/(2^(1/12))" office:value-type="float" office:value="3.50769390096678">
            <text:p>3,5077</text:p>
          </table:table-cell>
          <table:table-cell/>
          <table:table-cell table:style-name="ce13" office:value-type="float" office:value="4">
            <text:p>4</text:p>
          </table:table-cell>
          <table:table-cell table:style-name="ce13" office:value-type="string">
            <text:p>E<text:span text:style-name="T2">b</text:span></text:p>
          </table:table-cell>
          <table:table-cell table:style-name="ce26" table:formula="of:=[.R62]-(([.$R$60]-[.$R$67])/7)" office:value-type="float" office:value="85.7142857142857">
            <text:p>85,7143</text:p>
          </table:table-cell>
          <table:table-cell office:value-type="string">
            <text:p>- 50 =</text:p>
          </table:table-cell>
          <table:table-cell table:style-name="ce26" table:formula="of:=[.R63]-50" office:value-type="float" office:value="35.7142857142857">
            <text:p>35,7143</text:p>
          </table:table-cell>
          <table:table-cell table:formula="of:=CONCATENATE(&quot; - &quot;;TEXT([.T64];&quot;0,0000&quot;);&quot; = &quot;)" office:value-type="string" office:string-value=" - 30,9524 = ">
            <text:p><text:s/>- 30,9524 = </text:p>
          </table:table-cell>
          <table:table-cell table:style-name="ce36" table:formula="of:=[.T63]-[.T64]" office:value-type="float" office:value="4.76190476190476">
            <text:p>4,761905</text:p>
          </table:table-cell>
          <table:table-cell table:style-name="ce34" table:formula="of:=CONCATENATE(&quot;/ &quot;;TEXT([.V64];&quot;0,000000&quot;);&quot; = &quot;)" office:value-type="string" office:string-value="/ 4,761905 = ">
            <text:p>/ 4,761905 = </text:p>
          </table:table-cell>
          <table:table-cell table:formula="of:=[.V63]/[.V64]" office:value-type="float" office:value="1">
            <text:p>1,0000000000</text:p>
          </table:table-cell>
          <table:table-cell table:style-name="Default" table:number-columns-repeated="2"/>
          <table:table-cell table:number-columns-repeated="209"/>
        </table:table-row>
        <table:table-row table:style-name="ro3">
          <table:table-cell table:number-columns-repeated="5"/>
          <table:table-cell table:style-name="ce13" office:value-type="float" office:value="60">
            <text:p>60</text:p>
          </table:table-cell>
          <table:table-cell table:style-name="ce13" office:value-type="string">
            <text:p>B</text:p>
          </table:table-cell>
          <table:table-cell table:style-name="ce17" table:formula="of:=(([.L64]-([.$L$5]-[.$C$26]))/[.$C$27])+[.$C$5]" office:value-type="float" office:value="17.1628257887517">
            <text:p>17,2</text:p>
          </table:table-cell>
          <table:table-cell table:style-name="ce20"/>
          <table:table-cell table:style-name="ce16" table:formula="of:=(([.N64]-([.$N$5]-[.$D$26]))/[.$D$27])+[.$C$5]" office:value-type="float" office:value="17.1895297857485">
            <text:p>17,2</text:p>
          </table:table-cell>
          <table:table-cell/>
          <table:table-cell table:formula="of:=[.L52]/2" office:value-type="float" office:value="3.29218106995885">
            <text:p>3,2922</text:p>
          </table:table-cell>
          <table:table-cell/>
          <table:table-cell table:formula="of:=[.N63]/(2^(1/12))" office:value-type="float" office:value="3.31082216987279">
            <text:p>3,3108</text:p>
          </table:table-cell>
          <table:table-cell/>
          <table:table-cell table:style-name="ce13" office:value-type="float" office:value="5">
            <text:p>5</text:p>
          </table:table-cell>
          <table:table-cell table:style-name="ce13" office:value-type="string">
            <text:p>E</text:p>
          </table:table-cell>
          <table:table-cell table:style-name="ce26" table:formula="of:=[.R63]-(([.$R$60]-[.$R$67])/7)" office:value-type="float" office:value="80.952380952381">
            <text:p>80,9524</text:p>
          </table:table-cell>
          <table:table-cell office:value-type="string">
            <text:p>- 50 =</text:p>
          </table:table-cell>
          <table:table-cell table:style-name="ce26" table:formula="of:=[.R64]-50" office:value-type="float" office:value="30.952380952381">
            <text:p>30,9524</text:p>
          </table:table-cell>
          <table:table-cell table:formula="of:=CONCATENATE(&quot; - &quot;;TEXT([.T65];&quot;0,0000&quot;);&quot; = &quot;)" office:value-type="string" office:string-value=" - 26,1905 = ">
            <text:p><text:s/>- 26,1905 = </text:p>
          </table:table-cell>
          <table:table-cell table:style-name="ce36" table:formula="of:=[.T64]-[.T65]" office:value-type="float" office:value="4.76190476190476">
            <text:p>4,761905</text:p>
          </table:table-cell>
          <table:table-cell table:style-name="ce34" table:formula="of:=CONCATENATE(&quot;/ &quot;;TEXT([.V65];&quot;0,000000&quot;);&quot; = &quot;)" office:value-type="string" office:string-value="/ 4,761905 = ">
            <text:p>/ 4,761905 = </text:p>
          </table:table-cell>
          <table:table-cell table:formula="of:=[.V64]/[.V65]" office:value-type="float" office:value="1">
            <text:p>1,0000000000</text:p>
          </table:table-cell>
          <table:table-cell table:style-name="Default" table:number-columns-repeated="2"/>
          <table:table-cell table:number-columns-repeated="209"/>
        </table:table-row>
        <table:table-row table:style-name="ro3">
          <table:table-cell table:number-columns-repeated="5"/>
          <table:table-cell table:style-name="ce13" office:value-type="float" office:value="61">
            <text:p>61</text:p>
          </table:table-cell>
          <table:table-cell table:style-name="ce13" office:value-type="string">
            <text:p>C</text:p>
          </table:table-cell>
          <table:table-cell table:style-name="ce17" table:formula="of:=(([.L65]-([.$L$5]-[.$C$26]))/[.$C$27])+[.$C$5]" office:value-type="float" office:value="16.9233333333333">
            <text:p>16,9</text:p>
          </table:table-cell>
          <table:table-cell table:style-name="ce20"/>
          <table:table-cell table:style-name="ce16" table:formula="of:=(([.N65]-([.$N$5]-[.$D$26]))/[.$D$27])+[.$C$5]" office:value-type="float" office:value="16.9233333333333">
            <text:p>16,9</text:p>
          </table:table-cell>
          <table:table-cell/>
          <table:table-cell table:formula="of:=[.L53]/2" office:value-type="float" office:value="3.125">
            <text:p>3,1250</text:p>
          </table:table-cell>
          <table:table-cell/>
          <table:table-cell table:formula="of:=[.N64]/(2^(1/12))" office:value-type="float" office:value="3.12499999999999">
            <text:p>3,1250</text:p>
          </table:table-cell>
          <table:table-cell/>
          <table:table-cell table:style-name="ce13" office:value-type="float" office:value="6">
            <text:p>6</text:p>
          </table:table-cell>
          <table:table-cell table:style-name="ce13" office:value-type="string">
            <text:p>F</text:p>
          </table:table-cell>
          <table:table-cell table:style-name="ce26" table:formula="of:=[.R64]-(([.$R$60]-[.$R$67])/7)" office:value-type="float" office:value="76.1904761904762">
            <text:p>76,1905</text:p>
          </table:table-cell>
          <table:table-cell office:value-type="string">
            <text:p>- 50 =</text:p>
          </table:table-cell>
          <table:table-cell table:style-name="ce26" table:formula="of:=[.R65]-50" office:value-type="float" office:value="26.1904761904762">
            <text:p>26,1905</text:p>
          </table:table-cell>
          <table:table-cell table:formula="of:=CONCATENATE(&quot; - &quot;;TEXT([.T66];&quot;0,0000&quot;);&quot; = &quot;)" office:value-type="string" office:string-value=" - 21,4286 = ">
            <text:p><text:s/>- 21,4286 = </text:p>
          </table:table-cell>
          <table:table-cell table:style-name="ce36" table:formula="of:=[.T65]-[.T66]" office:value-type="float" office:value="4.76190476190476">
            <text:p>4,761905</text:p>
          </table:table-cell>
          <table:table-cell table:style-name="ce34" table:formula="of:=CONCATENATE(&quot;/ &quot;;TEXT([.V66];&quot;0,000000&quot;);&quot; = &quot;)" office:value-type="string" office:string-value="/ 4,761905 = ">
            <text:p>/ 4,761905 = </text:p>
          </table:table-cell>
          <table:table-cell table:formula="of:=[.V65]/[.V66]" office:value-type="float" office:value="0.999999999999997">
            <text:p>1,0000000000</text:p>
          </table:table-cell>
          <table:table-cell table:style-name="Default" table:number-columns-repeated="2"/>
          <table:table-cell table:number-columns-repeated="209"/>
        </table:table-row>
        <table:table-row table:style-name="ro3">
          <table:table-cell table:number-columns-repeated="15"/>
          <table:table-cell table:style-name="ce13" office:value-type="float" office:value="7">
            <text:p>7</text:p>
          </table:table-cell>
          <table:table-cell table:style-name="ce13" office:value-type="string">
            <text:p>F<text:span text:style-name="T2">#</text:span></text:p>
          </table:table-cell>
          <table:table-cell table:style-name="ce26" table:formula="of:=[.R65]-(([.$R$60]-[.$R$67])/7)" office:value-type="float" office:value="71.4285714285714">
            <text:p>71,4286</text:p>
          </table:table-cell>
          <table:table-cell office:value-type="string">
            <text:p>- 50 =</text:p>
          </table:table-cell>
          <table:table-cell table:style-name="ce26" table:formula="of:=[.R66]-50" office:value-type="float" office:value="21.4285714285714">
            <text:p>21,4286</text:p>
          </table:table-cell>
          <table:table-cell table:formula="of:=CONCATENATE(&quot; - &quot;;TEXT([.T67];&quot;0,0000&quot;);&quot; = &quot;)" office:value-type="string" office:string-value=" - 16,6667 = ">
            <text:p><text:s/>- 16,6667 = </text:p>
          </table:table-cell>
          <table:table-cell table:style-name="ce36" table:formula="of:=[.T66]-[.T67]" office:value-type="float" office:value="4.76190476190477">
            <text:p>4,761905</text:p>
          </table:table-cell>
          <table:table-cell table:style-name="ce34" table:formula="of:=CONCATENATE(&quot;/ &quot;;TEXT([.V67];&quot;0,000000&quot;);&quot; = &quot;)" office:value-type="string" office:string-value="/ 3,333333 = ">
            <text:p>/ 3,333333 = </text:p>
          </table:table-cell>
          <table:table-cell table:formula="of:=[.V66]/[.V67]" office:value-type="float" office:value="1.42857142857143">
            <text:p>1,4285714286</text:p>
          </table:table-cell>
          <table:table-cell table:style-name="Default" table:number-columns-repeated="2"/>
          <table:table-cell table:number-columns-repeated="209"/>
        </table:table-row>
        <table:table-row table:style-name="ro3">
          <table:table-cell table:number-columns-repeated="15"/>
          <table:table-cell table:style-name="ce13" office:value-type="float" office:value="8">
            <text:p>8</text:p>
          </table:table-cell>
          <table:table-cell table:style-name="ce13" office:value-type="string">
            <text:p>G</text:p>
          </table:table-cell>
          <table:table-cell table:style-name="ce25" table:formula="of:=([.R72]/3)+[.R72]" office:value-type="float" office:value="66.6666666666667">
            <text:p>66,6667</text:p>
          </table:table-cell>
          <table:table-cell office:value-type="string">
            <text:p>- 50 =</text:p>
          </table:table-cell>
          <table:table-cell table:style-name="ce26" table:formula="of:=[.R67]-50" office:value-type="float" office:value="16.6666666666667">
            <text:p>16,6667</text:p>
          </table:table-cell>
          <table:table-cell table:formula="of:=CONCATENATE(&quot; - &quot;;TEXT([.T68];&quot;0,0000&quot;);&quot; = &quot;)" office:value-type="string" office:string-value=" - 13,3333 = ">
            <text:p><text:s/>- 13,3333 = </text:p>
          </table:table-cell>
          <table:table-cell table:style-name="ce36" table:formula="of:=[.T67]-[.T68]" office:value-type="float" office:value="3.33333333333334">
            <text:p>3,333333</text:p>
          </table:table-cell>
          <table:table-cell table:style-name="ce34" table:formula="of:=CONCATENATE(&quot;/ &quot;;TEXT([.V68];&quot;0,000000&quot;);&quot; = &quot;)" office:value-type="string" office:string-value="/ 3,333333 = ">
            <text:p>/ 3,333333 = </text:p>
          </table:table-cell>
          <table:table-cell table:formula="of:=[.V67]/[.V68]" office:value-type="float" office:value="1">
            <text:p>1,0000000000</text:p>
          </table:table-cell>
          <table:table-cell table:style-name="Default" table:number-columns-repeated="2"/>
          <table:table-cell table:number-columns-repeated="209"/>
        </table:table-row>
        <table:table-row table:style-name="ro3">
          <table:table-cell table:number-columns-repeated="15"/>
          <table:table-cell table:style-name="ce13" office:value-type="float" office:value="9">
            <text:p>9</text:p>
          </table:table-cell>
          <table:table-cell table:style-name="ce13" office:value-type="string">
            <text:p>G<text:span text:style-name="T2">#</text:span></text:p>
          </table:table-cell>
          <table:table-cell table:style-name="ce26" table:formula="of:=[.R67]-(([.$R$67]-[.$R$72])/5)" office:value-type="float" office:value="63.3333333333333">
            <text:p>63,3333</text:p>
          </table:table-cell>
          <table:table-cell office:value-type="string">
            <text:p>- 50 =</text:p>
          </table:table-cell>
          <table:table-cell table:style-name="ce26" table:formula="of:=[.R68]-50" office:value-type="float" office:value="13.3333333333333">
            <text:p>13,3333</text:p>
          </table:table-cell>
          <table:table-cell table:formula="of:=CONCATENATE(&quot; - &quot;;TEXT([.T69];&quot;0,0000&quot;);&quot; = &quot;)" office:value-type="string" office:string-value=" - 10,0000 = ">
            <text:p><text:s/>- 10,0000 = </text:p>
          </table:table-cell>
          <table:table-cell table:style-name="ce36" table:formula="of:=[.T68]-[.T69]" office:value-type="float" office:value="3.33333333333334">
            <text:p>3,333333</text:p>
          </table:table-cell>
          <table:table-cell table:style-name="ce34" table:formula="of:=CONCATENATE(&quot;/ &quot;;TEXT([.V69];&quot;0,000000&quot;);&quot; = &quot;)" office:value-type="string" office:string-value="/ 3,333333 = ">
            <text:p>/ 3,333333 = </text:p>
          </table:table-cell>
          <table:table-cell table:formula="of:=[.V68]/[.V69]" office:value-type="float" office:value="1">
            <text:p>1,0000000000</text:p>
          </table:table-cell>
          <table:table-cell table:style-name="Default" table:number-columns-repeated="2"/>
          <table:table-cell table:number-columns-repeated="209"/>
        </table:table-row>
        <table:table-row table:style-name="ro3">
          <table:table-cell table:number-columns-repeated="15"/>
          <table:table-cell table:style-name="ce13" office:value-type="float" office:value="10">
            <text:p>10</text:p>
          </table:table-cell>
          <table:table-cell table:style-name="ce13" office:value-type="string">
            <text:p>A</text:p>
          </table:table-cell>
          <table:table-cell table:style-name="ce26" table:formula="of:=[.R68]-(([.$R$67]-[.$R$72])/5)" office:value-type="float" office:value="60">
            <text:p>60,0000</text:p>
          </table:table-cell>
          <table:table-cell office:value-type="string">
            <text:p>- 50 =</text:p>
          </table:table-cell>
          <table:table-cell table:style-name="ce26" table:formula="of:=[.R69]-50" office:value-type="float" office:value="10">
            <text:p>10,0000</text:p>
          </table:table-cell>
          <table:table-cell table:formula="of:=CONCATENATE(&quot; - &quot;;TEXT([.T70];&quot;0,0000&quot;);&quot; = &quot;)" office:value-type="string" office:string-value=" - 6,6667 = ">
            <text:p><text:s/>- 6,6667 = </text:p>
          </table:table-cell>
          <table:table-cell table:style-name="ce36" table:formula="of:=[.T69]-[.T70]" office:value-type="float" office:value="3.33333333333334">
            <text:p>3,333333</text:p>
          </table:table-cell>
          <table:table-cell table:style-name="ce34" table:formula="of:=CONCATENATE(&quot;/ &quot;;TEXT([.V70];&quot;0,000000&quot;);&quot; = &quot;)" office:value-type="string" office:string-value="/ 3,333333 = ">
            <text:p>/ 3,333333 = </text:p>
          </table:table-cell>
          <table:table-cell table:formula="of:=[.V69]/[.V70]" office:value-type="float" office:value="1">
            <text:p>1,0000000000</text:p>
          </table:table-cell>
          <table:table-cell table:style-name="Default" table:number-columns-repeated="2"/>
          <table:table-cell table:number-columns-repeated="209"/>
        </table:table-row>
        <table:table-row table:style-name="ro3">
          <table:table-cell table:number-columns-repeated="15"/>
          <table:table-cell table:style-name="ce13" office:value-type="float" office:value="11">
            <text:p>11</text:p>
          </table:table-cell>
          <table:table-cell table:style-name="ce13" office:value-type="string">
            <text:p>B<text:span text:style-name="T2">b</text:span></text:p>
          </table:table-cell>
          <table:table-cell table:style-name="ce26" table:formula="of:=[.R69]-(([.$R$67]-[.$R$72])/5)" office:value-type="float" office:value="56.6666666666667">
            <text:p>56,6667</text:p>
          </table:table-cell>
          <table:table-cell office:value-type="string">
            <text:p>- 50 =</text:p>
          </table:table-cell>
          <table:table-cell table:style-name="ce26" table:formula="of:=[.R70]-50" office:value-type="float" office:value="6.66666666666666">
            <text:p>6,6667</text:p>
          </table:table-cell>
          <table:table-cell table:formula="of:=CONCATENATE(&quot; - &quot;;TEXT([.T71];&quot;0,0000&quot;);&quot; = &quot;)" office:value-type="string" office:string-value=" - 3,3333 = ">
            <text:p><text:s/>- 3,3333 = </text:p>
          </table:table-cell>
          <table:table-cell table:style-name="ce36" table:formula="of:=[.T70]-[.T71]" office:value-type="float" office:value="3.33333333333334">
            <text:p>3,333333</text:p>
          </table:table-cell>
          <table:table-cell table:style-name="ce34" table:formula="of:=CONCATENATE(&quot;/ &quot;;TEXT([.V71];&quot;0,000000&quot;);&quot; = &quot;)" office:value-type="string" office:string-value="/ 3,333333 = ">
            <text:p>/ 3,333333 = </text:p>
          </table:table-cell>
          <table:table-cell table:formula="of:=[.V70]/[.V71]" office:value-type="float" office:value="1">
            <text:p>1,0000000000</text:p>
          </table:table-cell>
          <table:table-cell table:style-name="Default" table:number-columns-repeated="2"/>
          <table:table-cell table:number-columns-repeated="209"/>
        </table:table-row>
        <table:table-row table:style-name="ro3">
          <table:table-cell table:number-columns-repeated="15"/>
          <table:table-cell table:style-name="ce13" office:value-type="float" office:value="12">
            <text:p>12</text:p>
          </table:table-cell>
          <table:table-cell table:style-name="ce13" office:value-type="string">
            <text:p>B</text:p>
          </table:table-cell>
          <table:table-cell table:style-name="ce26" table:formula="of:=[.R70]-(([.$R$67]-[.$R$72])/5)" office:value-type="float" office:value="53.3333333333333">
            <text:p>53,3333</text:p>
          </table:table-cell>
          <table:table-cell office:value-type="string">
            <text:p>- 50 =</text:p>
          </table:table-cell>
          <table:table-cell table:style-name="ce26" table:formula="of:=[.R71]-50" office:value-type="float" office:value="3.33333333333333">
            <text:p>3,3333</text:p>
          </table:table-cell>
          <table:table-cell table:formula="of:=CONCATENATE(&quot; - &quot;;TEXT([.T72];&quot;0,0000&quot;);&quot; = &quot;)" office:value-type="string" office:string-value=" - 0,0000 = ">
            <text:p><text:s/>- 0,0000 = </text:p>
          </table:table-cell>
          <table:table-cell table:style-name="ce36" table:formula="of:=[.T71]-[.T72]" office:value-type="float" office:value="3.33333333333333">
            <text:p>3,333333</text:p>
          </table:table-cell>
          <table:table-cell table:style-name="ce34" table:formula="of:=CONCATENATE(&quot;/ &quot;;TEXT([.V72];&quot;0,000000&quot;);&quot; = &quot;)" office:value-type="string" office:string-value="/ 2,380952 = ">
            <text:p>/ 2,380952 = </text:p>
          </table:table-cell>
          <table:table-cell table:formula="of:=[.V71]/[.V72]" office:value-type="float" office:value="1.4">
            <text:p>1,4000000000</text:p>
          </table:table-cell>
          <table:table-cell table:style-name="Default" table:number-columns-repeated="2"/>
          <table:table-cell table:number-columns-repeated="209"/>
        </table:table-row>
        <table:table-row table:style-name="ro3">
          <table:table-cell table:number-columns-repeated="15"/>
          <table:table-cell table:style-name="ce13" office:value-type="float" office:value="13">
            <text:p>13</text:p>
          </table:table-cell>
          <table:table-cell table:style-name="ce13" office:value-type="string">
            <text:p>C</text:p>
          </table:table-cell>
          <table:table-cell table:style-name="ce25" table:formula="of:=[.R60]/2" office:value-type="float" office:value="50">
            <text:p>50,0000</text:p>
          </table:table-cell>
          <table:table-cell office:value-type="string">
            <text:p>- 50 =</text:p>
          </table:table-cell>
          <table:table-cell table:style-name="ce26" table:formula="of:=[.R72]-50" office:value-type="float" office:value="0">
            <text:p>0,0000</text:p>
          </table:table-cell>
          <table:table-cell table:formula="of:=CONCATENATE(TEXT([.V60];&quot;0,000000&quot;);&quot; / 2 = &quot;)" office:value-type="string" office:string-value="4,761905 / 2 = ">
            <text:p>4,761905 / 2 = </text:p>
          </table:table-cell>
          <table:table-cell table:style-name="ce36" table:formula="of:=[.V60]/2" office:value-type="float" office:value="2.38095238095238">
            <text:p>2,380952</text:p>
          </table:table-cell>
          <table:table-cell table:style-name="ce36"/>
          <table:table-cell table:number-columns-repeated="212"/>
        </table:table-row>
        <table:table-row table:style-name="ro3" table:number-rows-repeated="65463">
          <table:table-cell table:number-columns-repeated="235"/>
        </table:table-row>
        <table:table-row table:style-name="ro3">
          <table:table-cell table:number-columns-repeated="2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13">
      <number:number number:decimal-places="4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5" number:min-integer-digits="1"/>
    </number:number-style>
    <number:number-style style:name="N116">
      <number:number number:decimal-places="1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8" number:min-integer-digits="1"/>
    </number:number-style>
    <number:number-style style:name="N120">
      <number:number number:decimal-places="11" number:min-integer-digits="1"/>
    </number:number-style>
    <number:number-style style:name="N121">
      <number:number number:decimal-places="0" number:min-integer-digits="0">
        <number:embedded-text number:position="3">.</number:embedded-text>
      </number:number>
    </number:number-style>
    <number:number-style style:name="N122">
      <number:number number:decimal-places="3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9" number:min-integer-digits="1"/>
    </number:number-style>
    <number:number-style style:name="N125">
      <number:number number:decimal-places="12" number:min-integer-digits="1"/>
    </number:number-style>
    <number:number-style style:name="N126">
      <number:number number:decimal-places="13" number:min-integer-digits="1"/>
    </number:number-style>
    <number:number-style style:name="N127">
      <number:number number:decimal-places="14" number:min-integer-digits="1"/>
    </number:number-style>
    <number:number-style style:name="N128">
      <number:number number:decimal-places="16" number:min-integer-digits="1"/>
    </number:number-style>
    <number:number-style style:name="N129">
      <number:number number:decimal-places="17" number:min-integer-digits="1"/>
    </number:number-style>
    <number:number-style style:name="N130">
      <number:number number:decimal-places="18" number:min-integer-digits="1"/>
    </number:number-style>
    <number:number-style style:name="N131">
      <number:number number:decimal-places="19" number:min-integer-digits="1"/>
    </number:number-style>
    <number:number-style style:name="N132">
      <number:number number:decimal-places="20" number:min-integer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 105 210h-210z"/>
    <draw:stroke-dash draw:name="Dash_20_1" draw:display-name="Dash 1" draw:style="rect" draw:dots1="1" draw:dots1-length="0.026cm" draw:distance="0.026cm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8">18/12/2009</text:date>, <text:time>22:5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aphique" style:display-name="PageStyle_Graphiqu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Sébastien Cosson</meta:initial-creator>
    <meta:creation-date>2006-04-04T19:47:50</meta:creation-date>
    <dc:date>2009-12-18T22:52:59</dc:date>
    <meta:print-date>1601-01-01T02:06:31</meta:print-date>
    <dc:language>fr-FR</dc:language>
    <meta:editing-cycles>40</meta:editing-cycles>
    <meta:editing-duration>PT15H40M57S</meta:editing-duration>
    <meta:document-statistic meta:table-count="1" meta:cell-count="934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=</math:mo>
      <math:mrow>
        <math:mrow>
          <math:mo math:stretchy="false"></math:mo>
          <math:mfrac>
            <math:mi math:fontstyle="italic">L2</math:mi>
            <math:mrow>
              <math:mo math:stretchy="false"></math:mo>
              <math:mfrac>
                <math:mi math:fontstyle="italic">L1</math:mi>
                <math:mrow>
                  <math:mo math:stretchy="false"></math:mo>
                  <math:mrow>
                    <math:mi>A</math:mi>
                    <math:mo math:stretchy="false">−</math:mo>
                    <math:mi>C</math:mi>
                  </math:mrow>
                  <math:mo math:stretchy="false"></math:mo>
                </math:mrow>
              </math:mfrac>
              <math:mo math:stretchy="false"></math:mo>
            </math:mrow>
          </math:mfrac>
          <math:mo math:stretchy="false"></math:mo>
        </math:mrow>
        <math:mo math:stretchy="false"></math:mo>
        <math:mi>C</math:mi>
      </math:mrow>
    </math:mrow>
    <math:annotation math:encoding="StarMath 5.0">B = (L2 over (L1 over (A-C))) + C</math:annotation>
  </math:semantics>
</math:math>
</file>